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66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7575in"/>
    </style:style>
    <style:style style:name="co9" style:family="table-column">
      <style:table-column-properties fo:break-before="auto" style:column-width="0.6661in"/>
    </style:style>
    <style:style style:name="co10" style:family="table-column">
      <style:table-column-properties fo:break-before="auto" style:column-width="0.9437in"/>
    </style:style>
    <style:style style:name="co11" style:family="table-column">
      <style:table-column-properties fo:break-before="auto" style:column-width="1.2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8f2a1"/>
    </style:style>
    <style:style style:name="ce13" style:family="table-cell" style:parent-style-name="Default">
      <style:table-cell-properties fo:border-bottom="none" fo:background-color="#81d41a" fo:border-left="1.25pt solid #000000" fo:border-right="none" fo:border-top="1.25pt solid #000000"/>
    </style:style>
    <style:style style:name="ce14" style:family="table-cell" style:parent-style-name="Default">
      <style:table-cell-properties fo:border-bottom="none" fo:background-color="#81d41a" fo:border-left="1.25pt solid #000000" fo:border-right="none" fo:border-top="none"/>
    </style:style>
    <style:style style:name="ce17" style:family="table-cell" style:parent-style-name="Default">
      <style:table-cell-properties fo:border-bottom="1.25pt solid #000000" fo:background-color="#81d41a" fo:border-left="1.25pt solid #000000" fo:border-right="none" fo:border-top="none"/>
    </style:style>
    <style:style style:name="ce18" style:family="table-cell" style:parent-style-name="Default">
      <style:table-cell-properties fo:border-bottom="none" fo:background-color="#ffff00" fo:border-left="1.25pt solid #000000" fo:border-right="none" fo:border-top="1.25pt solid #000000"/>
    </style:style>
    <style:style style:name="ce19" style:family="table-cell" style:parent-style-name="Default">
      <style:table-cell-properties fo:border-bottom="none" fo:background-color="#ffff00" fo:border-left="1.25pt solid #000000" fo:border-right="none" fo:border-top="none"/>
    </style:style>
    <style:style style:name="ce20" style:family="table-cell" style:parent-style-name="Default">
      <style:table-cell-properties fo:border-bottom="1.25pt solid #000000" fo:background-color="#ffff00" fo:border-left="1.25pt solid #000000" fo:border-right="none" fo:border-top="none"/>
    </style:style>
    <style:style style:name="ce21" style:family="table-cell" style:parent-style-name="Default">
      <style:table-cell-properties fo:border-bottom="1.25pt solid #000000" fo:background-color="#ffff00" fo:border-left="1.25pt solid #000000" fo:border-right="none" fo:border-top="none"/>
      <style:text-properties fo:color="#c9211e"/>
    </style:style>
    <style:style style:name="ce7" style:family="table-cell" style:parent-style-name="Default" style:data-style-name="N2">
      <style:table-cell-properties fo:background-color="#e8f2a1" style:text-align-source="fix" style:repeat-content="false"/>
      <style:paragraph-properties fo:text-align="end" fo:margin-left="0in"/>
    </style:style>
    <style:style style:name="ce23" style:family="table-cell" style:parent-style-name="Default" style:data-style-name="N2">
      <style:table-cell-properties fo:border-bottom="none" fo:background-color="#81d41a" style:text-align-source="fix" style:repeat-content="false" fo:border-left="none" fo:border-right="none" fo:border-top="1.25pt solid #000000"/>
      <style:paragraph-properties fo:text-align="end" fo:margin-left="0in"/>
    </style:style>
    <style:style style:name="ce24" style:family="table-cell" style:parent-style-name="Default" style:data-style-name="N2">
      <style:table-cell-properties fo:background-color="#81d41a" style:text-align-source="fix" style:repeat-content="false"/>
      <style:paragraph-properties fo:text-align="end" fo:margin-left="0in"/>
    </style:style>
    <style:style style:name="ce25" style:family="table-cell" style:parent-style-name="Default" style:data-style-name="N2">
      <style:table-cell-properties fo:border-bottom="1.25pt solid #000000" fo:background-color="#81d41a" style:text-align-source="fix" style:repeat-content="false" fo:border-left="none" fo:border-right="none" fo:border-top="none"/>
      <style:paragraph-properties fo:text-align="end" fo:margin-left="0in"/>
    </style:style>
    <style:style style:name="ce26" style:family="table-cell" style:parent-style-name="Default" style:data-style-name="N2">
      <style:table-cell-properties fo:border-bottom="none" fo:background-color="#ffff00" style:text-align-source="fix" style:repeat-content="false" fo:border-left="none" fo:border-right="none" fo:border-top="1.25pt solid #000000"/>
      <style:paragraph-properties fo:text-align="end" fo:margin-left="0in"/>
    </style:style>
    <style:style style:name="ce8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1.25pt solid #000000" fo:background-color="#ffff00" style:text-align-source="fix" style:repeat-content="false" fo:border-left="none" fo:border-right="none" fo:border-top="none"/>
      <style:paragraph-properties fo:text-align="end" fo:margin-left="0in"/>
    </style:style>
    <style:style style:name="ce29" style:family="table-cell" style:parent-style-name="Default" style:data-style-name="N2">
      <style:table-cell-properties fo:border-bottom="1.25pt solid #000000" fo:background-color="#ffff00" style:text-align-source="fix" style:repeat-content="false" fo:border-left="none" fo:border-right="none" fo:border-top="none"/>
      <style:paragraph-properties fo:text-align="end" fo:margin-left="0in"/>
      <style:text-properties fo:color="#c9211e"/>
    </style:style>
    <style:style style:name="ce30" style:family="table-cell" style:parent-style-name="Default">
      <style:table-cell-properties fo:border-bottom="none" fo:background-color="#81d41a" fo:border-left="none" fo:border-right="none" fo:border-top="1.25pt solid #000000"/>
    </style:style>
    <style:style style:name="ce31" style:family="table-cell" style:parent-style-name="Default">
      <style:table-cell-properties fo:background-color="#81d41a"/>
    </style:style>
    <style:style style:name="ce32" style:family="table-cell" style:parent-style-name="Default">
      <style:table-cell-properties fo:border-bottom="1.25pt solid #000000" fo:background-color="#81d41a" fo:border-left="none" fo:border-right="none" fo:border-top="none"/>
    </style:style>
    <style:style style:name="ce33" style:family="table-cell" style:parent-style-name="Default">
      <style:table-cell-properties fo:border-bottom="none" fo:background-color="#ffff00" fo:border-left="none" fo:border-right="none" fo:border-top="1.25pt solid #000000"/>
    </style:style>
    <style:style style:name="ce6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order-bottom="1.25pt solid #000000" fo:background-color="#ffff00" fo:border-left="none" fo:border-right="none" fo:border-top="none"/>
    </style:style>
    <style:style style:name="ce36" style:family="table-cell" style:parent-style-name="Default">
      <style:table-cell-properties fo:border-bottom="1.25pt solid #000000" fo:background-color="#ffff00" fo:border-left="none" fo:border-right="none" fo:border-top="none"/>
      <style:text-properties fo:color="#c9211e"/>
    </style:style>
    <style:style style:name="ce37" style:family="table-cell" style:parent-style-name="Default">
      <style:table-cell-properties fo:border-bottom="none" fo:background-color="#81d41a" fo:border-left="none" fo:border-right="1.25pt solid #000000" fo:border-top="1.25pt solid #000000"/>
    </style:style>
    <style:style style:name="ce38" style:family="table-cell" style:parent-style-name="Default">
      <style:table-cell-properties fo:border-bottom="none" fo:background-color="#81d41a" fo:border-left="none" fo:border-right="1.25pt solid #000000" fo:border-top="none"/>
    </style:style>
    <style:style style:name="ce39" style:family="table-cell" style:parent-style-name="Default">
      <style:table-cell-properties fo:border-bottom="1.25pt solid #000000" fo:background-color="#81d41a" fo:border-left="none" fo:border-right="1.25pt solid #000000" fo:border-top="none"/>
    </style:style>
    <style:style style:name="ce40" style:family="table-cell" style:parent-style-name="Default">
      <style:table-cell-properties fo:border-bottom="none" fo:background-color="#ffff00" fo:border-left="none" fo:border-right="1.25pt solid #000000" fo:border-top="1.25pt solid #000000"/>
    </style:style>
    <style:style style:name="ce41" style:family="table-cell" style:parent-style-name="Default">
      <style:table-cell-properties fo:border-bottom="none" fo:background-color="#ffff00" fo:border-left="none" fo:border-right="1.25pt solid #000000" fo:border-top="none"/>
    </style:style>
    <style:style style:name="ce42" style:family="table-cell" style:parent-style-name="Default">
      <style:table-cell-properties fo:border-bottom="1.25pt solid #000000" fo:background-color="#ffff00" fo:border-left="none" fo:border-right="1.25pt solid #000000" fo:border-top="none"/>
    </style:style>
    <style:style style:name="ce43" style:family="table-cell" style:parent-style-name="Default">
      <style:table-cell-properties fo:border-bottom="1.25pt solid #000000" fo:background-color="#ffff00" fo:border-left="none" fo:border-right="1.25pt solid #000000" fo:border-top="none"/>
      <style:text-properties fo:color="#c9211e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transparent"/>
    </style:style>
    <style:style style:name="ce16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</style:style>
    <style:style style:name="ce4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w-result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4" office:value-type="string" calcext:value-type="string">
            <text:p>Genus</text:p>
          </table:table-cell>
          <table:table-cell table:style-name="ce9" office:value-type="string" calcext:value-type="string">
            <text:p>MOTU</text:p>
          </table:table-cell>
          <table:table-cell table:style-name="ce9" office:value-type="string" calcext:value-type="string">
            <text:p>MALT</text:p>
          </table:table-cell>
          <table:table-cell table:style-name="ce9" office:value-type="string" calcext:value-type="string">
            <text:p>QIIME1</text:p>
          </table:table-cell>
          <table:table-cell table:style-name="ce9" office:value-type="string" calcext:value-type="string">
            <text:p>DADA2</text:p>
          </table:table-cell>
          <table:table-cell table:style-name="ce4" office:value-type="string" calcext:value-type="string">
            <text:p>#16S</text:p>
          </table:table-cell>
          <table:table-cell table:style-name="ce4" table:number-columns-repeated="57"/>
          <table:table-cell table:style-name="ce11" table:number-columns-repeated="961"/>
        </table:table-row>
        <table:table-row table:style-name="ro2">
          <table:table-cell office:value-type="string" calcext:value-type="string">
            <text:p>g__Abiotrophia</text:p>
          </table:table-cell>
          <table:table-cell office:value-type="float" office:value="0.00001432762" calcext:value-type="float">
            <text:p>0.00</text:p>
          </table:table-cell>
          <table:table-cell office:value-type="float" office:value="0.00195853036581612" calcext:value-type="float">
            <text:p>0.00</text:p>
          </table:table-cell>
          <table:table-cell office:value-type="float" office:value="0.00355859905622048" calcext:value-type="float">
            <text:p>0.00</text:p>
          </table:table-cell>
          <table:table-cell office:value-type="float" office:value="0.00222284570769884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etivibrio</text:p>
          </table:table-cell>
          <table:table-cell office:value-type="string" calcext:value-type="string">
            <text:p>NA</text:p>
          </table:table-cell>
          <table:table-cell office:value-type="float" office:value="0.0226049002241025" calcext:value-type="float">
            <text:p>0.02</text:p>
          </table:table-cell>
          <table:table-cell office:value-type="float" office:value="0.000019997410335361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etobacter</text:p>
          </table:table-cell>
          <table:table-cell office:value-type="float" office:value="0.000283977917777778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etobacterium</text:p>
          </table:table-cell>
          <table:table-cell office:value-type="float" office:value="0.00001149503111111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12125665547467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holeplasm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idaminococcus</text:p>
          </table:table-cell>
          <table:table-cell office:value-type="float" office:value="0.0011709386133333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330890808172981" calcext:value-type="float">
            <text:p>0.33</text:p>
          </table:table-cell>
          <table:table-cell office:value-type="float" office:value="0.402658977219906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idiphilium</text:p>
          </table:table-cell>
          <table:table-cell office:value-type="float" office:value="0.00000952818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idovorax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492828294493371" calcext:value-type="float">
            <text:p>0.00</text:p>
          </table:table-cell>
          <table:table-cell office:value-type="float" office:value="0.000165945219823484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inetobacter</text:p>
          </table:table-cell>
          <table:table-cell office:value-type="float" office:value="0.000446720882222222" calcext:value-type="float">
            <text:p>0.00</text:p>
          </table:table-cell>
          <table:table-cell office:value-type="float" office:value="0.000541719270480682" calcext:value-type="float">
            <text:p>0.00</text:p>
          </table:table-cell>
          <table:table-cell office:value-type="float" office:value="0.00415700859399265" calcext:value-type="float">
            <text:p>0.00</text:p>
          </table:table-cell>
          <table:table-cell office:value-type="float" office:value="0.00391066617980084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tino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46269702323282" calcext:value-type="float">
            <text:p>0.03</text:p>
          </table:table-cell>
          <table:table-cell office:value-type="float" office:value="0.000654210498770084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tinobaculum</text:p>
          </table:table-cell>
          <table:table-cell office:value-type="float" office:value="0.00002093284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tinomyces</text:p>
          </table:table-cell>
          <table:table-cell office:value-type="float" office:value="0.0005177323" calcext:value-type="float">
            <text:p>0.00</text:p>
          </table:table-cell>
          <table:table-cell office:value-type="float" office:value="0.00648501413832266" calcext:value-type="float">
            <text:p>0.01</text:p>
          </table:table-cell>
          <table:table-cell office:value-type="float" office:value="0.0124323517251488" calcext:value-type="float">
            <text:p>0.01</text:p>
          </table:table-cell>
          <table:table-cell office:value-type="float" office:value="0.0101711176915678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tinotign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65852401719406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dhaeri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dlercreutzia</text:p>
          </table:table-cell>
          <table:table-cell office:value-type="float" office:value="0.00088973941777777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2012357418359" calcext:value-type="float">
            <text:p>0.00</text:p>
          </table:table-cell>
          <table:table-cell office:value-type="float" office:value="0.0000686244156696991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er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821057786340238" calcext:value-type="float">
            <text:p>0.00</text:p>
          </table:table-cell>
          <table:table-cell office:value-type="float" office:value="0.0000755847312618227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ero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93650585976532" calcext:value-type="float">
            <text:p>0.00</text:p>
          </table:table-cell>
          <table:table-cell office:value-type="float" office:value="0.00013069742761323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fip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222835277431372" calcext:value-type="float">
            <text:p>0.00</text:p>
          </table:table-cell>
          <table:table-cell office:value-type="float" office:value="0.00118944626789814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ggregatibacter</text:p>
          </table:table-cell>
          <table:table-cell office:value-type="float" office:value="0.0000017110333333333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241376180797667" calcext:value-type="float">
            <text:p>0.00</text:p>
          </table:table-cell>
          <table:table-cell office:value-type="float" office:value="0.0000820937181886842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gromyc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kkermansia</text:p>
          </table:table-cell>
          <table:table-cell office:value-type="float" office:value="0.00570861976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1.05233610355351" calcext:value-type="float">
            <text:p>1.05</text:p>
          </table:table-cell>
          <table:table-cell office:value-type="float" office:value="0.884846643084551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lcaligenes</text:p>
          </table:table-cell>
          <table:table-cell office:value-type="string" calcext:value-type="string">
            <text:p>NA</text:p>
          </table:table-cell>
          <table:table-cell office:value-type="float" office:value="0.000302055487593071" calcext:value-type="float">
            <text:p>0.00</text:p>
          </table:table-cell>
          <table:table-cell office:value-type="float" office:value="0.000646212160172156" calcext:value-type="float">
            <text:p>0.00</text:p>
          </table:table-cell>
          <table:table-cell office:value-type="float" office:value="0.000388338711232555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licycliphi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lishewan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89699593817814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listipes</text:p>
          </table:table-cell>
          <table:table-cell office:value-type="float" office:value="0.0182738492444444" calcext:value-type="float">
            <text:p>0.02</text:p>
          </table:table-cell>
          <table:table-cell office:value-type="float" office:value="0.488595192064929" calcext:value-type="float">
            <text:p>0.49</text:p>
          </table:table-cell>
          <table:table-cell office:value-type="float" office:value="0.797134572298473" calcext:value-type="float">
            <text:p>0.80</text:p>
          </table:table-cell>
          <table:table-cell office:value-type="float" office:value="0.958778886311944" calcext:value-type="float">
            <text:p>0.9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lkali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llobacul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20510108820095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lloi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lloprevotella</text:p>
          </table:table-cell>
          <table:table-cell office:value-type="string" calcext:value-type="string">
            <text:p>NA</text:p>
          </table:table-cell>
          <table:table-cell office:value-type="float" office:value="0.210946445102847" calcext:value-type="float">
            <text:p>0.21</text:p>
          </table:table-cell>
          <table:table-cell office:value-type="float" office:value="0.242314244233665" calcext:value-type="float">
            <text:p>0.24</text:p>
          </table:table-cell>
          <table:table-cell office:value-type="float" office:value="0.231816464060895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lloscardovia</text:p>
          </table:table-cell>
          <table:table-cell office:value-type="float" office:value="0.000038337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596586384161948" calcext:value-type="float">
            <text:p>0.01</text:p>
          </table:table-cell>
          <table:table-cell office:value-type="float" office:value="0.00603315498623669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aerobiospirillum</text:p>
          </table:table-cell>
          <table:table-cell office:value-type="float" office:value="0.00012311598" calcext:value-type="float">
            <text:p>0.00</text:p>
          </table:table-cell>
          <table:table-cell office:value-type="float" office:value="0.00300822965684696" calcext:value-type="float">
            <text:p>0.00</text:p>
          </table:table-cell>
          <table:table-cell office:value-type="float" office:value="0.00362992662362611" calcext:value-type="float">
            <text:p>0.00</text:p>
          </table:table-cell>
          <table:table-cell office:value-type="float" office:value="0.00274991677883433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aerococcus</text:p>
          </table:table-cell>
          <table:table-cell office:value-type="float" office:value="0.0000055971155555555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269622888497102" calcext:value-type="float">
            <text:p>0.00</text:p>
          </table:table-cell>
          <table:table-cell office:value-type="float" office:value="0.0021890977695619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aerofustis</text:p>
          </table:table-cell>
          <table:table-cell office:value-type="float" office:value="0.00000653258444444444" calcext:value-type="float">
            <text:p>0.00</text:p>
          </table:table-cell>
          <table:table-cell office:value-type="float" office:value="0.00026492683912874" calcext:value-type="float">
            <text:p>0.00</text:p>
          </table:table-cell>
          <table:table-cell office:value-type="float" office:value="0.0116023712058573" calcext:value-type="float">
            <text:p>0.01</text:p>
          </table:table-cell>
          <table:table-cell office:value-type="float" office:value="0.012309223993386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aeroglob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83497392396006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aeromassilibacillus</text:p>
          </table:table-cell>
          <table:table-cell office:value-type="float" office:value="0.000143868822222222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aerostipes</text:p>
          </table:table-cell>
          <table:table-cell office:value-type="float" office:value="0.0179017319533333" calcext:value-type="float">
            <text:p>0.02</text:p>
          </table:table-cell>
          <table:table-cell office:value-type="float" office:value="2.54279109906322" calcext:value-type="float">
            <text:p>2.54</text:p>
          </table:table-cell>
          <table:table-cell office:value-type="float" office:value="3.16872354100769" calcext:value-type="float">
            <text:p>3.17</text:p>
          </table:table-cell>
          <table:table-cell office:value-type="float" office:value="2.66200380644251" calcext:value-type="float">
            <text:p>2.6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aerotruncus</text:p>
          </table:table-cell>
          <table:table-cell office:value-type="float" office:value="0.00074423944" calcext:value-type="float">
            <text:p>0.00</text:p>
          </table:table-cell>
          <table:table-cell office:value-type="float" office:value="0.386624054514154" calcext:value-type="float">
            <text:p>0.39</text:p>
          </table:table-cell>
          <table:table-cell office:value-type="float" office:value="0.403144496971561" calcext:value-type="float">
            <text:p>0.40</text:p>
          </table:table-cell>
          <table:table-cell office:value-type="float" office:value="0.0107179612808645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aerovibrio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aerovorax</text:p>
          </table:table-cell>
          <table:table-cell office:value-type="string" calcext:value-type="string">
            <text:p>NA</text:p>
          </table:table-cell>
          <table:table-cell office:value-type="float" office:value="0.0026312955472535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oxy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60628327737338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rcobacter</text:p>
          </table:table-cell>
          <table:table-cell office:value-type="float" office:value="0.0000014337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0359708607251438" calcext:value-type="float">
            <text:p>0.00</text:p>
          </table:table-cell>
          <table:table-cell office:value-type="float" office:value="0.0000456076212159358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rsenophon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rthr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71437385131931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topobium</text:p>
          </table:table-cell>
          <table:table-cell office:value-type="float" office:value="0.000045863933333333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322609489974169" calcext:value-type="float">
            <text:p>0.00</text:p>
          </table:table-cell>
          <table:table-cell office:value-type="float" office:value="0.00296068369064027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top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zoar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zorhizob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zospirillum</text:p>
          </table:table-cell>
          <table:table-cell office:value-type="float" office:value="0.0023735680088888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acillus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949761262262854" calcext:value-type="float">
            <text:p>0.00</text:p>
          </table:table-cell>
          <table:table-cell office:value-type="float" office:value="0.000312372528174887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acteria gen. incertae sedis</text:p>
          </table:table-cell>
          <table:table-cell office:value-type="float" office:value="0.00706464384444444" calcext:value-type="float">
            <text:p>0.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acteroidales gen. [C Bacteroides/Porphyromonas/Parabacteroides]</text:p>
          </table:table-cell>
          <table:table-cell office:value-type="float" office:value="0.00711372337555556" calcext:value-type="float">
            <text:p>0.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acteroides</text:p>
          </table:table-cell>
          <table:table-cell office:value-type="float" office:value="0.109059026237778" calcext:value-type="float">
            <text:p>0.11</text:p>
          </table:table-cell>
          <table:table-cell office:value-type="float" office:value="4.95953305631753" calcext:value-type="float">
            <text:p>4.96</text:p>
          </table:table-cell>
          <table:table-cell office:value-type="float" office:value="8.82632705453184" calcext:value-type="float">
            <text:p>8.83</text:p>
          </table:table-cell>
          <table:table-cell office:value-type="float" office:value="9.0490867265646" calcext:value-type="float">
            <text:p>9.0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arnesiella</text:p>
          </table:table-cell>
          <table:table-cell office:value-type="float" office:value="0.00346918842" calcext:value-type="float">
            <text:p>0.00</text:p>
          </table:table-cell>
          <table:table-cell office:value-type="float" office:value="0.0381926480648423" calcext:value-type="float">
            <text:p>0.04</text:p>
          </table:table-cell>
          <table:table-cell office:value-type="float" office:value="0.0143571779932197" calcext:value-type="float">
            <text:p>0.01</text:p>
          </table:table-cell>
          <table:table-cell office:value-type="float" office:value="0.0630877120684235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avariicoccus</text:p>
          </table:table-cell>
          <table:table-cell office:value-type="float" office:value="0.00000192177555555556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dellovibrio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0105576024107229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elnap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649430773926653" calcext:value-type="float">
            <text:p>0.00</text:p>
          </table:table-cell>
          <table:table-cell office:value-type="float" office:value="0.0000580668132589762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ergey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449842397890789" calcext:value-type="float">
            <text:p>0.00</text:p>
          </table:table-cell>
          <table:table-cell office:value-type="float" office:value="0.000029398232872222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hargavae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iberstein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ifidobacterium</text:p>
          </table:table-cell>
          <table:table-cell office:value-type="float" office:value="0.0342316019066667" calcext:value-type="float">
            <text:p>0.03</text:p>
          </table:table-cell>
          <table:table-cell office:value-type="float" office:value="0.981179457802287" calcext:value-type="float">
            <text:p>0.98</text:p>
          </table:table-cell>
          <table:table-cell office:value-type="float" office:value="1.43832638187965" calcext:value-type="float">
            <text:p>1.44</text:p>
          </table:table-cell>
          <table:table-cell office:value-type="float" office:value="1.35988964176783" calcext:value-type="float">
            <text:p>1.3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ilophila</text:p>
          </table:table-cell>
          <table:table-cell office:value-type="float" office:value="0.000694318593333333" calcext:value-type="float">
            <text:p>0.00</text:p>
          </table:table-cell>
          <table:table-cell office:value-type="float" office:value="0.0471452208113567" calcext:value-type="float">
            <text:p>0.05</text:p>
          </table:table-cell>
          <table:table-cell office:value-type="float" office:value="0.069341959327435" calcext:value-type="float">
            <text:p>0.07</text:p>
          </table:table-cell>
          <table:table-cell office:value-type="float" office:value="0.0623227216393962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last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5334137132464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lasto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718081891495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lautia</text:p>
          </table:table-cell>
          <table:table-cell office:value-type="float" office:value="0.0504097886822222" calcext:value-type="float">
            <text:p>0.05</text:p>
          </table:table-cell>
          <table:table-cell office:value-type="float" office:value="6.21070156900479" calcext:value-type="float">
            <text:p>6.21</text:p>
          </table:table-cell>
          <table:table-cell office:value-type="float" office:value="10.3721122003447" calcext:value-type="float">
            <text:p>10.37</text:p>
          </table:table-cell>
          <table:table-cell office:value-type="float" office:value="9.97953979487173" calcext:value-type="float">
            <text:p>9.9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ose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9482923217799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rachy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36804022158843" calcext:value-type="float">
            <text:p>0.00</text:p>
          </table:table-cell>
          <table:table-cell office:value-type="float" office:value="0.000126691228928675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rachyspira</text:p>
          </table:table-cell>
          <table:table-cell office:value-type="float" office:value="0.00016355408666666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00725538294999518" calcext:value-type="float">
            <text:p>0.00</text:p>
          </table:table-cell>
          <table:table-cell office:value-type="float" office:value="0.0000163880694854146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radyrhizobium</text:p>
          </table:table-cell>
          <table:table-cell office:value-type="string" calcext:value-type="string">
            <text:p>NA</text:p>
          </table:table-cell>
          <table:table-cell office:value-type="float" office:value="0.000966279039161127" calcext:value-type="float">
            <text:p>0.00</text:p>
          </table:table-cell>
          <table:table-cell office:value-type="float" office:value="0.00182254542795996" calcext:value-type="float">
            <text:p>0.00</text:p>
          </table:table-cell>
          <table:table-cell office:value-type="float" office:value="0.00163694987092882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revibacillus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753111367091648" calcext:value-type="float">
            <text:p>0.00</text:p>
          </table:table-cell>
          <table:table-cell office:value-type="float" office:value="0.000472709579474071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revibacterium</text:p>
          </table:table-cell>
          <table:table-cell office:value-type="float" office:value="0.0000136755377777778" calcext:value-type="float">
            <text:p>0.00</text:p>
          </table:table-cell>
          <table:table-cell office:value-type="float" office:value="0.00128383542198822" calcext:value-type="float">
            <text:p>0.00</text:p>
          </table:table-cell>
          <table:table-cell office:value-type="float" office:value="0.00163650509946974" calcext:value-type="float">
            <text:p>0.00</text:p>
          </table:table-cell>
          <table:table-cell office:value-type="float" office:value="0.00139888231942079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revundimonas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028542356142957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rochothrix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30579436336644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udvic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ulleidia</text:p>
          </table:table-cell>
          <table:table-cell office:value-type="float" office:value="0.0000089747222222222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470558160324086" calcext:value-type="float">
            <text:p>0.00</text:p>
          </table:table-cell>
          <table:table-cell office:value-type="float" office:value="0.000305194380858845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urkholder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363769966424031" calcext:value-type="float">
            <text:p>0.00</text:p>
          </table:table-cell>
          <table:table-cell office:value-type="float" office:value="0.00002434071648116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uttiaux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64943077392665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utyricicoccus</text:p>
          </table:table-cell>
          <table:table-cell office:value-type="float" office:value="0.0022481088844444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376295164357175" calcext:value-type="float">
            <text:p>0.00</text:p>
          </table:table-cell>
          <table:table-cell office:value-type="float" office:value="0.202542378361015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utyricimonas</text:p>
          </table:table-cell>
          <table:table-cell office:value-type="float" office:value="0.0000023179466666666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499215089781193" calcext:value-type="float">
            <text:p>0.05</text:p>
          </table:table-cell>
          <table:table-cell office:value-type="float" office:value="0.0352763630718902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utyrivibrio</text:p>
          </table:table-cell>
          <table:table-cell office:value-type="float" office:value="0.0138016823888889" calcext:value-type="float">
            <text:p>0.01</text:p>
          </table:table-cell>
          <table:table-cell office:value-type="float" office:value="0.0807184574798815" calcext:value-type="float">
            <text:p>0.08</text:p>
          </table:table-cell>
          <table:table-cell office:value-type="float" office:value="0.831679186406703" calcext:value-type="float">
            <text:p>0.83</text:p>
          </table:table-cell>
          <table:table-cell office:value-type="float" office:value="0.51834568769126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ldicopr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8615360926312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loramato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mpylobacter</text:p>
          </table:table-cell>
          <table:table-cell office:value-type="float" office:value="0.0000056043733333333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184796683081359" calcext:value-type="float">
            <text:p>0.00</text:p>
          </table:table-cell>
          <table:table-cell office:value-type="float" office:value="0.00016638677635695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ndidatus Methanomethylophilus</text:p>
          </table:table-cell>
          <table:table-cell office:value-type="float" office:value="0.0000121456711111111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pnocytophag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20689690548612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rdi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6710326199207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rnobacterium</text:p>
          </table:table-cell>
          <table:table-cell office:value-type="float" office:value="0.0000043299666666666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64943077392665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ulobacter</text:p>
          </table:table-cell>
          <table:table-cell office:value-type="string" calcext:value-type="string">
            <text:p>NA</text:p>
          </table:table-cell>
          <table:table-cell office:value-type="float" office:value="0.000558178996840707" calcext:value-type="float">
            <text:p>0.00</text:p>
          </table:table-cell>
          <table:table-cell office:value-type="float" office:value="0.00899110138936066" calcext:value-type="float">
            <text:p>0.01</text:p>
          </table:table-cell>
          <table:table-cell office:value-type="float" office:value="0.00856369258690169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edecea</text:p>
          </table:table-cell>
          <table:table-cell office:value-type="string" calcext:value-type="string">
            <text:p>NA</text:p>
          </table:table-cell>
          <table:table-cell office:value-type="float" office:value="0.0008912045250836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ellulosilyticum</text:p>
          </table:table-cell>
          <table:table-cell office:value-type="string" calcext:value-type="string">
            <text:p>NA</text:p>
          </table:table-cell>
          <table:table-cell office:value-type="float" office:value="0.00328836824178099" calcext:value-type="float">
            <text:p>0.00</text:p>
          </table:table-cell>
          <table:table-cell office:value-type="float" office:value="0.00358347842739988" calcext:value-type="float">
            <text:p>0.00</text:p>
          </table:table-cell>
          <table:table-cell office:value-type="float" office:value="0.00379695130278655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entiped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et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77010750700797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hroococcidiops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234200790535942" calcext:value-type="float">
            <text:p>0.00</text:p>
          </table:table-cell>
          <table:table-cell office:value-type="float" office:value="0.0019159323890477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hryse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54609038825204" calcext:value-type="float">
            <text:p>0.00</text:p>
          </table:table-cell>
          <table:table-cell office:value-type="float" office:value="0.000136817996728556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itreic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4289111373933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itrobacter</text:p>
          </table:table-cell>
          <table:table-cell office:value-type="float" office:value="0.000232378913333333" calcext:value-type="float">
            <text:p>0.00</text:p>
          </table:table-cell>
          <table:table-cell office:value-type="float" office:value="0.0160802090654136" calcext:value-type="float">
            <text:p>0.02</text:p>
          </table:table-cell>
          <table:table-cell office:value-type="float" office:value="0.0000430538753192678" calcext:value-type="float">
            <text:p>0.00</text:p>
          </table:table-cell>
          <table:table-cell office:value-type="float" office:value="0.0132205439340599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lavi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lostridiales</text:p>
          </table:table-cell>
          <table:table-cell office:value-type="float" office:value="0.00390073066222222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lostridiales Family XIII</text:p>
          </table:table-cell>
          <table:table-cell office:value-type="float" office:value="0.000117264846666667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lostridium</text:p>
          </table:table-cell>
          <table:table-cell office:value-type="float" office:value="0.0750276138177778" calcext:value-type="float">
            <text:p>0.08</text:p>
          </table:table-cell>
          <table:table-cell office:value-type="float" office:value="0.28720338444714" calcext:value-type="float">
            <text:p>0.29</text:p>
          </table:table-cell>
          <table:table-cell office:value-type="float" office:value="0.535856191477044" calcext:value-type="float">
            <text:p>0.54</text:p>
          </table:table-cell>
          <table:table-cell office:value-type="float" office:value="0.489409554651988" calcext:value-type="float">
            <text:p>0.4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olli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ollinsella</text:p>
          </table:table-cell>
          <table:table-cell office:value-type="float" office:value="0.00704743426222222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0.000101047874090834" calcext:value-type="float">
            <text:p>0.00</text:p>
          </table:table-cell>
          <table:table-cell office:value-type="float" office:value="0.0000994396621467064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oma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234044954641946" calcext:value-type="float">
            <text:p>0.00</text:p>
          </table:table-cell>
          <table:table-cell office:value-type="float" office:value="0.000271901132231724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onchiformibi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0755847312618227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oprobacillus</text:p>
          </table:table-cell>
          <table:table-cell office:value-type="float" office:value="0.00087410106888888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334171702290226" calcext:value-type="float">
            <text:p>0.00</text:p>
          </table:table-cell>
          <table:table-cell office:value-type="float" office:value="0.00347286385528766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oprococcus</text:p>
          </table:table-cell>
          <table:table-cell office:value-type="float" office:value="0.0151908264111111" calcext:value-type="float">
            <text:p>0.02</text:p>
          </table:table-cell>
          <table:table-cell office:value-type="float" office:value="0.850286344848342" calcext:value-type="float">
            <text:p>0.85</text:p>
          </table:table-cell>
          <table:table-cell office:value-type="float" office:value="0.706623012325547" calcext:value-type="float">
            <text:p>0.71</text:p>
          </table:table-cell>
          <table:table-cell office:value-type="float" office:value="1.91739102814315" calcext:value-type="float">
            <text:p>1.9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oraliomargarita</text:p>
          </table:table-cell>
          <table:table-cell office:value-type="float" office:value="0.0000804070488888889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orallococcus</text:p>
          </table:table-cell>
          <table:table-cell office:value-type="float" office:value="0.00000506089777777778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oriobacteriaceae</text:p>
          </table:table-cell>
          <table:table-cell office:value-type="float" office:value="0.0000287995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orynebacterium</text:p>
          </table:table-cell>
          <table:table-cell office:value-type="float" office:value="0.0000541832755555556" calcext:value-type="float">
            <text:p>0.00</text:p>
          </table:table-cell>
          <table:table-cell office:value-type="float" office:value="0.00182242012517157" calcext:value-type="float">
            <text:p>0.00</text:p>
          </table:table-cell>
          <table:table-cell office:value-type="float" office:value="0.0121588150585542" calcext:value-type="float">
            <text:p>0.01</text:p>
          </table:table-cell>
          <table:table-cell office:value-type="float" office:value="0.00936181750041109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ronobacter</text:p>
          </table:table-cell>
          <table:table-cell office:value-type="string" calcext:value-type="string">
            <text:p>NA</text:p>
          </table:table-cell>
          <table:table-cell office:value-type="float" office:value="0.00768204622456746" calcext:value-type="float">
            <text:p>0.01</text:p>
          </table:table-cell>
          <table:table-cell office:value-type="float" office:value="0.0134735876660745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ryptobacterium</text:p>
          </table:table-cell>
          <table:table-cell office:value-type="float" office:value="0.00000138477777777778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urt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efluvii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05161835378815" calcext:value-type="float">
            <text:p>2.0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elft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93513556135717" calcext:value-type="float">
            <text:p>0.00</text:p>
          </table:table-cell>
          <table:table-cell office:value-type="float" office:value="0.000167731763364028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erma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esulfiti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esulfotomaculum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esulfovibrio</text:p>
          </table:table-cell>
          <table:table-cell office:value-type="float" office:value="0.00112751085333333" calcext:value-type="float">
            <text:p>0.00</text:p>
          </table:table-cell>
          <table:table-cell office:value-type="float" office:value="0.264289179506196" calcext:value-type="float">
            <text:p>0.26</text:p>
          </table:table-cell>
          <table:table-cell office:value-type="float" office:value="0.313154045717851" calcext:value-type="float">
            <text:p>0.31</text:p>
          </table:table-cell>
          <table:table-cell office:value-type="float" office:value="0.26614588921482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esulfurispo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ialister</text:p>
          </table:table-cell>
          <table:table-cell office:value-type="float" office:value="0.00608107491555556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0.599975958599243" calcext:value-type="float">
            <text:p>0.60</text:p>
          </table:table-cell>
          <table:table-cell office:value-type="float" office:value="0.572789933947586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ielma</text:p>
          </table:table-cell>
          <table:table-cell office:value-type="float" office:value="0.0000722670844444444" calcext:value-type="float">
            <text:p>0.00</text:p>
          </table:table-cell>
          <table:table-cell office:value-type="float" office:value="0.00158817106642366" calcext:value-type="float">
            <text:p>0.00</text:p>
          </table:table-cell>
          <table:table-cell office:value-type="float" office:value="0.00147219647151834" calcext:value-type="float">
            <text:p>0.00</text:p>
          </table:table-cell>
          <table:table-cell office:value-type="float" office:value="0.00255016781870972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olosigranul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orea</text:p>
          </table:table-cell>
          <table:table-cell office:value-type="float" office:value="0.0112111786844444" calcext:value-type="float">
            <text:p>0.01</text:p>
          </table:table-cell>
          <table:table-cell office:value-type="float" office:value="0.423002852487982" calcext:value-type="float">
            <text:p>0.42</text:p>
          </table:table-cell>
          <table:table-cell office:value-type="float" office:value="1.08757188751369" calcext:value-type="float">
            <text:p>1.09</text:p>
          </table:table-cell>
          <table:table-cell office:value-type="float" office:value="1.3719573444519" calcext:value-type="float">
            <text:p>1.3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yad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ysgonomonas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0930004382645653" calcext:value-type="float">
            <text:p>0.00</text:p>
          </table:table-cell>
          <table:table-cell office:value-type="float" office:value="0.0000845405012406318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ggerthella</text:p>
          </table:table-cell>
          <table:table-cell office:value-type="float" office:value="0.0049211966422222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101750774466781" calcext:value-type="float">
            <text:p>0.00</text:p>
          </table:table-cell>
          <table:table-cell office:value-type="float" office:value="0.000628580149059053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ggerth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iken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938351755817413" calcext:value-type="float">
            <text:p>0.00</text:p>
          </table:table-cell>
          <table:table-cell office:value-type="float" office:value="0.0000844608192857836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lusimicrobium</text:p>
          </table:table-cell>
          <table:table-cell office:value-type="float" office:value="0.000086262926666666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472604479622656" calcext:value-type="float">
            <text:p>0.00</text:p>
          </table:table-cell>
          <table:table-cell office:value-type="float" office:value="0.000536122539361518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mticici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nhydrobacter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360583470867752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norma</text:p>
          </table:table-cell>
          <table:table-cell office:value-type="float" office:value="0.000660891464444444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nterobacter</text:p>
          </table:table-cell>
          <table:table-cell office:value-type="float" office:value="0.0000811948333333333" calcext:value-type="float">
            <text:p>0.00</text:p>
          </table:table-cell>
          <table:table-cell office:value-type="float" office:value="0.00163367810100087" calcext:value-type="float">
            <text:p>0.00</text:p>
          </table:table-cell>
          <table:table-cell office:value-type="float" office:value="0.579923733253755" calcext:value-type="float">
            <text:p>0.58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nterobacteriaceae</text:p>
          </table:table-cell>
          <table:table-cell office:value-type="float" office:value="0.00718484227333333" calcext:value-type="float">
            <text:p>0.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nterococcus</text:p>
          </table:table-cell>
          <table:table-cell office:value-type="float" office:value="0.00256914365333333" calcext:value-type="float">
            <text:p>0.00</text:p>
          </table:table-cell>
          <table:table-cell office:value-type="float" office:value="0.00103143621487729" calcext:value-type="float">
            <text:p>0.00</text:p>
          </table:table-cell>
          <table:table-cell office:value-type="float" office:value="0.219239753420287" calcext:value-type="float">
            <text:p>0.22</text:p>
          </table:table-cell>
          <table:table-cell office:value-type="float" office:value="0.165212673067476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nterorhabdus</text:p>
          </table:table-cell>
          <table:table-cell office:value-type="float" office:value="0.000015276993333333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481971885675101" calcext:value-type="float">
            <text:p>0.00</text:p>
          </table:table-cell>
          <table:table-cell office:value-type="float" office:value="0.000592152707723998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pulopisc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53681639144193" calcext:value-type="float">
            <text:p>0.04</text:p>
          </table:table-cell>
          <table:table-cell office:value-type="float" office:value="0.0330702857950098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rwin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25603458309027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rysipelatoclostridium</text:p>
          </table:table-cell>
          <table:table-cell office:value-type="float" office:value="0.000515398124444444" calcext:value-type="float">
            <text:p>0.00</text:p>
          </table:table-cell>
          <table:table-cell office:value-type="float" office:value="0.014426220100638" calcext:value-type="float">
            <text:p>0.01</text:p>
          </table:table-cell>
          <table:table-cell office:value-type="float" office:value="0.0563896347213383" calcext:value-type="float">
            <text:p>0.06</text:p>
          </table:table-cell>
          <table:table-cell office:value-type="float" office:value="0.0576728447953674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rysipelotrichaceae</text:p>
          </table:table-cell>
          <table:table-cell office:value-type="float" office:value="0.00090533893111111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.12342702213765" calcext:value-type="float">
            <text:p>1.12</text:p>
          </table:table-cell>
          <table:table-cell office:value-type="float" office:value="0.93790512470826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scherichia</text:p>
          </table:table-cell>
          <table:table-cell office:value-type="float" office:value="0.00001601346" calcext:value-type="float">
            <text:p>0.00</text:p>
          </table:table-cell>
          <table:table-cell office:value-type="float" office:value="0.00516774545198575" calcext:value-type="float">
            <text:p>0.01</text:p>
          </table:table-cell>
          <table:table-cell office:value-type="float" office:value="0.10389442237632" calcext:value-type="float">
            <text:p>0.10</text:p>
          </table:table-cell>
          <table:table-cell office:value-type="float" office:value="0.96922419829932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thanoligenens</text:p>
          </table:table-cell>
          <table:table-cell office:value-type="string" calcext:value-type="string">
            <text:p>NA</text:p>
          </table:table-cell>
          <table:table-cell office:value-type="float" office:value="0.000003514017062661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ubacterium</text:p>
          </table:table-cell>
          <table:table-cell office:value-type="float" office:value="0.0529327691488889" calcext:value-type="float">
            <text:p>0.05</text:p>
          </table:table-cell>
          <table:table-cell office:value-type="float" office:value="0.00384426675802181" calcext:value-type="float">
            <text:p>0.00</text:p>
          </table:table-cell>
          <table:table-cell office:value-type="float" office:value="5.20586932817722" calcext:value-type="float">
            <text:p>5.21</text:p>
          </table:table-cell>
          <table:table-cell office:value-type="float" office:value="0.0202204020326283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wing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xigu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17054238795355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acklam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46035222792372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aecalibacterium</text:p>
          </table:table-cell>
          <table:table-cell office:value-type="float" office:value="0.0366746721333333" calcext:value-type="float">
            <text:p>0.04</text:p>
          </table:table-cell>
          <table:table-cell office:value-type="float" office:value="2.80653477746175" calcext:value-type="float">
            <text:p>2.81</text:p>
          </table:table-cell>
          <table:table-cell office:value-type="float" office:value="5.51292013442708" calcext:value-type="float">
            <text:p>5.51</text:p>
          </table:table-cell>
          <table:table-cell office:value-type="float" office:value="4.50875168021097" calcext:value-type="float">
            <text:p>4.5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aecalicoccus</text:p>
          </table:table-cell>
          <table:table-cell office:value-type="float" office:value="0.0000740211088888889" calcext:value-type="float">
            <text:p>0.00</text:p>
          </table:table-cell>
          <table:table-cell office:value-type="float" office:value="0.00272534036766723" calcext:value-type="float">
            <text:p>0.00</text:p>
          </table:table-cell>
          <table:table-cell office:value-type="float" office:value="0.000937639756273462" calcext:value-type="float">
            <text:p>0.00</text:p>
          </table:table-cell>
          <table:table-cell office:value-type="float" office:value="0.000779429503193075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aecalitalea</text:p>
          </table:table-cell>
          <table:table-cell office:value-type="float" office:value="0.000610177342222222" calcext:value-type="float">
            <text:p>0.00</text:p>
          </table:table-cell>
          <table:table-cell office:value-type="float" office:value="0.00549401979965125" calcext:value-type="float">
            <text:p>0.01</text:p>
          </table:table-cell>
          <table:table-cell office:value-type="float" office:value="0.00904170593679702" calcext:value-type="float">
            <text:p>0.01</text:p>
          </table:table-cell>
          <table:table-cell office:value-type="float" office:value="0.0160465923763721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alsirhod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3409506967975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enollaria</text:p>
          </table:table-cell>
          <table:table-cell office:value-type="float" office:value="0.00000135426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ibr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ilifactor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177039875576376" calcext:value-type="float">
            <text:p>0.00</text:p>
          </table:table-cell>
          <table:table-cell office:value-type="float" office:value="0.00011355945291598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inegoldia</text:p>
          </table:table-cell>
          <table:table-cell office:value-type="float" office:value="0.0000051970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986646696422098" calcext:value-type="float">
            <text:p>0.00</text:p>
          </table:table-cell>
          <table:table-cell office:value-type="float" office:value="0.000889651989055294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irmicutes</text:p>
          </table:table-cell>
          <table:table-cell office:value-type="float" office:value="0.00000348396222222222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lav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1292764106608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lavonifractor</text:p>
          </table:table-cell>
          <table:table-cell office:value-type="float" office:value="0.00059079449111111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517218244974227" calcext:value-type="float">
            <text:p>0.05</text:p>
          </table:table-cell>
          <table:table-cell office:value-type="float" office:value="0.0721640278615029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luviico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ructo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50414669257262" calcext:value-type="float">
            <text:p>0.00</text:p>
          </table:table-cell>
          <table:table-cell office:value-type="float" office:value="0.000164860159945266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usobacterium</text:p>
          </table:table-cell>
          <table:table-cell office:value-type="float" office:value="0.000228643171111111" calcext:value-type="float">
            <text:p>0.00</text:p>
          </table:table-cell>
          <table:table-cell office:value-type="float" office:value="0.0733493041028901" calcext:value-type="float">
            <text:p>0.07</text:p>
          </table:table-cell>
          <table:table-cell office:value-type="float" office:value="0.13630704285862" calcext:value-type="float">
            <text:p>0.14</text:p>
          </table:table-cell>
          <table:table-cell office:value-type="float" office:value="0.122744038034738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ardnerella</text:p>
          </table:table-cell>
          <table:table-cell office:value-type="float" office:value="0.0000041607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33242714796863" calcext:value-type="float">
            <text:p>0.00</text:p>
          </table:table-cell>
          <table:table-cell office:value-type="float" office:value="0.000126691228928675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emella</text:p>
          </table:table-cell>
          <table:table-cell office:value-type="float" office:value="0.0001571286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284403856050654" calcext:value-type="float">
            <text:p>0.03</text:p>
          </table:table-cell>
          <table:table-cell office:value-type="float" office:value="0.025913146553141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emini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1152151026890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emm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0812008176817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eo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eodermatophi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823992072108795" calcext:value-type="float">
            <text:p>0.01</text:p>
          </table:table-cell>
          <table:table-cell office:value-type="float" office:value="0.00717164336220794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lutamicibacter</text:p>
          </table:table-cell>
          <table:table-cell office:value-type="string" calcext:value-type="string">
            <text:p>NA</text:p>
          </table:table-cell>
          <table:table-cell office:value-type="float" office:value="0.000681717506794073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ranulicatella</text:p>
          </table:table-cell>
          <table:table-cell office:value-type="float" office:value="0.000062211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106122501297635" calcext:value-type="float">
            <text:p>0.00</text:p>
          </table:table-cell>
          <table:table-cell office:value-type="float" office:value="0.011558025458159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aemophilus</text:p>
          </table:table-cell>
          <table:table-cell office:value-type="float" office:value="0.000221298893333333" calcext:value-type="float">
            <text:p>0.00</text:p>
          </table:table-cell>
          <table:table-cell office:value-type="float" office:value="0.0018274489526872" calcext:value-type="float">
            <text:p>0.00</text:p>
          </table:table-cell>
          <table:table-cell office:value-type="float" office:value="0.00393930927010471" calcext:value-type="float">
            <text:p>0.00</text:p>
          </table:table-cell>
          <table:table-cell office:value-type="float" office:value="0.033491434547881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afnia</text:p>
          </table:table-cell>
          <table:table-cell office:value-type="float" office:value="0.00040900808666666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084394170248764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elc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elicobacter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erbaspirill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52140771001481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oldemanella</text:p>
          </table:table-cell>
          <table:table-cell office:value-type="float" office:value="0.00414947768666667" calcext:value-type="float">
            <text:p>0.00</text:p>
          </table:table-cell>
          <table:table-cell office:value-type="float" office:value="0.140463999620915" calcext:value-type="float">
            <text:p>0.14</text:p>
          </table:table-cell>
          <table:table-cell office:value-type="float" office:value="0.179467364808924" calcext:value-type="float">
            <text:p>0.18</text:p>
          </table:table-cell>
          <table:table-cell office:value-type="float" office:value="0.261999459176918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oldemania</text:p>
          </table:table-cell>
          <table:table-cell office:value-type="float" office:value="0.000181178817777778" calcext:value-type="float">
            <text:p>0.00</text:p>
          </table:table-cell>
          <table:table-cell office:value-type="float" office:value="0.00473243702290164" calcext:value-type="float">
            <text:p>0.00</text:p>
          </table:table-cell>
          <table:table-cell office:value-type="float" office:value="0.00873141627116234" calcext:value-type="float">
            <text:p>0.01</text:p>
          </table:table-cell>
          <table:table-cell office:value-type="float" office:value="0.00845941383396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ungatella</text:p>
          </table:table-cell>
          <table:table-cell office:value-type="float" office:value="0.000033899257777777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112755167128923" calcext:value-type="float">
            <text:p>0.01</text:p>
          </table:table-cell>
          <table:table-cell office:value-type="float" office:value="0.0071118789410081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ymen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43307437348218" calcext:value-type="float">
            <text:p>0.00</text:p>
          </table:table-cell>
          <table:table-cell office:value-type="float" office:value="0.000439939374437162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yphomicrob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Intestinibacter</text:p>
          </table:table-cell>
          <table:table-cell office:value-type="float" office:value="0.000875643155555556" calcext:value-type="float">
            <text:p>0.00</text:p>
          </table:table-cell>
          <table:table-cell office:value-type="float" office:value="0.000222222554443106" calcext:value-type="float">
            <text:p>0.00</text:p>
          </table:table-cell>
          <table:table-cell office:value-type="float" office:value="0.0229464891081379" calcext:value-type="float">
            <text:p>0.02</text:p>
          </table:table-cell>
          <table:table-cell office:value-type="float" office:value="0.269190563840283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Intestinimonas</text:p>
          </table:table-cell>
          <table:table-cell office:value-type="float" office:value="0.000088386524444444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118953152968327" calcext:value-type="float">
            <text:p>0.01</text:p>
          </table:table-cell>
          <table:table-cell office:value-type="float" office:value="0.126812255767244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Isopterico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51370052132897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Jani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232403965703002" calcext:value-type="float">
            <text:p>0.00</text:p>
          </table:table-cell>
          <table:table-cell office:value-type="float" office:value="0.000231237664128621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Janthin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25970248483337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Johnsonella</text:p>
          </table:table-cell>
          <table:table-cell office:value-type="string" calcext:value-type="string">
            <text:p>NA</text:p>
          </table:table-cell>
          <table:table-cell office:value-type="float" office:value="0.000714440173914393" calcext:value-type="float">
            <text:p>0.00</text:p>
          </table:table-cell>
          <table:table-cell office:value-type="float" office:value="0.000388648986386684" calcext:value-type="float">
            <text:p>0.00</text:p>
          </table:table-cell>
          <table:table-cell office:value-type="float" office:value="0.00029380817889221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Kitasatospo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72553829499951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Klebsiella</text:p>
          </table:table-cell>
          <table:table-cell office:value-type="float" office:value="0.0000934404911111111" calcext:value-type="float">
            <text:p>0.00</text:p>
          </table:table-cell>
          <table:table-cell office:value-type="float" office:value="0.00219755100274423" calcext:value-type="float">
            <text:p>0.00</text:p>
          </table:table-cell>
          <table:table-cell office:value-type="float" office:value="0.00116856146177455" calcext:value-type="float">
            <text:p>0.00</text:p>
          </table:table-cell>
          <table:table-cell office:value-type="float" office:value="0.0213700495703281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Kluyvera</text:p>
          </table:table-cell>
          <table:table-cell office:value-type="string" calcext:value-type="string">
            <text:p>NA</text:p>
          </table:table-cell>
          <table:table-cell office:value-type="float" office:value="0.000217593693513066" calcext:value-type="float">
            <text:p>0.00</text:p>
          </table:table-cell>
          <table:table-cell office:value-type="float" office:value="0.00019290783448399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Knoell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77010750700797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Kocur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345226485774506" calcext:value-type="float">
            <text:p>0.00</text:p>
          </table:table-cell>
          <table:table-cell office:value-type="float" office:value="0.000306998656673444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Kosakoni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Kurth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achnoanaerobaculum</text:p>
          </table:table-cell>
          <table:table-cell office:value-type="float" office:value="0.0000025789222222222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410781530436019" calcext:value-type="float">
            <text:p>0.00</text:p>
          </table:table-cell>
          <table:table-cell office:value-type="float" office:value="0.000240138141956045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achnoclostridium</text:p>
          </table:table-cell>
          <table:table-cell office:value-type="float" office:value="0.00128235933111111" calcext:value-type="float">
            <text:p>0.00</text:p>
          </table:table-cell>
          <table:table-cell office:value-type="float" office:value="1.36428720116025" calcext:value-type="float">
            <text:p>1.36</text:p>
          </table:table-cell>
          <table:table-cell office:value-type="float" office:value="2.72574594451435" calcext:value-type="float">
            <text:p>2.73</text:p>
          </table:table-cell>
          <table:table-cell office:value-type="float" office:value="1.22629911253653" calcext:value-type="float">
            <text:p>1.2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achnospira</text:p>
          </table:table-cell>
          <table:table-cell office:value-type="string" calcext:value-type="string">
            <text:p>NA</text:p>
          </table:table-cell>
          <table:table-cell office:value-type="float" office:value="0.76970621784319" calcext:value-type="float">
            <text:p>0.77</text:p>
          </table:table-cell>
          <table:table-cell office:value-type="float" office:value="0.756301227099765" calcext:value-type="float">
            <text:p>0.76</text:p>
          </table:table-cell>
          <table:table-cell office:value-type="float" office:value="1.63290628796394" calcext:value-type="float">
            <text:p>1.6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achnospiraceae</text:p>
          </table:table-cell>
          <table:table-cell office:value-type="float" office:value="0.0195760372533333" calcext:value-type="float">
            <text:p>0.02</text:p>
          </table:table-cell>
          <table:table-cell office:value-type="string" calcext:value-type="string">
            <text:p>NA</text:p>
          </table:table-cell>
          <table:table-cell office:value-type="float" office:value="2.87238332999974" calcext:value-type="float">
            <text:p>2.87</text:p>
          </table:table-cell>
          <table:table-cell office:value-type="float" office:value="1.90737827286019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acticigen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91191660705011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actobacillus</text:p>
          </table:table-cell>
          <table:table-cell office:value-type="float" office:value="0.00139684270222222" calcext:value-type="float">
            <text:p>0.00</text:p>
          </table:table-cell>
          <table:table-cell office:value-type="float" office:value="1.35777856852676" calcext:value-type="float">
            <text:p>1.36</text:p>
          </table:table-cell>
          <table:table-cell office:value-type="float" office:value="0.193002767744705" calcext:value-type="float">
            <text:p>0.19</text:p>
          </table:table-cell>
          <table:table-cell office:value-type="float" office:value="0.261704424105053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actococcus</text:p>
          </table:table-cell>
          <table:table-cell office:value-type="float" office:value="0.00139042042666667" calcext:value-type="float">
            <text:p>0.00</text:p>
          </table:table-cell>
          <table:table-cell office:value-type="float" office:value="0.189888997940521" calcext:value-type="float">
            <text:p>0.19</text:p>
          </table:table-cell>
          <table:table-cell office:value-type="float" office:value="0.226418031771955" calcext:value-type="float">
            <text:p>0.23</text:p>
          </table:table-cell>
          <table:table-cell office:value-type="float" office:value="0.190494692460588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autropia</text:p>
          </table:table-cell>
          <table:table-cell office:value-type="float" office:value="0.00000120710222222222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313581150637036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awsonell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102261695236584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egion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eifson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63460333325400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eminor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eptothrix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eptotrichi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31382636470208" calcext:value-type="float">
            <text:p>0.00</text:p>
          </table:table-cell>
          <table:table-cell office:value-type="float" office:value="0.000248103656651989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euc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90143807093525" calcext:value-type="float">
            <text:p>0.00</text:p>
          </table:table-cell>
          <table:table-cell office:value-type="float" office:value="0.000126691228928675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euconostoc</text:p>
          </table:table-cell>
          <table:table-cell office:value-type="float" office:value="0.000184326102222222" calcext:value-type="float">
            <text:p>0.00</text:p>
          </table:table-cell>
          <table:table-cell office:value-type="float" office:value="0.0172193506745936" calcext:value-type="float">
            <text:p>0.02</text:p>
          </table:table-cell>
          <table:table-cell office:value-type="float" office:value="0.0169110287469719" calcext:value-type="float">
            <text:p>0.02</text:p>
          </table:table-cell>
          <table:table-cell office:value-type="float" office:value="0.015792493366048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evyella</text:p>
          </table:table-cell>
          <table:table-cell office:value-type="float" office:value="0.00000299123777777778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ibanicoccus</text:p>
          </table:table-cell>
          <table:table-cell office:value-type="float" office:value="0.000109697124444444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811357216038667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ister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utei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ysini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676202335375732" calcext:value-type="float">
            <text:p>0.00</text:p>
          </table:table-cell>
          <table:table-cell office:value-type="float" office:value="0.00433909786953168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ys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24575036186740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acrococcus</text:p>
          </table:table-cell>
          <table:table-cell office:value-type="float" office:value="0.0000018803222222222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ailhella</text:p>
          </table:table-cell>
          <table:table-cell office:value-type="float" office:value="0.0000611661088888889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8920580308552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annheim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79769001155406" calcext:value-type="float">
            <text:p>0.00</text:p>
          </table:table-cell>
          <table:table-cell office:value-type="float" office:value="0.00257574461265618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arin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23103225210239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arin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2928164653105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arino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2928164653105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armorico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5330683498862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arvinbryantia</text:p>
          </table:table-cell>
          <table:table-cell office:value-type="string" calcext:value-type="string">
            <text:p>NA</text:p>
          </table:table-cell>
          <table:table-cell office:value-type="float" office:value="0.0532448033870294" calcext:value-type="float">
            <text:p>0.05</text:p>
          </table:table-cell>
          <table:table-cell office:value-type="float" office:value="0.846936381406332" calcext:value-type="float">
            <text:p>0.85</text:p>
          </table:table-cell>
          <table:table-cell office:value-type="float" office:value="0.132831331089334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assil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83111554157322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assiliomicrobiota</text:p>
          </table:table-cell>
          <table:table-cell office:value-type="float" office:value="0.0000578661933333333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gamonas</text:p>
          </table:table-cell>
          <table:table-cell office:value-type="float" office:value="0.0033889842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392396511338005" calcext:value-type="float">
            <text:p>0.39</text:p>
          </table:table-cell>
          <table:table-cell office:value-type="float" office:value="0.340559667836037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gasphaera</text:p>
          </table:table-cell>
          <table:table-cell office:value-type="float" office:value="0.0017330288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65890243806493" calcext:value-type="float">
            <text:p>0.66</text:p>
          </table:table-cell>
          <table:table-cell office:value-type="float" office:value="0.684681120716951" calcext:value-type="float">
            <text:p>0.6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liss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98106263460413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rdibacter</text:p>
          </table:table-cell>
          <table:table-cell office:value-type="float" office:value="0.000151973166666667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355581775969503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sorhizob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64943077392665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thanobacterium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091729345863846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thanobrevibacter</text:p>
          </table:table-cell>
          <table:table-cell office:value-type="float" office:value="0.00777025154" calcext:value-type="float">
            <text:p>0.01</text:p>
          </table:table-cell>
          <table:table-cell office:value-type="float" office:value="0.688941192507267" calcext:value-type="float">
            <text:p>0.69</text:p>
          </table:table-cell>
          <table:table-cell office:value-type="float" office:value="1.08157457706089" calcext:value-type="float">
            <text:p>1.08</text:p>
          </table:table-cell>
          <table:table-cell office:value-type="float" office:value="0.926757476988014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thanomassilii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thanosphaera</text:p>
          </table:table-cell>
          <table:table-cell office:value-type="float" office:value="0.000209541153333333" calcext:value-type="float">
            <text:p>0.00</text:p>
          </table:table-cell>
          <table:table-cell office:value-type="float" office:value="0.00506172579985106" calcext:value-type="float">
            <text:p>0.01</text:p>
          </table:table-cell>
          <table:table-cell office:value-type="float" office:value="0.058962710567608" calcext:value-type="float">
            <text:p>0.06</text:p>
          </table:table-cell>
          <table:table-cell office:value-type="float" office:value="0.0551139141209718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thylobacillus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00911916607050118" calcext:value-type="float">
            <text:p>0.00</text:p>
          </table:table-cell>
          <table:table-cell office:value-type="float" office:value="0.000371177458249966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thylobacterium</text:p>
          </table:table-cell>
          <table:table-cell office:value-type="string" calcext:value-type="string">
            <text:p>NA</text:p>
          </table:table-cell>
          <table:table-cell office:value-type="float" office:value="0.00293121023701104" calcext:value-type="float">
            <text:p>0.00</text:p>
          </table:table-cell>
          <table:table-cell office:value-type="float" office:value="0.00517597222074194" calcext:value-type="float">
            <text:p>0.01</text:p>
          </table:table-cell>
          <table:table-cell office:value-type="float" office:value="0.00448249710527305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thylovor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38709991022482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icrobacterium</text:p>
          </table:table-cell>
          <table:table-cell office:value-type="float" office:value="0.0000026084511111111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044102851648888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icr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96187801773568" calcext:value-type="float">
            <text:p>0.00</text:p>
          </table:table-cell>
          <table:table-cell office:value-type="float" office:value="0.0000998198053813898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icrovirg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0211152048214459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itsuokella</text:p>
          </table:table-cell>
          <table:table-cell office:value-type="float" office:value="0.0012110097022222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172132097993046" calcext:value-type="float">
            <text:p>0.17</text:p>
          </table:table-cell>
          <table:table-cell office:value-type="float" office:value="0.133704517026139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obilun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89699593817814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odest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50287223498118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ogibacterium</text:p>
          </table:table-cell>
          <table:table-cell office:value-type="float" office:value="0.000222236851111111" calcext:value-type="float">
            <text:p>0.00</text:p>
          </table:table-cell>
          <table:table-cell office:value-type="float" office:value="0.0743547163157235" calcext:value-type="float">
            <text:p>0.07</text:p>
          </table:table-cell>
          <table:table-cell office:value-type="float" office:value="0.0795788081548807" calcext:value-type="float">
            <text:p>0.08</text:p>
          </table:table-cell>
          <table:table-cell office:value-type="float" office:value="0.06975512789776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orax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51819068744049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organ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4275942652531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ucilaginibacter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0158364036160844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ucispirill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82262786001999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ycetoco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2988615478533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yc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64943077392665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ycoplasma</text:p>
          </table:table-cell>
          <table:table-cell office:value-type="float" office:value="0.00290363483333333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Neglecta</text:p>
          </table:table-cell>
          <table:table-cell office:value-type="float" office:value="0.0000179918444444444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Neisseri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198474930532233" calcext:value-type="float">
            <text:p>0.00</text:p>
          </table:table-cell>
          <table:table-cell office:value-type="float" office:value="0.0000737463126843658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Nesterenkon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808238307290317" calcext:value-type="float">
            <text:p>0.00</text:p>
          </table:table-cell>
          <table:table-cell office:value-type="float" office:value="0.000100297222901868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Niab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23103225210239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Niameybacter</text:p>
          </table:table-cell>
          <table:table-cell office:value-type="float" office:value="0.000112902708888889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Nitr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77039875576375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Nocardioid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6321751167031" calcext:value-type="float">
            <text:p>0.00</text:p>
          </table:table-cell>
          <table:table-cell office:value-type="float" office:value="0.0000633456144643375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Novosphingob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455533152249374" calcext:value-type="float">
            <text:p>0.00</text:p>
          </table:table-cell>
          <table:table-cell office:value-type="float" office:value="0.000394500959940413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Oceano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Ochrobactr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316932712136745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Odoribacter</text:p>
          </table:table-cell>
          <table:table-cell office:value-type="float" office:value="0.0021153197622222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887892455375134" calcext:value-type="float">
            <text:p>0.09</text:p>
          </table:table-cell>
          <table:table-cell office:value-type="float" office:value="0.0877037887781631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Olsenella</text:p>
          </table:table-cell>
          <table:table-cell office:value-type="float" office:value="0.00016436329333333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173248821327685" calcext:value-type="float">
            <text:p>0.00</text:p>
          </table:table-cell>
          <table:table-cell office:value-type="float" office:value="0.0013725367437289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Oribacterium</text:p>
          </table:table-cell>
          <table:table-cell office:value-type="float" office:value="0.00001530032" calcext:value-type="float">
            <text:p>0.00</text:p>
          </table:table-cell>
          <table:table-cell office:value-type="float" office:value="0.00339228114296807" calcext:value-type="float">
            <text:p>0.00</text:p>
          </table:table-cell>
          <table:table-cell office:value-type="float" office:value="0.00211154540558605" calcext:value-type="float">
            <text:p>0.00</text:p>
          </table:table-cell>
          <table:table-cell office:value-type="float" office:value="0.000814975197278935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Ornithini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Oscillibacter</text:p>
          </table:table-cell>
          <table:table-cell office:value-type="float" office:value="0.00891890563777778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0.0166689440836842" calcext:value-type="float">
            <text:p>0.02</text:p>
          </table:table-cell>
          <table:table-cell office:value-type="float" office:value="0.144886344796271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Ottow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90514482522669" calcext:value-type="float">
            <text:p>0.00</text:p>
          </table:table-cell>
          <table:table-cell office:value-type="float" office:value="0.00266318916711181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Oxal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518121638704949" calcext:value-type="float">
            <text:p>0.01</text:p>
          </table:table-cell>
          <table:table-cell office:value-type="float" office:value="0.00511647285397464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eni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eniclostridium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335752801417017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enirhod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813557569908415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enisporosarci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ntoe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22197690771959" calcext:value-type="float">
            <text:p>0.00</text:p>
          </table:table-cell>
          <table:table-cell office:value-type="float" office:value="0.000386102139914331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rabacteroides</text:p>
          </table:table-cell>
          <table:table-cell office:value-type="float" office:value="0.00348449115111111" calcext:value-type="float">
            <text:p>0.00</text:p>
          </table:table-cell>
          <table:table-cell office:value-type="float" office:value="0.582820954244685" calcext:value-type="float">
            <text:p>0.58</text:p>
          </table:table-cell>
          <table:table-cell office:value-type="float" office:value="0.446569582131179" calcext:value-type="float">
            <text:p>0.45</text:p>
          </table:table-cell>
          <table:table-cell office:value-type="float" office:value="0.412954291092414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raclostridium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racoccus</text:p>
          </table:table-cell>
          <table:table-cell office:value-type="string" calcext:value-type="string">
            <text:p>NA</text:p>
          </table:table-cell>
          <table:table-cell office:value-type="float" office:value="1.77022792115963" calcext:value-type="float">
            <text:p>1.77</text:p>
          </table:table-cell>
          <table:table-cell office:value-type="string" calcext:value-type="string">
            <text:p>NA</text:p>
          </table:table-cell>
          <table:table-cell office:value-type="float" office:value="1.9573193121963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raprevotella</text:p>
          </table:table-cell>
          <table:table-cell office:value-type="float" office:value="0.00204852918888889" calcext:value-type="float">
            <text:p>0.00</text:p>
          </table:table-cell>
          <table:table-cell office:value-type="float" office:value="0.28127125199308" calcext:value-type="float">
            <text:p>0.28</text:p>
          </table:table-cell>
          <table:table-cell office:value-type="float" office:value="0.291537146886472" calcext:value-type="float">
            <text:p>0.29</text:p>
          </table:table-cell>
          <table:table-cell office:value-type="float" office:value="0.271804106915481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rascardovia</text:p>
          </table:table-cell>
          <table:table-cell office:value-type="float" office:value="0.0000056114177777777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rasutterella</text:p>
          </table:table-cell>
          <table:table-cell office:value-type="float" office:value="0.0010061453333333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210723541747725" calcext:value-type="float">
            <text:p>0.00</text:p>
          </table:table-cell>
          <table:table-cell office:value-type="float" office:value="0.204645535318038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rvimonas</text:p>
          </table:table-cell>
          <table:table-cell office:value-type="float" office:value="0.000055933448888888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124119853500975" calcext:value-type="float">
            <text:p>0.12</text:p>
          </table:table-cell>
          <table:table-cell office:value-type="float" office:value="0.101732665819928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steur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4365216118758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tuli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64943077392665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ect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90542634640556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ediococcus</text:p>
          </table:table-cell>
          <table:table-cell office:value-type="float" office:value="0.0000227760222222222" calcext:value-type="float">
            <text:p>0.00</text:p>
          </table:table-cell>
          <table:table-cell office:value-type="float" office:value="0.00113330663339739" calcext:value-type="float">
            <text:p>0.00</text:p>
          </table:table-cell>
          <table:table-cell office:value-type="float" office:value="0.00203769505580272" calcext:value-type="float">
            <text:p>0.00</text:p>
          </table:table-cell>
          <table:table-cell office:value-type="float" office:value="0.00149685610080102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edobacter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eptoclostridium</text:p>
          </table:table-cell>
          <table:table-cell office:value-type="string" calcext:value-type="string">
            <text:p>NA</text:p>
          </table:table-cell>
          <table:table-cell office:value-type="float" office:value="0.000576637821684507" calcext:value-type="float">
            <text:p>0.00</text:p>
          </table:table-cell>
          <table:table-cell office:value-type="float" office:value="0.119253695714337" calcext:value-type="float">
            <text:p>0.1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eptoniphilus</text:p>
          </table:table-cell>
          <table:table-cell office:value-type="float" office:value="0.000011145713333333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114549155886499" calcext:value-type="float">
            <text:p>0.01</text:p>
          </table:table-cell>
          <table:table-cell office:value-type="float" office:value="0.00952914148334677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eptostreptococcaceae</text:p>
          </table:table-cell>
          <table:table-cell office:value-type="float" office:value="0.000000854393333333333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eptostreptococcus</text:p>
          </table:table-cell>
          <table:table-cell office:value-type="float" office:value="0.0000223782666666667" calcext:value-type="float">
            <text:p>0.00</text:p>
          </table:table-cell>
          <table:table-cell office:value-type="float" office:value="0.00342996485935266" calcext:value-type="float">
            <text:p>0.00</text:p>
          </table:table-cell>
          <table:table-cell office:value-type="float" office:value="0.0517551682595766" calcext:value-type="float">
            <text:p>0.05</text:p>
          </table:table-cell>
          <table:table-cell office:value-type="float" office:value="0.0433360804721397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hascolarctobacterium</text:p>
          </table:table-cell>
          <table:table-cell office:value-type="float" office:value="0.00647026690444444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1.04524325756375" calcext:value-type="float">
            <text:p>1.05</text:p>
          </table:table-cell>
          <table:table-cell office:value-type="float" office:value="1.30359674074794" calcext:value-type="float">
            <text:p>1.3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henyl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66600715404461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hocaeico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25741635165568" calcext:value-type="float">
            <text:p>0.00</text:p>
          </table:table-cell>
          <table:table-cell office:value-type="float" office:value="0.0000811357216038667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hotorhabd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hyll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671706305547871" calcext:value-type="float">
            <text:p>0.00</text:p>
          </table:table-cell>
          <table:table-cell office:value-type="float" office:value="0.0000400154459621413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lanococcus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025031497323196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lanomicrob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814742080690008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leomorpho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olaro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60628327737338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orphyromonadaceae</text:p>
          </table:table-cell>
          <table:table-cell office:value-type="float" office:value="0.000559689046666667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orphyromonas</text:p>
          </table:table-cell>
          <table:table-cell office:value-type="float" office:value="0.0000180462244444444" calcext:value-type="float">
            <text:p>0.00</text:p>
          </table:table-cell>
          <table:table-cell office:value-type="float" office:value="0.0013088378936801" calcext:value-type="float">
            <text:p>0.00</text:p>
          </table:table-cell>
          <table:table-cell office:value-type="float" office:value="0.00213232582650558" calcext:value-type="float">
            <text:p>0.00</text:p>
          </table:table-cell>
          <table:table-cell office:value-type="float" office:value="0.00172599176620401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revotella</text:p>
          </table:table-cell>
          <table:table-cell office:value-type="float" office:value="0.04701388562" calcext:value-type="float">
            <text:p>0.05</text:p>
          </table:table-cell>
          <table:table-cell office:value-type="float" office:value="0.1147035297421" calcext:value-type="float">
            <text:p>0.11</text:p>
          </table:table-cell>
          <table:table-cell office:value-type="float" office:value="4.14833728931248" calcext:value-type="float">
            <text:p>4.15</text:p>
          </table:table-cell>
          <table:table-cell office:value-type="float" office:value="5.28297554372484" calcext:value-type="float">
            <text:p>5.2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revotellacea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108834195085676" calcext:value-type="float">
            <text:p>0.11</text:p>
          </table:table-cell>
          <table:table-cell office:value-type="float" office:value="0.102617511818354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rochlor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ropionibacterium</text:p>
          </table:table-cell>
          <table:table-cell office:value-type="float" office:value="0.00018587725333333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31357229516337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roteiniclastic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rote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94322857415621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rovidenc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seudobutyrivibrio</text:p>
          </table:table-cell>
          <table:table-cell office:value-type="string" calcext:value-type="string">
            <text:p>NA</text:p>
          </table:table-cell>
          <table:table-cell office:value-type="float" office:value="0.0122814296879058" calcext:value-type="float">
            <text:p>0.01</text:p>
          </table:table-cell>
          <table:table-cell office:value-type="float" office:value="1.76010123795785" calcext:value-type="float">
            <text:p>1.76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seudoclavi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64943077392665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seudoflavonifractor</text:p>
          </table:table-cell>
          <table:table-cell office:value-type="float" office:value="0.000211326191111111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75390111820606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seudomonas</text:p>
          </table:table-cell>
          <table:table-cell office:value-type="float" office:value="0.0000129923533333333" calcext:value-type="float">
            <text:p>0.00</text:p>
          </table:table-cell>
          <table:table-cell office:value-type="float" office:value="0.000931198279206358" calcext:value-type="float">
            <text:p>0.00</text:p>
          </table:table-cell>
          <table:table-cell office:value-type="float" office:value="0.245604546563458" calcext:value-type="float">
            <text:p>0.25</text:p>
          </table:table-cell>
          <table:table-cell office:value-type="float" office:value="0.0021039771658076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seudorami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491946602468239" calcext:value-type="float">
            <text:p>0.00</text:p>
          </table:table-cell>
          <table:table-cell office:value-type="float" office:value="0.000013117136686467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seudoxanthomonas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sychrobacter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0044849796908907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yramidobacter</text:p>
          </table:table-cell>
          <table:table-cell office:value-type="float" office:value="0.000006130915555555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457165090558958" calcext:value-type="float">
            <text:p>0.00</text:p>
          </table:table-cell>
          <table:table-cell office:value-type="float" office:value="0.000420989465219921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ahn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51819783519533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alston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99960515596339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aoultella</text:p>
          </table:table-cell>
          <table:table-cell office:value-type="float" office:value="0.0000045124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337172739899411" calcext:value-type="float">
            <text:p>0.00</text:p>
          </table:table-cell>
          <table:table-cell office:value-type="float" office:value="0.000211152048214459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heinheime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hizob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hod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922506665432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hod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28002073404150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hodopseudomonas</text:p>
          </table:table-cell>
          <table:table-cell office:value-type="string" calcext:value-type="string">
            <text:p>NA</text:p>
          </table:table-cell>
          <table:table-cell office:value-type="float" office:value="0.0011051944137446" calcext:value-type="float">
            <text:p>0.00</text:p>
          </table:table-cell>
          <table:table-cell office:value-type="float" office:value="0.0012503943472304" calcext:value-type="float">
            <text:p>0.00</text:p>
          </table:table-cell>
          <table:table-cell office:value-type="float" office:value="0.00126118367065848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hodovul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28855939827584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ikenella</text:p>
          </table:table-cell>
          <table:table-cell office:value-type="string" calcext:value-type="string">
            <text:p>NA</text:p>
          </table:table-cell>
          <table:table-cell office:value-type="float" office:value="0.00029634371129010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849787151639214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obinsoniella</text:p>
          </table:table-cell>
          <table:table-cell office:value-type="string" calcext:value-type="string">
            <text:p>NA</text:p>
          </table:table-cell>
          <table:table-cell office:value-type="float" office:value="0.00217338973284358" calcext:value-type="float">
            <text:p>0.00</text:p>
          </table:table-cell>
          <table:table-cell office:value-type="float" office:value="0.00192015708230905" calcext:value-type="float">
            <text:p>0.00</text:p>
          </table:table-cell>
          <table:table-cell office:value-type="float" office:value="0.0000179969081311831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oseburia</text:p>
          </table:table-cell>
          <table:table-cell office:value-type="float" office:value="0.0233232175933333" calcext:value-type="float">
            <text:p>0.02</text:p>
          </table:table-cell>
          <table:table-cell office:value-type="float" office:value="2.35171288476353" calcext:value-type="float">
            <text:p>2.35</text:p>
          </table:table-cell>
          <table:table-cell office:value-type="float" office:value="1.69241034787718" calcext:value-type="float">
            <text:p>1.69</text:p>
          </table:table-cell>
          <table:table-cell office:value-type="float" office:value="0.810341921932508" calcext:value-type="float">
            <text:p>0.8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ose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47683404073755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oseo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83863512966147" calcext:value-type="float">
            <text:p>0.00</text:p>
          </table:table-cell>
          <table:table-cell office:value-type="float" office:value="0.00002087554106793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oseovari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58646984738588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othia</text:p>
          </table:table-cell>
          <table:table-cell office:value-type="float" office:value="0.0000730875288888889" calcext:value-type="float">
            <text:p>0.00</text:p>
          </table:table-cell>
          <table:table-cell office:value-type="float" office:value="0.00505921587436788" calcext:value-type="float">
            <text:p>0.01</text:p>
          </table:table-cell>
          <table:table-cell office:value-type="float" office:value="0.00794191822804634" calcext:value-type="float">
            <text:p>0.01</text:p>
          </table:table-cell>
          <table:table-cell office:value-type="float" office:value="0.00761019871275888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ubellimicrob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96020822267209" calcext:value-type="float">
            <text:p>0.00</text:p>
          </table:table-cell>
          <table:table-cell office:value-type="float" office:value="0.0000475092108482531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ubrivivax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ubr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454601541748658" calcext:value-type="float">
            <text:p>0.00</text:p>
          </table:table-cell>
          <table:table-cell office:value-type="float" office:value="0.0000369516084375302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uminiclostridium</text:p>
          </table:table-cell>
          <table:table-cell office:value-type="float" office:value="0.00544477411777778" calcext:value-type="float">
            <text:p>0.01</text:p>
          </table:table-cell>
          <table:table-cell office:value-type="float" office:value="0.084568081687877" calcext:value-type="float">
            <text:p>0.08</text:p>
          </table:table-cell>
          <table:table-cell office:value-type="float" office:value="1.44187294522224" calcext:value-type="float">
            <text:p>1.44</text:p>
          </table:table-cell>
          <table:table-cell office:value-type="float" office:value="0.794127061733763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uminococcaceae</text:p>
          </table:table-cell>
          <table:table-cell office:value-type="float" office:value="0.000200466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5.53636242186508" calcext:value-type="float">
            <text:p>5.54</text:p>
          </table:table-cell>
          <table:table-cell office:value-type="float" office:value="5.944506593488" calcext:value-type="float">
            <text:p>5.9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uminococcus</text:p>
          </table:table-cell>
          <table:table-cell office:value-type="float" office:value="0.0777760626133333" calcext:value-type="float">
            <text:p>0.08</text:p>
          </table:table-cell>
          <table:table-cell office:value-type="float" office:value="5.2491941984837" calcext:value-type="float">
            <text:p>5.25</text:p>
          </table:table-cell>
          <table:table-cell office:value-type="float" office:value="7.03486814204711" calcext:value-type="float">
            <text:p>7.03</text:p>
          </table:table-cell>
          <table:table-cell office:value-type="float" office:value="7.54959309632862" calcext:value-type="float">
            <text:p>7.5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almonella</text:p>
          </table:table-cell>
          <table:table-cell office:value-type="string" calcext:value-type="string">
            <text:p>NA</text:p>
          </table:table-cell>
          <table:table-cell office:value-type="float" office:value="0.000490117327723504" calcext:value-type="float">
            <text:p>0.00</text:p>
          </table:table-cell>
          <table:table-cell office:value-type="float" office:value="0.00004924347010223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cardovia</text:p>
          </table:table-cell>
          <table:table-cell office:value-type="float" office:value="0.000010018728888888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115111089848443" calcext:value-type="float">
            <text:p>0.00</text:p>
          </table:table-cell>
          <table:table-cell office:value-type="float" office:value="0.00107099514824926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egeti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64943077392665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elenomonas</text:p>
          </table:table-cell>
          <table:table-cell office:value-type="float" office:value="0.000059709535555555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241921193942335" calcext:value-type="float">
            <text:p>0.00</text:p>
          </table:table-cell>
          <table:table-cell office:value-type="float" office:value="0.0137684885758082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enegalimassilia</text:p>
          </table:table-cell>
          <table:table-cell office:value-type="float" office:value="0.00040286920444444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682054831479681" calcext:value-type="float">
            <text:p>0.00</text:p>
          </table:table-cell>
          <table:table-cell office:value-type="float" office:value="0.000421198049599875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erratia</text:p>
          </table:table-cell>
          <table:table-cell office:value-type="float" office:value="0.0000011993422222222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695627030994562" calcext:value-type="float">
            <text:p>0.0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hewan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himwellia</text:p>
          </table:table-cell>
          <table:table-cell office:value-type="string" calcext:value-type="string">
            <text:p>NA</text:p>
          </table:table-cell>
          <table:table-cell office:value-type="float" office:value="0.000257524545308224" calcext:value-type="float">
            <text:p>0.00</text:p>
          </table:table-cell>
          <table:table-cell office:value-type="float" office:value="0.000014963048751109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huttleworth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246588125876832" calcext:value-type="float">
            <text:p>0.00</text:p>
          </table:table-cell>
          <table:table-cell office:value-type="float" office:value="0.00871217808730866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implicispi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lackia</text:p>
          </table:table-cell>
          <table:table-cell office:value-type="float" office:value="0.000035984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096423872611388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mith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51371502563855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odal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64943077392665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olibacillus</text:p>
          </table:table-cell>
          <table:table-cell office:value-type="float" office:value="0.0000017722622222222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olobacterium</text:p>
          </table:table-cell>
          <table:table-cell office:value-type="float" office:value="0.0000647434177777778" calcext:value-type="float">
            <text:p>0.00</text:p>
          </table:table-cell>
          <table:table-cell office:value-type="float" office:value="0.0189779872657567" calcext:value-type="float">
            <text:p>0.02</text:p>
          </table:table-cell>
          <table:table-cell office:value-type="float" office:value="0.0254108862234673" calcext:value-type="float">
            <text:p>0.03</text:p>
          </table:table-cell>
          <table:table-cell office:value-type="float" office:value="0.0218159449273741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phing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phingob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3165269977201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phingomonas</text:p>
          </table:table-cell>
          <table:table-cell office:value-type="string" calcext:value-type="string">
            <text:p>NA</text:p>
          </table:table-cell>
          <table:table-cell office:value-type="float" office:value="4.68587753028879" calcext:value-type="float">
            <text:p>4.69</text:p>
          </table:table-cell>
          <table:table-cell office:value-type="float" office:value="4.05148606073434" calcext:value-type="float">
            <text:p>4.05</text:p>
          </table:table-cell>
          <table:table-cell office:value-type="float" office:value="4.96836346898218" calcext:value-type="float">
            <text:p>4.9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phingopyx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5971054011808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piroso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389658464355991" calcext:value-type="float">
            <text:p>0.00</text:p>
          </table:table-cell>
          <table:table-cell office:value-type="float" office:value="0.0000686244156696991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porosarcina</text:p>
          </table:table-cell>
          <table:table-cell office:value-type="float" office:value="0.00000225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00044849796908907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taphylococcus</text:p>
          </table:table-cell>
          <table:table-cell office:value-type="float" office:value="0.00148320848888889" calcext:value-type="float">
            <text:p>0.00</text:p>
          </table:table-cell>
          <table:table-cell office:value-type="float" office:value="0.00240110118377692" calcext:value-type="float">
            <text:p>0.00</text:p>
          </table:table-cell>
          <table:table-cell office:value-type="float" office:value="0.0134373114113245" calcext:value-type="float">
            <text:p>0.01</text:p>
          </table:table-cell>
          <table:table-cell office:value-type="float" office:value="0.01145198327013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tenotropho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2585632930621" calcext:value-type="float">
            <text:p>0.00</text:p>
          </table:table-cell>
          <table:table-cell office:value-type="float" office:value="0.00015236876547606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tomatobaculum</text:p>
          </table:table-cell>
          <table:table-cell office:value-type="float" office:value="0.0000027679933333333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184136657823943" calcext:value-type="float">
            <text:p>0.00</text:p>
          </table:table-cell>
          <table:table-cell office:value-type="float" office:value="0.0000685958767018516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treptococcus</text:p>
          </table:table-cell>
          <table:table-cell office:value-type="float" office:value="0.0251998006777778" calcext:value-type="float">
            <text:p>0.03</text:p>
          </table:table-cell>
          <table:table-cell office:value-type="float" office:value="3.23584787217654" calcext:value-type="float">
            <text:p>3.24</text:p>
          </table:table-cell>
          <table:table-cell office:value-type="float" office:value="4.43849842218135" calcext:value-type="float">
            <text:p>4.44</text:p>
          </table:table-cell>
          <table:table-cell office:value-type="float" office:value="4.03649464741001" calcext:value-type="float">
            <text:p>4.0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treptomyc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1625054783070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ubdoligranulum</text:p>
          </table:table-cell>
          <table:table-cell office:value-type="float" office:value="0.00129118219111111" calcext:value-type="float">
            <text:p>0.00</text:p>
          </table:table-cell>
          <table:table-cell office:value-type="float" office:value="2.39670218323114" calcext:value-type="float">
            <text:p>2.40</text:p>
          </table:table-cell>
          <table:table-cell office:value-type="float" office:value="2.09114313859899" calcext:value-type="float">
            <text:p>2.09</text:p>
          </table:table-cell>
          <table:table-cell office:value-type="float" office:value="2.30418350901667" calcext:value-type="float">
            <text:p>2.3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uccinatimonas</text:p>
          </table:table-cell>
          <table:table-cell office:value-type="float" office:value="0.00007234506444444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57371497655315" calcext:value-type="float">
            <text:p>0.01</text:p>
          </table:table-cell>
          <table:table-cell office:value-type="float" office:value="0.00596713248241333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uccinivibrio</text:p>
          </table:table-cell>
          <table:table-cell office:value-type="float" office:value="0.00454116831555556" calcext:value-type="float">
            <text:p>0.00</text:p>
          </table:table-cell>
          <table:table-cell office:value-type="float" office:value="0.240558151625979" calcext:value-type="float">
            <text:p>0.24</text:p>
          </table:table-cell>
          <table:table-cell office:value-type="float" office:value="0.00428354325465184" calcext:value-type="float">
            <text:p>0.00</text:p>
          </table:table-cell>
          <table:table-cell office:value-type="float" office:value="0.25251602582161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ulfitobacter</text:p>
          </table:table-cell>
          <table:table-cell office:value-type="string" calcext:value-type="string">
            <text:p>NA</text:p>
          </table:table-cell>
          <table:table-cell office:value-type="float" office:value="6.76817265618374" calcext:value-type="float">
            <text:p>6.7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utterella</text:p>
          </table:table-cell>
          <table:table-cell office:value-type="float" office:value="0.0019774035311111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199807770063578" calcext:value-type="float">
            <text:p>0.20</text:p>
          </table:table-cell>
          <table:table-cell office:value-type="float" office:value="0.148395316141062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ynergistes</text:p>
          </table:table-cell>
          <table:table-cell office:value-type="float" office:value="0.00000253512888888889" calcext:value-type="float">
            <text:p>0.00</text:p>
          </table:table-cell>
          <table:table-cell office:value-type="float" office:value="0.00118228464685158" calcext:value-type="float">
            <text:p>0.00</text:p>
          </table:table-cell>
          <table:table-cell office:value-type="float" office:value="0.00111310749065912" calcext:value-type="float">
            <text:p>0.00</text:p>
          </table:table-cell>
          <table:table-cell office:value-type="float" office:value="0.00107171890642848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atum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errisporobacter</text:p>
          </table:table-cell>
          <table:table-cell office:value-type="float" office:value="0.0000020205133333333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423267361753161" calcext:value-type="float">
            <text:p>0.04</text:p>
          </table:table-cell>
          <table:table-cell office:value-type="float" office:value="0.0577811483789753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etragen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4903940378276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etrasphae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halassospi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635020295958625" calcext:value-type="float">
            <text:p>0.0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haue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hermican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91191660705011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issierellia</text:p>
          </table:table-cell>
          <table:table-cell office:value-type="float" office:value="0.00000215889555555556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rabulsi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38942613532100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reponema</text:p>
          </table:table-cell>
          <table:table-cell office:value-type="string" calcext:value-type="string">
            <text:p>NA</text:p>
          </table:table-cell>
          <table:table-cell office:value-type="float" office:value="0.00204129869571757" calcext:value-type="float">
            <text:p>0.00</text:p>
          </table:table-cell>
          <table:table-cell office:value-type="float" office:value="0.00222614475223474" calcext:value-type="float">
            <text:p>0.00</text:p>
          </table:table-cell>
          <table:table-cell office:value-type="float" office:value="0.00217098693065868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ropheryma</text:p>
          </table:table-cell>
          <table:table-cell office:value-type="float" office:value="0.0000034046155555555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ruepe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31822107922406" calcext:value-type="float">
            <text:p>0.00</text:p>
          </table:table-cell>
          <table:table-cell office:value-type="float" office:value="0.00028505526508952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uricibacter</text:p>
          </table:table-cell>
          <table:table-cell office:value-type="float" office:value="0.0000979521022222222" calcext:value-type="float">
            <text:p>0.00</text:p>
          </table:table-cell>
          <table:table-cell office:value-type="float" office:value="0.048826198237701" calcext:value-type="float">
            <text:p>0.05</text:p>
          </table:table-cell>
          <table:table-cell office:value-type="float" office:value="0.00140629326720482" calcext:value-type="float">
            <text:p>0.00</text:p>
          </table:table-cell>
          <table:table-cell office:value-type="float" office:value="0.05579655281434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yzzerella</text:p>
          </table:table-cell>
          <table:table-cell office:value-type="float" office:value="0.00160702076666667" calcext:value-type="float">
            <text:p>0.00</text:p>
          </table:table-cell>
          <table:table-cell office:value-type="float" office:value="0.0646344506138686" calcext:value-type="float">
            <text:p>0.06</text:p>
          </table:table-cell>
          <table:table-cell office:value-type="float" office:value="0.0706520854698481" calcext:value-type="float">
            <text:p>0.07</text:p>
          </table:table-cell>
          <table:table-cell office:value-type="float" office:value="0.11830736800496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</text:p>
          </table:table-cell>
          <table:table-cell office:value-type="float" office:value="0.0220680802711111" calcext:value-type="float">
            <text:p>0.0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Atopobiaceae</text:p>
          </table:table-cell>
          <table:table-cell office:value-type="float" office:value="0.00005608882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Bacillales</text:p>
          </table:table-cell>
          <table:table-cell office:value-type="float" office:value="0.00000162970222222222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Bacilli</text:p>
          </table:table-cell>
          <table:table-cell office:value-type="float" office:value="0.000276286248888889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Bacteria</text:p>
          </table:table-cell>
          <table:table-cell office:value-type="float" office:value="0.00168000417555556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Bacteroidaceae</text:p>
          </table:table-cell>
          <table:table-cell office:value-type="float" office:value="0.000520823653333333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Bacteroidales</text:p>
          </table:table-cell>
          <table:table-cell office:value-type="float" office:value="0.00745391703333333" calcext:value-type="float">
            <text:p>0.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Burkholderiales</text:p>
          </table:table-cell>
          <table:table-cell office:value-type="float" office:value="0.000313778666666667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candidatus Saccharibacteria</text:p>
          </table:table-cell>
          <table:table-cell office:value-type="float" office:value="0.0000963192622222222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cellular organisms</text:p>
          </table:table-cell>
          <table:table-cell office:value-type="float" office:value="0.0000137480644444444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Clostridia</text:p>
          </table:table-cell>
          <table:table-cell office:value-type="float" office:value="0.000246459582222222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Clostridiaceae</text:p>
          </table:table-cell>
          <table:table-cell office:value-type="float" office:value="0.000154183784444444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Clostridiales</text:p>
          </table:table-cell>
          <table:table-cell office:value-type="float" office:value="0.133176222291111" calcext:value-type="float">
            <text:p>0.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Clostridiales Family XIII. Incertae Sedis</text:p>
          </table:table-cell>
          <table:table-cell office:value-type="float" office:value="0.000465383544444444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Comamonadaceae</text:p>
          </table:table-cell>
          <table:table-cell office:value-type="float" office:value="0.00000650330222222222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Dehalococcoidales</text:p>
          </table:table-cell>
          <table:table-cell office:value-type="float" office:value="0.00293246644222222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Eggerthellaceae</text:p>
          </table:table-cell>
          <table:table-cell office:value-type="float" office:value="0.0009067108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Eggerthellales</text:p>
          </table:table-cell>
          <table:table-cell office:value-type="float" office:value="0.000159106344444444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Enterobacterales</text:p>
          </table:table-cell>
          <table:table-cell office:value-type="float" office:value="0.00000617640222222222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Erysipelotrichaceae</text:p>
          </table:table-cell>
          <table:table-cell office:value-type="float" office:value="0.00023246668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Firmicutes</text:p>
          </table:table-cell>
          <table:table-cell office:value-type="float" office:value="0.0320679780955556" calcext:value-type="float">
            <text:p>0.0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Flavobacteriia</text:p>
          </table:table-cell>
          <table:table-cell office:value-type="float" office:value="0.0000870941955555556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Lachnospiraceae</text:p>
          </table:table-cell>
          <table:table-cell office:value-type="float" office:value="0.00671699548222222" calcext:value-type="float">
            <text:p>0.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Lactobacillales</text:p>
          </table:table-cell>
          <table:table-cell office:value-type="float" office:value="0.0000754115711111111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Lentisphaerae</text:p>
          </table:table-cell>
          <table:table-cell office:value-type="float" office:value="0.000359306688888889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Methanomicrobia</text:p>
          </table:table-cell>
          <table:table-cell office:value-type="float" office:value="0.000257122786666667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Pasteurellaceae</text:p>
          </table:table-cell>
          <table:table-cell office:value-type="float" office:value="0.0000858982577777778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Peptostreptococcaceae</text:p>
          </table:table-cell>
          <table:table-cell office:value-type="float" office:value="0.00201906813555556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Prevotellaceae</text:p>
          </table:table-cell>
          <table:table-cell office:value-type="float" office:value="0.000324531248888889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Rhodospirillaceae</text:p>
          </table:table-cell>
          <table:table-cell office:value-type="float" office:value="0.0000397746977777778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Ruminococcaceae</text:p>
          </table:table-cell>
          <table:table-cell office:value-type="float" office:value="0.01453571484" calcext:value-type="float">
            <text:p>0.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Sutterellaceae</text:p>
          </table:table-cell>
          <table:table-cell office:value-type="float" office:value="0.00122292744666667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Synergistaceae</text:p>
          </table:table-cell>
          <table:table-cell office:value-type="float" office:value="0.000161460304444444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Tenericutes</text:p>
          </table:table-cell>
          <table:table-cell office:value-type="float" office:value="0.0000554252222222222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Veillonellaceae</text:p>
          </table:table-cell>
          <table:table-cell office:value-type="float" office:value="0.0000607696822222222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known Verrucomicrobia</text:p>
          </table:table-cell>
          <table:table-cell office:value-type="float" office:value="0.000371257997777778" calcext:value-type="float">
            <text:p>0.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rei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Vag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303220933224715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Varibaculum</text:p>
          </table:table-cell>
          <table:table-cell office:value-type="float" office:value="0.00000205768" calcext:value-type="float">
            <text:p>0.00</text:p>
          </table:table-cell>
          <table:table-cell office:value-type="float" office:value="0.000686642330026224" calcext:value-type="float">
            <text:p>0.00</text:p>
          </table:table-cell>
          <table:table-cell office:value-type="float" office:value="0.000932862992362273" calcext:value-type="float">
            <text:p>0.00</text:p>
          </table:table-cell>
          <table:table-cell office:value-type="float" office:value="0.000517010547775199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Variovorax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0413044428316209" calcext:value-type="float">
            <text:p>0.00</text:p>
          </table:table-cell>
          <table:table-cell office:value-type="float" office:value="0.000197261169561474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Veillonella</text:p>
          </table:table-cell>
          <table:table-cell office:value-type="float" office:value="0.00052043957555555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985213574155434" calcext:value-type="float">
            <text:p>0.10</text:p>
          </table:table-cell>
          <table:table-cell office:value-type="float" office:value="0.100867341787257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Vibrio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240957736595666" calcext:value-type="float">
            <text:p>0.00</text:p>
          </table:table-cell>
          <table:table-cell office:value-type="float" office:value="0.0000681356717495878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Virgi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Weissella</text:p>
          </table:table-cell>
          <table:table-cell office:value-type="float" office:value="0.00000207393555555556" calcext:value-type="float">
            <text:p>0.00</text:p>
          </table:table-cell>
          <table:table-cell office:value-type="float" office:value="0.00233011836452677" calcext:value-type="float">
            <text:p>0.00</text:p>
          </table:table-cell>
          <table:table-cell office:value-type="float" office:value="0.0018062828341726" calcext:value-type="float">
            <text:p>0.00</text:p>
          </table:table-cell>
          <table:table-cell office:value-type="float" office:value="0.00201203614207996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Xanth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Xantho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Xenorhabd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Yersin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10478968612675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2082279100379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4340988553022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42458020489639" calcext:value-type="float">
            <text:p>0.2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28-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26160262485250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etanaerobacterium</text:p>
          </table:table-cell>
          <table:table-cell office:value-type="string" calcext:value-type="string">
            <text:p>NA</text:p>
          </table:table-cell>
          <table:table-cell office:value-type="float" office:value="0.00165652735767214" calcext:value-type="float">
            <text:p>0.00</text:p>
          </table:table-cell>
          <table:table-cell office:value-type="float" office:value="0.000891638382711898" calcext:value-type="float">
            <text:p>0.00</text:p>
          </table:table-cell>
          <table:table-cell office:value-type="float" office:value="0.005042494201395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etatifactor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cetitomaculum</text:p>
          </table:table-cell>
          <table:table-cell office:value-type="string" calcext:value-type="string">
            <text:p>NA</text:p>
          </table:table-cell>
          <table:table-cell office:value-type="float" office:value="0.00373093859097309" calcext:value-type="float">
            <text:p>0.00</text:p>
          </table:table-cell>
          <table:table-cell office:value-type="float" office:value="0.00574532311419712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eri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eriscardov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93864455970999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gathobacter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62676103652732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lbidovul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llison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699580604319328" calcext:value-type="float">
            <text:p>0.01</text:p>
          </table:table-cell>
          <table:table-cell office:value-type="float" office:value="0.00517914020420135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lpha-prote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ltererythr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63914059125861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mari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aerofilum</text:p>
          </table:table-cell>
          <table:table-cell office:value-type="string" calcext:value-type="string">
            <text:p>NA</text:p>
          </table:table-cell>
          <table:table-cell office:value-type="float" office:value="0.00781776076437243" calcext:value-type="float">
            <text:p>0.01</text:p>
          </table:table-cell>
          <table:table-cell office:value-type="float" office:value="0.00636846479486217" calcext:value-type="float">
            <text:p>0.01</text:p>
          </table:table-cell>
          <table:table-cell office:value-type="float" office:value="0.0465304062075823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aeroplasma</text:p>
          </table:table-cell>
          <table:table-cell office:value-type="string" calcext:value-type="string">
            <text:p>NA</text:p>
          </table:table-cell>
          <table:table-cell office:value-type="float" office:value="0.00022908562762589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869058225055723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aerosporobacter</text:p>
          </table:table-cell>
          <table:table-cell office:value-type="string" calcext:value-type="string">
            <text:p>NA</text:p>
          </table:table-cell>
          <table:table-cell office:value-type="float" office:value="0.0283838392582421" calcext:value-type="float">
            <text:p>0.03</text:p>
          </table:table-cell>
          <table:table-cell office:value-type="float" office:value="0.00092553116471329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ngelakisell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205712878355365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rabidops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rtemis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saccharospo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23009967221996" calcext:value-type="float">
            <text:p>0.00</text:p>
          </table:table-cell>
          <table:table-cell office:value-type="float" office:value="0.0000372103051899116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steroleplas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250341529752112" calcext:value-type="float">
            <text:p>0.00</text:p>
          </table:table-cell>
          <table:table-cell office:value-type="float" office:value="0.0000573582431989511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Atlantibacter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0201492657607557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30923236687068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ergeri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lastocatella</text:p>
          </table:table-cell>
          <table:table-cell office:value-type="string" calcext:value-type="string">
            <text:p>NA</text:p>
          </table:table-cell>
          <table:table-cell office:value-type="float" office:value="0.000339126337883682" calcext:value-type="float">
            <text:p>0.00</text:p>
          </table:table-cell>
          <table:table-cell office:value-type="float" office:value="0.000500528019517663" calcext:value-type="float">
            <text:p>0.00</text:p>
          </table:table-cell>
          <table:table-cell office:value-type="float" office:value="0.000425641314528194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Blastocysti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G-35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207002672384469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G-5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118337730438074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G-87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193646307635945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ndidat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897712627776749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ndidatus_Soleaferrea</text:p>
          </table:table-cell>
          <table:table-cell office:value-type="string" calcext:value-type="string">
            <text:p>NA</text:p>
          </table:table-cell>
          <table:table-cell office:value-type="float" office:value="0.0028064333605560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9866635434264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ndidatus_Stoquefichus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172959731367276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proiciproducens</text:p>
          </table:table-cell>
          <table:table-cell office:value-type="string" calcext:value-type="string">
            <text:p>NA</text:p>
          </table:table-cell>
          <table:table-cell office:value-type="float" office:value="0.0391819768985939" calcext:value-type="float">
            <text:p>0.04</text:p>
          </table:table-cell>
          <table:table-cell office:value-type="string" calcext:value-type="string">
            <text:p>NA</text:p>
          </table:table-cell>
          <table:table-cell office:value-type="float" office:value="0.0107638392774584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ric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8959380934044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ryophan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25036302638826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ta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480484674643657" calcext:value-type="float">
            <text:p>0.00</text:p>
          </table:table-cell>
          <table:table-cell office:value-type="float" office:value="0.00404922404107361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tenibacterium</text:p>
          </table:table-cell>
          <table:table-cell office:value-type="string" calcext:value-type="string">
            <text:p>NA</text:p>
          </table:table-cell>
          <table:table-cell office:value-type="float" office:value="0.000800070420144061" calcext:value-type="float">
            <text:p>0.00</text:p>
          </table:table-cell>
          <table:table-cell office:value-type="float" office:value="0.269921409349184" calcext:value-type="float">
            <text:p>0.27</text:p>
          </table:table-cell>
          <table:table-cell office:value-type="float" office:value="0.216804895555304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atenisphaera</text:p>
          </table:table-cell>
          <table:table-cell office:value-type="string" calcext:value-type="string">
            <text:p>NA</text:p>
          </table:table-cell>
          <table:table-cell office:value-type="float" office:value="0.0697221183831257" calcext:value-type="float">
            <text:p>0.07</text:p>
          </table:table-cell>
          <table:table-cell office:value-type="string" calcext:value-type="string">
            <text:p>NA</text:p>
          </table:table-cell>
          <table:table-cell office:value-type="float" office:value="0.125886815818657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ENA35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21643084941982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erasicoccus</text:p>
          </table:table-cell>
          <table:table-cell office:value-type="string" calcext:value-type="string">
            <text:p>NA</text:p>
          </table:table-cell>
          <table:table-cell office:value-type="float" office:value="0.00127772522033499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HKCI00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161194126086045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hlorochromat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37911940654491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hristensenella</text:p>
          </table:table-cell>
          <table:table-cell office:value-type="string" calcext:value-type="string">
            <text:p>NA</text:p>
          </table:table-cell>
          <table:table-cell office:value-type="float" office:value="0.004296725586551" calcext:value-type="float">
            <text:p>0.00</text:p>
          </table:table-cell>
          <table:table-cell office:value-type="float" office:value="0.00267416778024688" calcext:value-type="float">
            <text:p>0.00</text:p>
          </table:table-cell>
          <table:table-cell office:value-type="float" office:value="0.89175412014778" calcext:value-type="float">
            <text:p>0.8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hristensenellacea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38227222072125" calcext:value-type="float">
            <text:p>1.38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hryseomicrob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hungang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loacibacillus</text:p>
          </table:table-cell>
          <table:table-cell office:value-type="string" calcext:value-type="string">
            <text:p>NA</text:p>
          </table:table-cell>
          <table:table-cell office:value-type="float" office:value="0.0429676973560074" calcext:value-type="float">
            <text:p>0.04</text:p>
          </table:table-cell>
          <table:table-cell office:value-type="float" office:value="0.0669459529461501" calcext:value-type="float">
            <text:p>0.07</text:p>
          </table:table-cell>
          <table:table-cell office:value-type="float" office:value="0.0450205426816684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loaci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44086860169836" calcext:value-type="float">
            <text:p>0.00</text:p>
          </table:table-cell>
          <table:table-cell office:value-type="float" office:value="0.0032440160399762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lostridiales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89699593817814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oprobacter</text:p>
          </table:table-cell>
          <table:table-cell office:value-type="string" calcext:value-type="string">
            <text:p>NA</text:p>
          </table:table-cell>
          <table:table-cell office:value-type="float" office:value="0.0253045845960691" calcext:value-type="float">
            <text:p>0.03</text:p>
          </table:table-cell>
          <table:table-cell office:value-type="float" office:value="0.0308283802122629" calcext:value-type="float">
            <text:p>0.03</text:p>
          </table:table-cell>
          <table:table-cell office:value-type="float" office:value="0.038282907254865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oriobacteriaceae_UCG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605565662068227" calcext:value-type="float">
            <text:p>0.00</text:p>
          </table:table-cell>
          <table:table-cell office:value-type="float" office:value="0.000126889865940857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Cuneatibacter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756046834909605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efluviitaleacea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82807311466006" calcext:value-type="float">
            <text:p>0.04</text:p>
          </table:table-cell>
          <table:table-cell office:value-type="float" office:value="0.020620214671956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omi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onghico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DTU08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830811535884537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isenbergiella</text:p>
          </table:table-cell>
          <table:table-cell office:value-type="string" calcext:value-type="string">
            <text:p>NA</text:p>
          </table:table-cell>
          <table:table-cell office:value-type="float" office:value="0.0309189754055224" calcext:value-type="float">
            <text:p>0.03</text:p>
          </table:table-cell>
          <table:table-cell office:value-type="float" office:value="0.00710411901025662" calcext:value-type="float">
            <text:p>0.01</text:p>
          </table:table-cell>
          <table:table-cell office:value-type="float" office:value="0.0490665058484976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utre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1998446201216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xtensi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98125234629956" calcext:value-type="float">
            <text:p>0.00</text:p>
          </table:table-cell>
          <table:table-cell office:value-type="float" office:value="0.000013117136686467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Ezaki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22507411317283" calcext:value-type="float">
            <text:p>0.00</text:p>
          </table:table-cell>
          <table:table-cell office:value-type="float" office:value="0.00122526965292523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033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0449922703279576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amil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76764257365428" calcext:value-type="float">
            <text:p>0.28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amily_XIII_AD3011_group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239842734026155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amily_XIII_UCG-00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440741146997665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astidiosipil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089448158632874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lavisolibacter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190036843393013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ournierell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330495379072404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retibacterium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float" office:value="0.000240259694410462" calcext:value-type="float">
            <text:p>0.00</text:p>
          </table:table-cell>
          <table:table-cell office:value-type="float" office:value="0.000213523159700078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rigori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2988615478533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Fusicatenibacter</text:p>
          </table:table-cell>
          <table:table-cell office:value-type="string" calcext:value-type="string">
            <text:p>NA</text:p>
          </table:table-cell>
          <table:table-cell office:value-type="float" office:value="0.651017772701139" calcext:value-type="float">
            <text:p>0.65</text:p>
          </table:table-cell>
          <table:table-cell office:value-type="float" office:value="0.877827442026877" calcext:value-type="float">
            <text:p>0.88</text:p>
          </table:table-cell>
          <table:table-cell office:value-type="float" office:value="0.667003480103922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allico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CA-90006622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377909700230747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CA-90006657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478767277435918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CA-90006675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228562225894099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elria</text:p>
          </table:table-cell>
          <table:table-cell office:value-type="string" calcext:value-type="string">
            <text:p>NA</text:p>
          </table:table-cell>
          <table:table-cell office:value-type="float" office:value="0.000737589645245262" calcext:value-type="float">
            <text:p>0.00</text:p>
          </table:table-cell>
          <table:table-cell office:value-type="float" office:value="0.0019071139504071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eorgen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58646984738588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Gordoni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37321185001355" calcext:value-type="float">
            <text:p>0.00</text:p>
          </table:table-cell>
          <table:table-cell office:value-type="float" office:value="0.0009168179191915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afnia-Obesumbacterium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49133655126551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arryflinti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144155594217175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edyosm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00145210555305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erbinix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456133918715328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espell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49930845778596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oward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81229839734297" calcext:value-type="float">
            <text:p>0.05</text:p>
          </table:table-cell>
          <table:table-cell office:value-type="float" office:value="0.062263511019593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Hydrogenoanaer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250416957727868" calcext:value-type="float">
            <text:p>0.00</text:p>
          </table:table-cell>
          <table:table-cell office:value-type="float" office:value="0.00263228317637943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Ideon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67194261306776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Incerta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63702108554552" calcext:value-type="float">
            <text:p>1.6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Isobacul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64943077392665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Jeotgali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actonifacto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62696377687421" calcext:value-type="float">
            <text:p>0.02</text:p>
          </table:table-cell>
          <table:table-cell office:value-type="float" office:value="0.00457052006289661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upin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Lutispo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53111962672912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arinilacti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arinov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836918455403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tascardov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65852401719406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ethanogenic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149475581320672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icr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56864421608516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obilitalea</text:p>
          </table:table-cell>
          <table:table-cell office:value-type="string" calcext:value-type="string">
            <text:p>NA</text:p>
          </table:table-cell>
          <table:table-cell office:value-type="float" office:value="0.00180719123095209" calcext:value-type="float">
            <text:p>0.00</text:p>
          </table:table-cell>
          <table:table-cell office:value-type="float" office:value="0.000038718766821179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oryella</text:p>
          </table:table-cell>
          <table:table-cell office:value-type="string" calcext:value-type="string">
            <text:p>NA</text:p>
          </table:table-cell>
          <table:table-cell office:value-type="float" office:value="0.0811595361769003" calcext:value-type="float">
            <text:p>0.08</text:p>
          </table:table-cell>
          <table:table-cell office:value-type="float" office:value="0.00982619353348773" calcext:value-type="float">
            <text:p>0.01</text:p>
          </table:table-cell>
          <table:table-cell office:value-type="float" office:value="0.000137248831339398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urdochi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340891236857881" calcext:value-type="float">
            <text:p>0.00</text:p>
          </table:table-cell>
          <table:table-cell office:value-type="float" office:value="0.000268637336508416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Mus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9444140629747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NA</text:p>
          </table:table-cell>
          <table:table-cell office:value-type="string" calcext:value-type="string">
            <text:p>NA</text:p>
          </table:table-cell>
          <table:table-cell office:value-type="float" office:value="42.268419799091" calcext:value-type="float">
            <text:p>42.27</text:p>
          </table:table-cell>
          <table:table-cell office:value-type="string" calcext:value-type="string">
            <text:p>NA</text:p>
          </table:table-cell>
          <table:table-cell office:value-type="float" office:value="10.6036899966649" calcext:value-type="float">
            <text:p>10.6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Natranaerovirg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Negativibacillus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107952453468653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Negativi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1152151026890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Noviherbaspirill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23570952101468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Oenothe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4963048751109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Oscillospira</text:p>
          </table:table-cell>
          <table:table-cell office:value-type="string" calcext:value-type="string">
            <text:p>NA</text:p>
          </table:table-cell>
          <table:table-cell office:value-type="float" office:value="0.203797749323028" calcext:value-type="float">
            <text:p>0.20</text:p>
          </table:table-cell>
          <table:table-cell office:value-type="float" office:value="0.0131346211107294" calcext:value-type="float">
            <text:p>0.01</text:p>
          </table:table-cell>
          <table:table-cell office:value-type="float" office:value="0.0192533683253424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enalcaligen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51370052132897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nax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ntanalinema_CENA51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0938557343507295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pillibacter</text:p>
          </table:table-cell>
          <table:table-cell office:value-type="string" calcext:value-type="string">
            <text:p>NA</text:p>
          </table:table-cell>
          <table:table-cell office:value-type="float" office:value="0.00798117235004139" calcext:value-type="float">
            <text:p>0.01</text:p>
          </table:table-cell>
          <table:table-cell office:value-type="float" office:value="0.00239574031999576" calcext:value-type="float">
            <text:p>0.00</text:p>
          </table:table-cell>
          <table:table-cell office:value-type="float" office:value="0.00157015355085605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racoc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56637902493672" calcext:value-type="float">
            <text:p>0.0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raeggerth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raherbaspirillum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0402985315215113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raspor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51190464326508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rvi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8188509310539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uci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auci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ectinat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elo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elospor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0825434173999773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eptococcus</text:p>
          </table:table-cell>
          <table:table-cell office:value-type="string" calcext:value-type="string">
            <text:p>NA</text:p>
          </table:table-cell>
          <table:table-cell office:value-type="float" office:value="0.00469661983746666" calcext:value-type="float">
            <text:p>0.00</text:p>
          </table:table-cell>
          <table:table-cell office:value-type="float" office:value="0.0475230486946047" calcext:value-type="float">
            <text:p>0.05</text:p>
          </table:table-cell>
          <table:table-cell office:value-type="float" office:value="0.0340917042708256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hoce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982362942192351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hreat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hytophtho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8386351296614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lesio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21930045078519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MMR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0475092108482531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orphyromonadaceae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ossibl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73478193833297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rag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71941721450287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run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30822031279738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seudacidovorax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seudochrobactr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seudoscardov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93864455970999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sychrobacill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97390542555789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Pygmaiobacter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150823572744428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aoultibacter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16274530307833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ar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B4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0211152048214459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ikenellacea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814101864024744" calcext:value-type="float">
            <text:p>0.08</text:p>
          </table:table-cell>
          <table:table-cell office:value-type="float" office:value="0.0486563647714499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ombouts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75833683814042" calcext:value-type="float">
            <text:p>0.58</text:p>
          </table:table-cell>
          <table:table-cell office:value-type="float" office:value="0.5354794693747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osenbergiell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0.000232267253035904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ose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2988615478533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Rubrivirg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0158364036160844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alinihabitan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anguibacteroides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262730764548848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arci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783762459163716" calcext:value-type="float">
            <text:p>0.08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chwartz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71941721450287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cytonema_UTEX_234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976596480707365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ellimonas</text:p>
          </table:table-cell>
          <table:table-cell office:value-type="string" calcext:value-type="string">
            <text:p>NA</text:p>
          </table:table-cell>
          <table:table-cell office:value-type="float" office:value="0.0203958458484201" calcext:value-type="float">
            <text:p>0.02</text:p>
          </table:table-cell>
          <table:table-cell office:value-type="string" calcext:value-type="string">
            <text:p>NA</text:p>
          </table:table-cell>
          <table:table-cell office:value-type="float" office:value="0.144161238838672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higella</text:p>
          </table:table-cell>
          <table:table-cell office:value-type="string" calcext:value-type="string">
            <text:p>NA</text:p>
          </table:table-cell>
          <table:table-cell office:value-type="float" office:value="0.00115737639932363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olirubrobact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2988615478533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phingoaurantiacus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137248831339398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phingomonadaceae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3454611805805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phingosinic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74403624445406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poracetigen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porobacter</text:p>
          </table:table-cell>
          <table:table-cell office:value-type="string" calcext:value-type="string">
            <text:p>NA</text:p>
          </table:table-cell>
          <table:table-cell office:value-type="float" office:value="0.00127095834514137" calcext:value-type="float">
            <text:p>0.00</text:p>
          </table:table-cell>
          <table:table-cell office:value-type="float" office:value="0.000033422218672476" calcext:value-type="float">
            <text:p>0.00</text:p>
          </table:table-cell>
          <table:table-cell office:value-type="float" office:value="0.00206219567098803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takelam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ucciniclastic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340562584561097" calcext:value-type="float">
            <text:p>0.00</text:p>
          </table:table-cell>
          <table:table-cell office:value-type="float" office:value="0.000017489515581956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ulfurifustis</text:p>
          </table:table-cell>
          <table:table-cell office:value-type="string" calcext:value-type="string">
            <text:p>NA</text:p>
          </table:table-cell>
          <table:table-cell office:value-type="float" office:value="0.00055796984816782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Syntrophococcus</text:p>
          </table:table-cell>
          <table:table-cell office:value-type="string" calcext:value-type="string">
            <text:p>NA</text:p>
          </table:table-cell>
          <table:table-cell office:value-type="float" office:value="0.000257524545308224" calcext:value-type="float">
            <text:p>0.00</text:p>
          </table:table-cell>
          <table:table-cell office:value-type="float" office:value="0.00005686397451781" calcext:value-type="float">
            <text:p>0.00</text:p>
          </table:table-cell>
          <table:table-cell office:value-type="float" office:value="0.0217246866536369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epidi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hioprofundum</text:p>
          </table:table-cell>
          <table:table-cell office:value-type="string" calcext:value-type="string">
            <text:p>NA</text:p>
          </table:table-cell>
          <table:table-cell office:value-type="float" office:value="0.00097753516624742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richococcus</text:p>
          </table:table-cell>
          <table:table-cell office:value-type="string" calcext:value-type="string">
            <text:p>NA</text:p>
          </table:table-cell>
          <table:table-cell office:value-type="float" office:value="0.000429963749816811" calcext:value-type="float">
            <text:p>0.00</text:p>
          </table:table-cell>
          <table:table-cell office:value-type="float" office:value="0.00040324125569212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Tropicimon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58646984738588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BA181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989654787519529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C5-1-2E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381353839635131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96952579942385" calcext:value-type="float">
            <text:p>1.9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alpha-prote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50697344122251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archae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41795781083253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326071866931058" calcext:value-type="float">
            <text:p>0.3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Bacteroidales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42813534214435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endolithic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25977230957066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Enterococcaceae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719417214502876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Enterococc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133389559300802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Firmicutes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Fuso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Klebsiell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Lachnospir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24630582207790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Lactobacillales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organis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208371755207333" calcext:value-type="float">
            <text:p>0.0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Porphyromonadaceae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154291571331063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Prevotellaceae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4963048751109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rumen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911916607050118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Sphingomonadaceae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31730166662700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Streptococcaceae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164525572004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cultured-Thermoanaerobacterales-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499226900056189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dibacterium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unidentifie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0499308457785967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Victivallis</text:p>
          </table:table-cell>
          <table:table-cell office:value-type="string" calcext:value-type="string">
            <text:p>NA</text:p>
          </table:table-cell>
          <table:table-cell office:value-type="float" office:value="0.00677648270309351" calcext:value-type="float">
            <text:p>0.01</text:p>
          </table:table-cell>
          <table:table-cell office:value-type="float" office:value="0.0232978009107098" calcext:value-type="float">
            <text:p>0.02</text:p>
          </table:table-cell>
          <table:table-cell office:value-type="float" office:value="0.0100895987348758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__Ze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05686397451781" calcext:value-type="float">
            <text:p>0.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[Eubacterium] brachy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[Eubacterium] infirmum</text:p>
          </table:table-cell>
          <table:table-cell office:value-type="string" calcext:value-type="string">
            <text:p>NA</text:p>
          </table:table-cell>
          <table:table-cell office:value-type="float" office:value="0.00061815936034538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[Eubacterium] sulci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Lachnospiraceae bacterium 8_1_57FAA</text:p>
          </table:table-cell>
          <table:table-cell office:value-type="string" calcext:value-type="string">
            <text:p>NA</text:p>
          </table:table-cell>
          <table:table-cell office:value-type="float" office:value="0.325240035038219" calcext:value-type="float">
            <text:p>0.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Lachnospiraceae bacterium 9_1_43BFAA</text:p>
          </table:table-cell>
          <table:table-cell office:value-type="string" calcext:value-type="string">
            <text:p>NA</text:p>
          </table:table-cell>
          <table:table-cell office:value-type="float" office:value="0.0087972807821125" calcext:value-type="float">
            <text:p>0.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Peptostreptococcaceae bacterium canine oral taxon 33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Peptostreptococcaceae bacterium feline oral taxon 064</text:p>
          </table:table-cell>
          <table:table-cell office:value-type="string" calcext:value-type="string">
            <text:p>NA</text:p>
          </table:table-cell>
          <table:table-cell office:value-type="float" office:value="0.0101149067179353" calcext:value-type="float">
            <text:p>0.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Prevotellaceae bacterium DJF_CR21k6</text:p>
          </table:table-cell>
          <table:table-cell office:value-type="string" calcext:value-type="string">
            <text:p>NA</text:p>
          </table:table-cell>
          <table:table-cell office:value-type="float" office:value="0.0616420963524596" calcext:value-type="float">
            <text:p>0.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Prevotellaceae bacterium DJF_CR25</text:p>
          </table:table-cell>
          <table:table-cell office:value-type="string" calcext:value-type="string">
            <text:p>NA</text:p>
          </table:table-cell>
          <table:table-cell office:value-type="float" office:value="0.0268440003419129" calcext:value-type="float">
            <text:p>0.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Prevotellaceae bacterium DJF_RP17</text:p>
          </table:table-cell>
          <table:table-cell office:value-type="string" calcext:value-type="string">
            <text:p>NA</text:p>
          </table:table-cell>
          <table:table-cell office:value-type="float" office:value="1.07672800871388" calcext:value-type="float">
            <text:p>1.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uncultured Christensenellaceae bacterium</text:p>
          </table:table-cell>
          <table:table-cell office:value-type="string" calcext:value-type="string">
            <text:p>NA</text:p>
          </table:table-cell>
          <table:table-cell office:value-type="float" office:value="0.375054597075829" calcext:value-type="float">
            <text:p>0.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uncultured Clostridiales Family XIII bacterium</text:p>
          </table:table-cell>
          <table:table-cell office:value-type="string" calcext:value-type="string">
            <text:p>NA</text:p>
          </table:table-cell>
          <table:table-cell office:value-type="float" office:value="0.0114801078974896" calcext:value-type="float">
            <text:p>0.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uncultured Erysipelotrichaceae bacterium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uncultured Eubacteriaceae bacterium</text:p>
          </table:table-cell>
          <table:table-cell office:value-type="string" calcext:value-type="string">
            <text:p>NA</text:p>
          </table:table-cell>
          <table:table-cell office:value-type="float" office:value="0.00230701442126335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uncultured Lachnospiraceae bacterium</text:p>
          </table:table-cell>
          <table:table-cell office:value-type="string" calcext:value-type="string">
            <text:p>NA</text:p>
          </table:table-cell>
          <table:table-cell office:value-type="float" office:value="0.0100696280066031" calcext:value-type="float">
            <text:p>0.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uncultured Peptococcaceae bacterium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uncultured Prevotellaceae bacterium</text:p>
          </table:table-cell>
          <table:table-cell office:value-type="string" calcext:value-type="string">
            <text:p>NA</text:p>
          </table:table-cell>
          <table:table-cell office:value-type="float" office:value="0.841286190901452" calcext:value-type="float">
            <text:p>0.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__uncultured Ruminococcaceae bacterium</text:p>
          </table:table-cell>
          <table:table-cell office:value-type="string" calcext:value-type="string">
            <text:p>NA</text:p>
          </table:table-cell>
          <table:table-cell office:value-type="float" office:value="0.371922520375962" calcext:value-type="float">
            <text:p>0.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79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ltered" table:style-name="ta1"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5" table:default-cell-style-name="Default"/>
        <table:table-column table:style-name="co5" table:number-columns-repeated="4" table:default-cell-style-name="ce1"/>
        <table:table-column table:style-name="co5" table:number-columns-repeated="53" table:default-cell-style-name="Default"/>
        <table:table-row table:style-name="ro1">
          <table:table-cell table:style-name="ce4" office:value-type="string" calcext:value-type="string">
            <text:p>Genus</text:p>
          </table:table-cell>
          <table:table-cell table:style-name="ce9" office:value-type="string" calcext:value-type="string">
            <text:p>MOTU</text:p>
          </table:table-cell>
          <table:table-cell table:style-name="ce9" office:value-type="string" calcext:value-type="string">
            <text:p>MALT</text:p>
          </table:table-cell>
          <table:table-cell table:style-name="ce9" office:value-type="string" calcext:value-type="string">
            <text:p>QIIME1</text:p>
          </table:table-cell>
          <table:table-cell table:style-name="ce9" office:value-type="string" calcext:value-type="string">
            <text:p>DADA2</text:p>
          </table:table-cell>
          <table:table-cell table:style-name="ce4" office:value-type="string" calcext:value-type="string">
            <text:p>#16S</text:p>
          </table:table-cell>
          <table:table-cell table:style-name="ce4" office:value-type="string" calcext:value-type="string">
            <text:p>SORT1</text:p>
          </table:table-cell>
          <table:table-cell table:style-name="ce44" table:number-columns-repeated="4"/>
          <table:table-cell table:style-name="ce11" table:number-columns-repeated="2"/>
          <table:table-cell table:style-name="ce4" table:number-columns-repeated="49"/>
          <table:table-cell table:style-name="ce11" table:number-columns-repeated="2"/>
        </table:table-row>
        <table:table-row table:style-name="ro2">
          <table:table-cell table:style-name="ce5" office:value-type="string" calcext:value-type="string">
            <text:p>g__Bacteroides</text:p>
          </table:table-cell>
          <table:table-cell table:style-name="ce7" office:value-type="float" office:value="0.109059026237778" calcext:value-type="float">
            <text:p>0.11</text:p>
          </table:table-cell>
          <table:table-cell table:style-name="ce7" office:value-type="float" office:value="4.95953305631753" calcext:value-type="float">
            <text:p>4.96</text:p>
          </table:table-cell>
          <table:table-cell table:style-name="ce7" office:value-type="float" office:value="8.82632705453184" calcext:value-type="float">
            <text:p>8.83</text:p>
          </table:table-cell>
          <table:table-cell table:style-name="ce7" office:value-type="float" office:value="9.0490867265646" calcext:value-type="float">
            <text:p>9.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Ruminococcus</text:p>
          </table:table-cell>
          <table:table-cell table:style-name="ce7" office:value-type="float" office:value="0.0777760626133333" calcext:value-type="float">
            <text:p>0.08</text:p>
          </table:table-cell>
          <table:table-cell table:style-name="ce7" office:value-type="float" office:value="5.2491941984837" calcext:value-type="float">
            <text:p>5.25</text:p>
          </table:table-cell>
          <table:table-cell table:style-name="ce7" office:value-type="float" office:value="7.03486814204711" calcext:value-type="float">
            <text:p>7.03</text:p>
          </table:table-cell>
          <table:table-cell table:style-name="ce7" office:value-type="float" office:value="7.54959309632862" calcext:value-type="float">
            <text:p>7.5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Clostridium</text:p>
          </table:table-cell>
          <table:table-cell table:style-name="ce7" office:value-type="float" office:value="0.0750276138177778" calcext:value-type="float">
            <text:p>0.08</text:p>
          </table:table-cell>
          <table:table-cell table:style-name="ce7" office:value-type="float" office:value="0.28720338444714" calcext:value-type="float">
            <text:p>0.29</text:p>
          </table:table-cell>
          <table:table-cell table:style-name="ce7" office:value-type="float" office:value="0.535856191477044" calcext:value-type="float">
            <text:p>0.54</text:p>
          </table:table-cell>
          <table:table-cell table:style-name="ce7" office:value-type="float" office:value="0.489409554651988" calcext:value-type="float">
            <text:p>0.49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Eubacterium</text:p>
          </table:table-cell>
          <table:table-cell table:style-name="ce7" office:value-type="float" office:value="0.0529327691488889" calcext:value-type="float">
            <text:p>0.05</text:p>
          </table:table-cell>
          <table:table-cell table:style-name="ce7" office:value-type="float" office:value="0.00384426675802181" calcext:value-type="float">
            <text:p>0.00</text:p>
          </table:table-cell>
          <table:table-cell table:style-name="ce7" office:value-type="float" office:value="5.20586932817722" calcext:value-type="float">
            <text:p>5.21</text:p>
          </table:table-cell>
          <table:table-cell table:style-name="ce7" office:value-type="float" office:value="0.0202204020326283" calcext:value-type="float">
            <text:p>0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Blautia</text:p>
          </table:table-cell>
          <table:table-cell table:style-name="ce7" office:value-type="float" office:value="0.0504097886822222" calcext:value-type="float">
            <text:p>0.05</text:p>
          </table:table-cell>
          <table:table-cell table:style-name="ce7" office:value-type="float" office:value="6.21070156900479" calcext:value-type="float">
            <text:p>6.21</text:p>
          </table:table-cell>
          <table:table-cell table:style-name="ce7" office:value-type="float" office:value="10.3721122003447" calcext:value-type="float">
            <text:p>10.37</text:p>
          </table:table-cell>
          <table:table-cell table:style-name="ce7" office:value-type="float" office:value="9.97953979487173" calcext:value-type="float">
            <text:p>9.9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Prevotella</text:p>
          </table:table-cell>
          <table:table-cell table:style-name="ce7" office:value-type="float" office:value="0.04701388562" calcext:value-type="float">
            <text:p>0.05</text:p>
          </table:table-cell>
          <table:table-cell table:style-name="ce7" office:value-type="float" office:value="0.1147035297421" calcext:value-type="float">
            <text:p>0.11</text:p>
          </table:table-cell>
          <table:table-cell table:style-name="ce7" office:value-type="float" office:value="4.14833728931248" calcext:value-type="float">
            <text:p>4.15</text:p>
          </table:table-cell>
          <table:table-cell table:style-name="ce7" office:value-type="float" office:value="5.28297554372484" calcext:value-type="float">
            <text:p>5.2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Faecalibacterium</text:p>
          </table:table-cell>
          <table:table-cell table:style-name="ce7" office:value-type="float" office:value="0.0366746721333333" calcext:value-type="float">
            <text:p>0.04</text:p>
          </table:table-cell>
          <table:table-cell table:style-name="ce7" office:value-type="float" office:value="2.80653477746175" calcext:value-type="float">
            <text:p>2.81</text:p>
          </table:table-cell>
          <table:table-cell table:style-name="ce7" office:value-type="float" office:value="5.51292013442708" calcext:value-type="float">
            <text:p>5.51</text:p>
          </table:table-cell>
          <table:table-cell table:style-name="ce7" office:value-type="float" office:value="4.50875168021097" calcext:value-type="float">
            <text:p>4.5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Bifidobacterium</text:p>
          </table:table-cell>
          <table:table-cell table:style-name="ce7" office:value-type="float" office:value="0.0342316019066667" calcext:value-type="float">
            <text:p>0.03</text:p>
          </table:table-cell>
          <table:table-cell table:style-name="ce7" office:value-type="float" office:value="0.981179457802287" calcext:value-type="float">
            <text:p>0.98</text:p>
          </table:table-cell>
          <table:table-cell table:style-name="ce7" office:value-type="float" office:value="1.43832638187965" calcext:value-type="float">
            <text:p>1.44</text:p>
          </table:table-cell>
          <table:table-cell table:style-name="ce7" office:value-type="float" office:value="1.35988964176783" calcext:value-type="float">
            <text:p>1.3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Streptococcus</text:p>
          </table:table-cell>
          <table:table-cell table:style-name="ce7" office:value-type="float" office:value="0.0251998006777778" calcext:value-type="float">
            <text:p>0.03</text:p>
          </table:table-cell>
          <table:table-cell table:style-name="ce7" office:value-type="float" office:value="3.23584787217654" calcext:value-type="float">
            <text:p>3.24</text:p>
          </table:table-cell>
          <table:table-cell table:style-name="ce7" office:value-type="float" office:value="4.43849842218135" calcext:value-type="float">
            <text:p>4.44</text:p>
          </table:table-cell>
          <table:table-cell table:style-name="ce7" office:value-type="float" office:value="4.03649464741001" calcext:value-type="float">
            <text:p>4.0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Roseburia</text:p>
          </table:table-cell>
          <table:table-cell table:style-name="ce7" office:value-type="float" office:value="0.0233232175933333" calcext:value-type="float">
            <text:p>0.02</text:p>
          </table:table-cell>
          <table:table-cell table:style-name="ce7" office:value-type="float" office:value="2.35171288476353" calcext:value-type="float">
            <text:p>2.35</text:p>
          </table:table-cell>
          <table:table-cell table:style-name="ce7" office:value-type="float" office:value="1.69241034787718" calcext:value-type="float">
            <text:p>1.69</text:p>
          </table:table-cell>
          <table:table-cell table:style-name="ce7" office:value-type="float" office:value="0.810341921932508" calcext:value-type="float">
            <text:p>0.8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Alistipes</text:p>
          </table:table-cell>
          <table:table-cell table:style-name="ce7" office:value-type="float" office:value="0.0182738492444444" calcext:value-type="float">
            <text:p>0.02</text:p>
          </table:table-cell>
          <table:table-cell table:style-name="ce7" office:value-type="float" office:value="0.488595192064929" calcext:value-type="float">
            <text:p>0.49</text:p>
          </table:table-cell>
          <table:table-cell table:style-name="ce7" office:value-type="float" office:value="0.797134572298473" calcext:value-type="float">
            <text:p>0.80</text:p>
          </table:table-cell>
          <table:table-cell table:style-name="ce7" office:value-type="float" office:value="0.958778886311944" calcext:value-type="float">
            <text:p>0.9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Anaerostipes</text:p>
          </table:table-cell>
          <table:table-cell table:style-name="ce7" office:value-type="float" office:value="0.0179017319533333" calcext:value-type="float">
            <text:p>0.02</text:p>
          </table:table-cell>
          <table:table-cell table:style-name="ce7" office:value-type="float" office:value="2.54279109906322" calcext:value-type="float">
            <text:p>2.54</text:p>
          </table:table-cell>
          <table:table-cell table:style-name="ce7" office:value-type="float" office:value="3.16872354100769" calcext:value-type="float">
            <text:p>3.17</text:p>
          </table:table-cell>
          <table:table-cell table:style-name="ce7" office:value-type="float" office:value="2.66200380644251" calcext:value-type="float">
            <text:p>2.6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Coprococcus</text:p>
          </table:table-cell>
          <table:table-cell table:style-name="ce7" office:value-type="float" office:value="0.0151908264111111" calcext:value-type="float">
            <text:p>0.02</text:p>
          </table:table-cell>
          <table:table-cell table:style-name="ce7" office:value-type="float" office:value="0.850286344848342" calcext:value-type="float">
            <text:p>0.85</text:p>
          </table:table-cell>
          <table:table-cell table:style-name="ce7" office:value-type="float" office:value="0.706623012325547" calcext:value-type="float">
            <text:p>0.71</text:p>
          </table:table-cell>
          <table:table-cell table:style-name="ce7" office:value-type="float" office:value="1.91739102814315" calcext:value-type="float">
            <text:p>1.9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Butyrivibrio</text:p>
          </table:table-cell>
          <table:table-cell table:style-name="ce7" office:value-type="float" office:value="0.0138016823888889" calcext:value-type="float">
            <text:p>0.01</text:p>
          </table:table-cell>
          <table:table-cell table:style-name="ce7" office:value-type="float" office:value="0.0807184574798815" calcext:value-type="float">
            <text:p>0.08</text:p>
          </table:table-cell>
          <table:table-cell table:style-name="ce7" office:value-type="float" office:value="0.831679186406703" calcext:value-type="float">
            <text:p>0.83</text:p>
          </table:table-cell>
          <table:table-cell table:style-name="ce7" office:value-type="float" office:value="0.51834568769126" calcext:value-type="float">
            <text:p>0.5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Dorea</text:p>
          </table:table-cell>
          <table:table-cell table:style-name="ce7" office:value-type="float" office:value="0.0112111786844444" calcext:value-type="float">
            <text:p>0.01</text:p>
          </table:table-cell>
          <table:table-cell table:style-name="ce7" office:value-type="float" office:value="0.423002852487982" calcext:value-type="float">
            <text:p>0.42</text:p>
          </table:table-cell>
          <table:table-cell table:style-name="ce7" office:value-type="float" office:value="1.08757188751369" calcext:value-type="float">
            <text:p>1.09</text:p>
          </table:table-cell>
          <table:table-cell table:style-name="ce7" office:value-type="float" office:value="1.3719573444519" calcext:value-type="float">
            <text:p>1.3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Methanobrevibacter</text:p>
          </table:table-cell>
          <table:table-cell table:style-name="ce7" office:value-type="float" office:value="0.00777025154" calcext:value-type="float">
            <text:p>0.01</text:p>
          </table:table-cell>
          <table:table-cell table:style-name="ce7" office:value-type="float" office:value="0.688941192507267" calcext:value-type="float">
            <text:p>0.69</text:p>
          </table:table-cell>
          <table:table-cell table:style-name="ce7" office:value-type="float" office:value="1.08157457706089" calcext:value-type="float">
            <text:p>1.08</text:p>
          </table:table-cell>
          <table:table-cell table:style-name="ce7" office:value-type="float" office:value="0.926757476988014" calcext:value-type="float">
            <text:p>0.9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Ruminiclostridium</text:p>
          </table:table-cell>
          <table:table-cell table:style-name="ce7" office:value-type="float" office:value="0.00544477411777778" calcext:value-type="float">
            <text:p>0.01</text:p>
          </table:table-cell>
          <table:table-cell table:style-name="ce7" office:value-type="float" office:value="0.084568081687877" calcext:value-type="float">
            <text:p>0.08</text:p>
          </table:table-cell>
          <table:table-cell table:style-name="ce7" office:value-type="float" office:value="1.44187294522224" calcext:value-type="float">
            <text:p>1.44</text:p>
          </table:table-cell>
          <table:table-cell table:style-name="ce7" office:value-type="float" office:value="0.794127061733763" calcext:value-type="float">
            <text:p>0.7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Succinivibrio</text:p>
          </table:table-cell>
          <table:table-cell table:style-name="ce7" office:value-type="float" office:value="0.00454116831555556" calcext:value-type="float">
            <text:p>0.00</text:p>
          </table:table-cell>
          <table:table-cell table:style-name="ce7" office:value-type="float" office:value="0.240558151625979" calcext:value-type="float">
            <text:p>0.24</text:p>
          </table:table-cell>
          <table:table-cell table:style-name="ce7" office:value-type="float" office:value="0.00428354325465184" calcext:value-type="float">
            <text:p>0.00</text:p>
          </table:table-cell>
          <table:table-cell table:style-name="ce7" office:value-type="float" office:value="0.25251602582161" calcext:value-type="float">
            <text:p>0.2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Holdemanella</text:p>
          </table:table-cell>
          <table:table-cell table:style-name="ce7" office:value-type="float" office:value="0.00414947768666667" calcext:value-type="float">
            <text:p>0.00</text:p>
          </table:table-cell>
          <table:table-cell table:style-name="ce7" office:value-type="float" office:value="0.140463999620915" calcext:value-type="float">
            <text:p>0.14</text:p>
          </table:table-cell>
          <table:table-cell table:style-name="ce7" office:value-type="float" office:value="0.179467364808924" calcext:value-type="float">
            <text:p>0.18</text:p>
          </table:table-cell>
          <table:table-cell table:style-name="ce7" office:value-type="float" office:value="0.261999459176918" calcext:value-type="float">
            <text:p>0.2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Parabacteroides</text:p>
          </table:table-cell>
          <table:table-cell table:style-name="ce7" office:value-type="float" office:value="0.00348449115111111" calcext:value-type="float">
            <text:p>0.00</text:p>
          </table:table-cell>
          <table:table-cell table:style-name="ce7" office:value-type="float" office:value="0.582820954244685" calcext:value-type="float">
            <text:p>0.58</text:p>
          </table:table-cell>
          <table:table-cell table:style-name="ce7" office:value-type="float" office:value="0.446569582131179" calcext:value-type="float">
            <text:p>0.45</text:p>
          </table:table-cell>
          <table:table-cell table:style-name="ce7" office:value-type="float" office:value="0.412954291092414" calcext:value-type="float">
            <text:p>0.4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Barnesiella</text:p>
          </table:table-cell>
          <table:table-cell table:style-name="ce7" office:value-type="float" office:value="0.00346918842" calcext:value-type="float">
            <text:p>0.00</text:p>
          </table:table-cell>
          <table:table-cell table:style-name="ce7" office:value-type="float" office:value="0.0381926480648423" calcext:value-type="float">
            <text:p>0.04</text:p>
          </table:table-cell>
          <table:table-cell table:style-name="ce7" office:value-type="float" office:value="0.0143571779932197" calcext:value-type="float">
            <text:p>0.01</text:p>
          </table:table-cell>
          <table:table-cell table:style-name="ce7" office:value-type="float" office:value="0.0630877120684235" calcext:value-type="float">
            <text:p>0.0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Enterococcus</text:p>
          </table:table-cell>
          <table:table-cell table:style-name="ce7" office:value-type="float" office:value="0.00256914365333333" calcext:value-type="float">
            <text:p>0.00</text:p>
          </table:table-cell>
          <table:table-cell table:style-name="ce7" office:value-type="float" office:value="0.00103143621487729" calcext:value-type="float">
            <text:p>0.00</text:p>
          </table:table-cell>
          <table:table-cell table:style-name="ce7" office:value-type="float" office:value="0.219239753420287" calcext:value-type="float">
            <text:p>0.22</text:p>
          </table:table-cell>
          <table:table-cell table:style-name="ce7" office:value-type="float" office:value="0.165212673067476" calcext:value-type="float">
            <text:p>0.1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Paraprevotella</text:p>
          </table:table-cell>
          <table:table-cell table:style-name="ce7" office:value-type="float" office:value="0.00204852918888889" calcext:value-type="float">
            <text:p>0.00</text:p>
          </table:table-cell>
          <table:table-cell table:style-name="ce7" office:value-type="float" office:value="0.28127125199308" calcext:value-type="float">
            <text:p>0.28</text:p>
          </table:table-cell>
          <table:table-cell table:style-name="ce7" office:value-type="float" office:value="0.291537146886472" calcext:value-type="float">
            <text:p>0.29</text:p>
          </table:table-cell>
          <table:table-cell table:style-name="ce7" office:value-type="float" office:value="0.271804106915481" calcext:value-type="float">
            <text:p>0.2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Tyzzerella</text:p>
          </table:table-cell>
          <table:table-cell table:style-name="ce7" office:value-type="float" office:value="0.00160702076666667" calcext:value-type="float">
            <text:p>0.00</text:p>
          </table:table-cell>
          <table:table-cell table:style-name="ce7" office:value-type="float" office:value="0.0646344506138686" calcext:value-type="float">
            <text:p>0.06</text:p>
          </table:table-cell>
          <table:table-cell table:style-name="ce7" office:value-type="float" office:value="0.0706520854698481" calcext:value-type="float">
            <text:p>0.07</text:p>
          </table:table-cell>
          <table:table-cell table:style-name="ce7" office:value-type="float" office:value="0.11830736800496" calcext:value-type="float">
            <text:p>0.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Staphylococcus</text:p>
          </table:table-cell>
          <table:table-cell table:style-name="ce7" office:value-type="float" office:value="0.00148320848888889" calcext:value-type="float">
            <text:p>0.00</text:p>
          </table:table-cell>
          <table:table-cell table:style-name="ce7" office:value-type="float" office:value="0.00240110118377692" calcext:value-type="float">
            <text:p>0.00</text:p>
          </table:table-cell>
          <table:table-cell table:style-name="ce7" office:value-type="float" office:value="0.0134373114113245" calcext:value-type="float">
            <text:p>0.01</text:p>
          </table:table-cell>
          <table:table-cell table:style-name="ce7" office:value-type="float" office:value="0.0114519832701301" calcext:value-type="float">
            <text:p>0.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Lactobacillus</text:p>
          </table:table-cell>
          <table:table-cell table:style-name="ce7" office:value-type="float" office:value="0.00139684270222222" calcext:value-type="float">
            <text:p>0.00</text:p>
          </table:table-cell>
          <table:table-cell table:style-name="ce7" office:value-type="float" office:value="1.35777856852676" calcext:value-type="float">
            <text:p>1.36</text:p>
          </table:table-cell>
          <table:table-cell table:style-name="ce7" office:value-type="float" office:value="0.193002767744705" calcext:value-type="float">
            <text:p>0.19</text:p>
          </table:table-cell>
          <table:table-cell table:style-name="ce7" office:value-type="float" office:value="0.261704424105053" calcext:value-type="float">
            <text:p>0.2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Lactococcus</text:p>
          </table:table-cell>
          <table:table-cell table:style-name="ce7" office:value-type="float" office:value="0.00139042042666667" calcext:value-type="float">
            <text:p>0.00</text:p>
          </table:table-cell>
          <table:table-cell table:style-name="ce7" office:value-type="float" office:value="0.189888997940521" calcext:value-type="float">
            <text:p>0.19</text:p>
          </table:table-cell>
          <table:table-cell table:style-name="ce7" office:value-type="float" office:value="0.226418031771955" calcext:value-type="float">
            <text:p>0.23</text:p>
          </table:table-cell>
          <table:table-cell table:style-name="ce7" office:value-type="float" office:value="0.190494692460588" calcext:value-type="float">
            <text:p>0.1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Subdoligranulum</text:p>
          </table:table-cell>
          <table:table-cell table:style-name="ce7" office:value-type="float" office:value="0.00129118219111111" calcext:value-type="float">
            <text:p>0.00</text:p>
          </table:table-cell>
          <table:table-cell table:style-name="ce7" office:value-type="float" office:value="2.39670218323114" calcext:value-type="float">
            <text:p>2.40</text:p>
          </table:table-cell>
          <table:table-cell table:style-name="ce7" office:value-type="float" office:value="2.09114313859899" calcext:value-type="float">
            <text:p>2.09</text:p>
          </table:table-cell>
          <table:table-cell table:style-name="ce7" office:value-type="float" office:value="2.30418350901667" calcext:value-type="float">
            <text:p>2.3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Lachnoclostridium</text:p>
          </table:table-cell>
          <table:table-cell table:style-name="ce7" office:value-type="float" office:value="0.00128235933111111" calcext:value-type="float">
            <text:p>0.00</text:p>
          </table:table-cell>
          <table:table-cell table:style-name="ce7" office:value-type="float" office:value="1.36428720116025" calcext:value-type="float">
            <text:p>1.36</text:p>
          </table:table-cell>
          <table:table-cell table:style-name="ce7" office:value-type="float" office:value="2.72574594451435" calcext:value-type="float">
            <text:p>2.73</text:p>
          </table:table-cell>
          <table:table-cell table:style-name="ce7" office:value-type="float" office:value="1.22629911253653" calcext:value-type="float">
            <text:p>1.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Desulfovibrio</text:p>
          </table:table-cell>
          <table:table-cell table:style-name="ce7" office:value-type="float" office:value="0.00112751085333333" calcext:value-type="float">
            <text:p>0.00</text:p>
          </table:table-cell>
          <table:table-cell table:style-name="ce7" office:value-type="float" office:value="0.264289179506196" calcext:value-type="float">
            <text:p>0.26</text:p>
          </table:table-cell>
          <table:table-cell table:style-name="ce7" office:value-type="float" office:value="0.313154045717851" calcext:value-type="float">
            <text:p>0.31</text:p>
          </table:table-cell>
          <table:table-cell table:style-name="ce7" office:value-type="float" office:value="0.266145889214827" calcext:value-type="float">
            <text:p>0.2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Lachnospiraceae</text:p>
          </table:table-cell>
          <table:table-cell table:style-name="ce7" office:value-type="float" office:value="0.0195760372533333" calcext:value-type="float">
            <text:p>0.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.87238332999974" calcext:value-type="float">
            <text:p>2.87</text:p>
          </table:table-cell>
          <table:table-cell table:style-name="ce7" office:value-type="float" office:value="1.90737827286019" calcext:value-type="float">
            <text:p>1.9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Oscillibacter</text:p>
          </table:table-cell>
          <table:table-cell table:style-name="ce7" office:value-type="float" office:value="0.00891890563777778" calcext:value-type="float">
            <text:p>0.0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0.0166689440836842" calcext:value-type="float">
            <text:p>0.02</text:p>
          </table:table-cell>
          <table:table-cell table:style-name="ce7" office:value-type="float" office:value="0.144886344796271" calcext:value-type="float">
            <text:p>0.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Collinsella</text:p>
          </table:table-cell>
          <table:table-cell table:style-name="ce7" office:value-type="float" office:value="0.00704743426222222" calcext:value-type="float">
            <text:p>0.0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0.000101047874090834" calcext:value-type="float">
            <text:p>0.00</text:p>
          </table:table-cell>
          <table:table-cell table:style-name="ce7" office:value-type="float" office:value="0.0000994396621467064" calcext:value-type="float">
            <text:p>0.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Phascolarctobacterium</text:p>
          </table:table-cell>
          <table:table-cell table:style-name="ce7" office:value-type="float" office:value="0.00647026690444444" calcext:value-type="float">
            <text:p>0.0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1.04524325756375" calcext:value-type="float">
            <text:p>1.05</text:p>
          </table:table-cell>
          <table:table-cell table:style-name="ce7" office:value-type="float" office:value="1.30359674074794" calcext:value-type="float">
            <text:p>1.3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Dialister</text:p>
          </table:table-cell>
          <table:table-cell table:style-name="ce7" office:value-type="float" office:value="0.00608107491555556" calcext:value-type="float">
            <text:p>0.0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0.599975958599243" calcext:value-type="float">
            <text:p>0.60</text:p>
          </table:table-cell>
          <table:table-cell table:style-name="ce7" office:value-type="float" office:value="0.572789933947586" calcext:value-type="float">
            <text:p>0.5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Akkermansia</text:p>
          </table:table-cell>
          <table:table-cell table:style-name="ce7" office:value-type="float" office:value="0.00570861976" calcext:value-type="float">
            <text:p>0.0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1.05233610355351" calcext:value-type="float">
            <text:p>1.05</text:p>
          </table:table-cell>
          <table:table-cell table:style-name="ce7" office:value-type="float" office:value="0.884846643084551" calcext:value-type="float">
            <text:p>0.8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Eggerthella</text:p>
          </table:table-cell>
          <table:table-cell table:style-name="ce7" office:value-type="float" office:value="0.00492119664222222" calcext:value-type="float">
            <text:p>0.0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0.00101750774466781" calcext:value-type="float">
            <text:p>0.00</text:p>
          </table:table-cell>
          <table:table-cell table:style-name="ce7" office:value-type="float" office:value="0.000628580149059053" calcext:value-type="float">
            <text:p>0.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Megamonas</text:p>
          </table:table-cell>
          <table:table-cell table:style-name="ce7" office:value-type="float" office:value="0.00338898428" calcext:value-type="float">
            <text:p>0.0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0.392396511338005" calcext:value-type="float">
            <text:p>0.39</text:p>
          </table:table-cell>
          <table:table-cell table:style-name="ce7" office:value-type="float" office:value="0.340559667836037" calcext:value-type="float">
            <text:p>0.3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Butyricicoccus</text:p>
          </table:table-cell>
          <table:table-cell table:style-name="ce7" office:value-type="float" office:value="0.00224810888444444" calcext:value-type="float">
            <text:p>0.0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0.00376295164357175" calcext:value-type="float">
            <text:p>0.00</text:p>
          </table:table-cell>
          <table:table-cell table:style-name="ce7" office:value-type="float" office:value="0.202542378361015" calcext:value-type="float">
            <text:p>0.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Odoribacter</text:p>
          </table:table-cell>
          <table:table-cell table:style-name="ce7" office:value-type="float" office:value="0.00211531976222222" calcext:value-type="float">
            <text:p>0.0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0.0887892455375134" calcext:value-type="float">
            <text:p>0.09</text:p>
          </table:table-cell>
          <table:table-cell table:style-name="ce7" office:value-type="float" office:value="0.0877037887781631" calcext:value-type="float">
            <text:p>0.0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Sutterella</text:p>
          </table:table-cell>
          <table:table-cell table:style-name="ce7" office:value-type="float" office:value="0.00197740353111111" calcext:value-type="float">
            <text:p>0.0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0.199807770063578" calcext:value-type="float">
            <text:p>0.20</text:p>
          </table:table-cell>
          <table:table-cell table:style-name="ce7" office:value-type="float" office:value="0.148395316141062" calcext:value-type="float">
            <text:p>0.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Megasphaera</text:p>
          </table:table-cell>
          <table:table-cell table:style-name="ce7" office:value-type="float" office:value="0.00173302886" calcext:value-type="float">
            <text:p>0.0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0.65890243806493" calcext:value-type="float">
            <text:p>0.66</text:p>
          </table:table-cell>
          <table:table-cell table:style-name="ce7" office:value-type="float" office:value="0.684681120716951" calcext:value-type="float">
            <text:p>0.6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Mitsuokella</text:p>
          </table:table-cell>
          <table:table-cell table:style-name="ce7" office:value-type="float" office:value="0.00121100970222222" calcext:value-type="float">
            <text:p>0.0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0.172132097993046" calcext:value-type="float">
            <text:p>0.17</text:p>
          </table:table-cell>
          <table:table-cell table:style-name="ce7" office:value-type="float" office:value="0.133704517026139" calcext:value-type="float">
            <text:p>0.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Acidaminococcus</text:p>
          </table:table-cell>
          <table:table-cell table:style-name="ce7" office:value-type="float" office:value="0.00117093861333333" calcext:value-type="float">
            <text:p>0.0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0.330890808172981" calcext:value-type="float">
            <text:p>0.33</text:p>
          </table:table-cell>
          <table:table-cell table:style-name="ce7" office:value-type="float" office:value="0.402658977219906" calcext:value-type="float">
            <text:p>0.4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Parasutterella</text:p>
          </table:table-cell>
          <table:table-cell table:style-name="ce7" office:value-type="float" office:value="0.00100614533333333" calcext:value-type="float">
            <text:p>0.0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0.00210723541747725" calcext:value-type="float">
            <text:p>0.00</text:p>
          </table:table-cell>
          <table:table-cell table:style-name="ce7" office:value-type="float" office:value="0.204645535318038" calcext:value-type="float">
            <text:p>0.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Azospirillum</text:p>
          </table:table-cell>
          <table:table-cell table:style-name="ce7" office:value-type="float" office:value="0.00237356800888889" calcext:value-type="float">
            <text:p>0.0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string" calcext:value-type="string">
            <text:p>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Enterobacteriaceae</text:p>
          </table:table-cell>
          <table:table-cell table:style-name="ce7" office:value-type="float" office:value="0.00718484227333333" calcext:value-type="float">
            <text:p>0.01</text:p>
          </table:table-cell>
          <table:table-cell table:number-columns-repeated="3" table:style-name="ce7" office:value-type="string" calcext:value-type="string">
            <text:p>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Bacteroidales gen. [C Bacteroides/Porphyromonas/Parabacteroides]</text:p>
          </table:table-cell>
          <table:table-cell table:style-name="ce7" office:value-type="float" office:value="0.00711372337555556" calcext:value-type="float">
            <text:p>0.01</text:p>
          </table:table-cell>
          <table:table-cell table:number-columns-repeated="3" table:style-name="ce7" office:value-type="string" calcext:value-type="string">
            <text:p>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Bacteria gen. incertae sedis</text:p>
          </table:table-cell>
          <table:table-cell table:style-name="ce7" office:value-type="float" office:value="0.00706464384444444" calcext:value-type="float">
            <text:p>0.01</text:p>
          </table:table-cell>
          <table:table-cell table:number-columns-repeated="3" table:style-name="ce7" office:value-type="string" calcext:value-type="string">
            <text:p>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Clostridiales</text:p>
          </table:table-cell>
          <table:table-cell table:style-name="ce7" office:value-type="float" office:value="0.00390073066222222" calcext:value-type="float">
            <text:p>0.00</text:p>
          </table:table-cell>
          <table:table-cell table:number-columns-repeated="3" table:style-name="ce7" office:value-type="string" calcext:value-type="string">
            <text:p>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g__Mycoplasma</text:p>
          </table:table-cell>
          <table:table-cell table:style-name="ce7" office:value-type="float" office:value="0.00290363483333333" calcext:value-type="float">
            <text:p>0.00</text:p>
          </table:table-cell>
          <table:table-cell table:number-columns-repeated="3" table:style-name="ce7" office:value-type="string" calcext:value-type="string">
            <text:p>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57"/>
        </table:table-row>
        <table:table-row table:style-name="ro2">
          <table:table-cell table:style-name="ce13" office:value-type="string" calcext:value-type="string">
            <text:p>g__Intestinibacter</text:p>
          </table:table-cell>
          <table:table-cell table:style-name="ce23" office:value-type="float" office:value="0.000875643155555556" calcext:value-type="float">
            <text:p>0.00</text:p>
          </table:table-cell>
          <table:table-cell table:style-name="ce23" office:value-type="float" office:value="0.000222222554443106" calcext:value-type="float">
            <text:p>0.00</text:p>
          </table:table-cell>
          <table:table-cell table:style-name="ce23" office:value-type="float" office:value="0.0229464891081379" calcext:value-type="float">
            <text:p>0.02</text:p>
          </table:table-cell>
          <table:table-cell table:style-name="ce23" office:value-type="float" office:value="0.269190563840283" calcext:value-type="float">
            <text:p>0.27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naerotruncus</text:p>
          </table:table-cell>
          <table:table-cell table:style-name="ce24" office:value-type="float" office:value="0.00074423944" calcext:value-type="float">
            <text:p>0.00</text:p>
          </table:table-cell>
          <table:table-cell table:style-name="ce24" office:value-type="float" office:value="0.386624054514154" calcext:value-type="float">
            <text:p>0.39</text:p>
          </table:table-cell>
          <table:table-cell table:style-name="ce24" office:value-type="float" office:value="0.403144496971561" calcext:value-type="float">
            <text:p>0.40</text:p>
          </table:table-cell>
          <table:table-cell table:style-name="ce24" office:value-type="float" office:value="0.0107179612808645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53" calcext:value-type="float">
            <text:p>53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Bilophila</text:p>
          </table:table-cell>
          <table:table-cell table:style-name="ce24" office:value-type="float" office:value="0.000694318593333333" calcext:value-type="float">
            <text:p>0.00</text:p>
          </table:table-cell>
          <table:table-cell table:style-name="ce24" office:value-type="float" office:value="0.0471452208113567" calcext:value-type="float">
            <text:p>0.05</text:p>
          </table:table-cell>
          <table:table-cell table:style-name="ce24" office:value-type="float" office:value="0.069341959327435" calcext:value-type="float">
            <text:p>0.07</text:p>
          </table:table-cell>
          <table:table-cell table:style-name="ce24" office:value-type="float" office:value="0.0623227216393962" calcext:value-type="float">
            <text:p>0.06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Faecalitalea</text:p>
          </table:table-cell>
          <table:table-cell table:style-name="ce24" office:value-type="float" office:value="0.000610177342222222" calcext:value-type="float">
            <text:p>0.00</text:p>
          </table:table-cell>
          <table:table-cell table:style-name="ce24" office:value-type="float" office:value="0.00549401979965125" calcext:value-type="float">
            <text:p>0.01</text:p>
          </table:table-cell>
          <table:table-cell table:style-name="ce24" office:value-type="float" office:value="0.00904170593679702" calcext:value-type="float">
            <text:p>0.01</text:p>
          </table:table-cell>
          <table:table-cell table:style-name="ce24" office:value-type="float" office:value="0.0160465923763721" calcext:value-type="float">
            <text:p>0.02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55" calcext:value-type="float">
            <text:p>55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ctinomyces</text:p>
          </table:table-cell>
          <table:table-cell table:style-name="ce24" office:value-type="float" office:value="0.0005177323" calcext:value-type="float">
            <text:p>0.00</text:p>
          </table:table-cell>
          <table:table-cell table:style-name="ce24" office:value-type="float" office:value="0.00648501413832266" calcext:value-type="float">
            <text:p>0.01</text:p>
          </table:table-cell>
          <table:table-cell table:style-name="ce24" office:value-type="float" office:value="0.0124323517251488" calcext:value-type="float">
            <text:p>0.01</text:p>
          </table:table-cell>
          <table:table-cell table:style-name="ce24" office:value-type="float" office:value="0.0101711176915678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56" calcext:value-type="float">
            <text:p>56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Erysipelatoclostridium</text:p>
          </table:table-cell>
          <table:table-cell table:style-name="ce24" office:value-type="float" office:value="0.000515398124444444" calcext:value-type="float">
            <text:p>0.00</text:p>
          </table:table-cell>
          <table:table-cell table:style-name="ce24" office:value-type="float" office:value="0.014426220100638" calcext:value-type="float">
            <text:p>0.01</text:p>
          </table:table-cell>
          <table:table-cell table:style-name="ce24" office:value-type="float" office:value="0.0563896347213383" calcext:value-type="float">
            <text:p>0.06</text:p>
          </table:table-cell>
          <table:table-cell table:style-name="ce24" office:value-type="float" office:value="0.0576728447953674" calcext:value-type="float">
            <text:p>0.06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57" calcext:value-type="float">
            <text:p>57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cinetobacter</text:p>
          </table:table-cell>
          <table:table-cell table:style-name="ce24" office:value-type="float" office:value="0.000446720882222222" calcext:value-type="float">
            <text:p>0.00</text:p>
          </table:table-cell>
          <table:table-cell table:style-name="ce24" office:value-type="float" office:value="0.000541719270480682" calcext:value-type="float">
            <text:p>0.00</text:p>
          </table:table-cell>
          <table:table-cell table:style-name="ce24" office:value-type="float" office:value="0.00415700859399265" calcext:value-type="float">
            <text:p>0.00</text:p>
          </table:table-cell>
          <table:table-cell table:style-name="ce24" office:value-type="float" office:value="0.00391066617980084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58" calcext:value-type="float">
            <text:p>58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Citrobacter</text:p>
          </table:table-cell>
          <table:table-cell table:style-name="ce24" office:value-type="float" office:value="0.000232378913333333" calcext:value-type="float">
            <text:p>0.00</text:p>
          </table:table-cell>
          <table:table-cell table:style-name="ce24" office:value-type="float" office:value="0.0160802090654136" calcext:value-type="float">
            <text:p>0.02</text:p>
          </table:table-cell>
          <table:table-cell table:style-name="ce24" office:value-type="float" office:value="0.0000430538753192678" calcext:value-type="float">
            <text:p>0.00</text:p>
          </table:table-cell>
          <table:table-cell table:style-name="ce24" office:value-type="float" office:value="0.0132205439340599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59" calcext:value-type="float">
            <text:p>59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Fusobacterium</text:p>
          </table:table-cell>
          <table:table-cell table:style-name="ce24" office:value-type="float" office:value="0.000228643171111111" calcext:value-type="float">
            <text:p>0.00</text:p>
          </table:table-cell>
          <table:table-cell table:style-name="ce24" office:value-type="float" office:value="0.0733493041028901" calcext:value-type="float">
            <text:p>0.07</text:p>
          </table:table-cell>
          <table:table-cell table:style-name="ce24" office:value-type="float" office:value="0.13630704285862" calcext:value-type="float">
            <text:p>0.14</text:p>
          </table:table-cell>
          <table:table-cell table:style-name="ce24" office:value-type="float" office:value="0.122744038034738" calcext:value-type="float">
            <text:p>0.12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Mogibacterium</text:p>
          </table:table-cell>
          <table:table-cell table:style-name="ce24" office:value-type="float" office:value="0.000222236851111111" calcext:value-type="float">
            <text:p>0.00</text:p>
          </table:table-cell>
          <table:table-cell table:style-name="ce24" office:value-type="float" office:value="0.0743547163157235" calcext:value-type="float">
            <text:p>0.07</text:p>
          </table:table-cell>
          <table:table-cell table:style-name="ce24" office:value-type="float" office:value="0.0795788081548807" calcext:value-type="float">
            <text:p>0.08</text:p>
          </table:table-cell>
          <table:table-cell table:style-name="ce24" office:value-type="float" office:value="0.069755127897767" calcext:value-type="float">
            <text:p>0.07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61" calcext:value-type="float">
            <text:p>61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Haemophilus</text:p>
          </table:table-cell>
          <table:table-cell table:style-name="ce24" office:value-type="float" office:value="0.000221298893333333" calcext:value-type="float">
            <text:p>0.00</text:p>
          </table:table-cell>
          <table:table-cell table:style-name="ce24" office:value-type="float" office:value="0.0018274489526872" calcext:value-type="float">
            <text:p>0.00</text:p>
          </table:table-cell>
          <table:table-cell table:style-name="ce24" office:value-type="float" office:value="0.00393930927010471" calcext:value-type="float">
            <text:p>0.00</text:p>
          </table:table-cell>
          <table:table-cell table:style-name="ce24" office:value-type="float" office:value="0.0334914345478813" calcext:value-type="float">
            <text:p>0.03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62" calcext:value-type="float">
            <text:p>62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Methanosphaera</text:p>
          </table:table-cell>
          <table:table-cell table:style-name="ce24" office:value-type="float" office:value="0.000209541153333333" calcext:value-type="float">
            <text:p>0.00</text:p>
          </table:table-cell>
          <table:table-cell table:style-name="ce24" office:value-type="float" office:value="0.00506172579985106" calcext:value-type="float">
            <text:p>0.01</text:p>
          </table:table-cell>
          <table:table-cell table:style-name="ce24" office:value-type="float" office:value="0.058962710567608" calcext:value-type="float">
            <text:p>0.06</text:p>
          </table:table-cell>
          <table:table-cell table:style-name="ce24" office:value-type="float" office:value="0.0551139141209718" calcext:value-type="float">
            <text:p>0.06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63" calcext:value-type="float">
            <text:p>63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Leuconostoc</text:p>
          </table:table-cell>
          <table:table-cell table:style-name="ce24" office:value-type="float" office:value="0.000184326102222222" calcext:value-type="float">
            <text:p>0.00</text:p>
          </table:table-cell>
          <table:table-cell table:style-name="ce24" office:value-type="float" office:value="0.0172193506745936" calcext:value-type="float">
            <text:p>0.02</text:p>
          </table:table-cell>
          <table:table-cell table:style-name="ce24" office:value-type="float" office:value="0.0169110287469719" calcext:value-type="float">
            <text:p>0.02</text:p>
          </table:table-cell>
          <table:table-cell table:style-name="ce24" office:value-type="float" office:value="0.015792493366048" calcext:value-type="float">
            <text:p>0.02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Holdemania</text:p>
          </table:table-cell>
          <table:table-cell table:style-name="ce24" office:value-type="float" office:value="0.000181178817777778" calcext:value-type="float">
            <text:p>0.00</text:p>
          </table:table-cell>
          <table:table-cell table:style-name="ce24" office:value-type="float" office:value="0.00473243702290164" calcext:value-type="float">
            <text:p>0.00</text:p>
          </table:table-cell>
          <table:table-cell table:style-name="ce24" office:value-type="float" office:value="0.00873141627116234" calcext:value-type="float">
            <text:p>0.01</text:p>
          </table:table-cell>
          <table:table-cell table:style-name="ce24" office:value-type="float" office:value="0.008459413833961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naerobiospirillum</text:p>
          </table:table-cell>
          <table:table-cell table:style-name="ce24" office:value-type="float" office:value="0.00012311598" calcext:value-type="float">
            <text:p>0.00</text:p>
          </table:table-cell>
          <table:table-cell table:style-name="ce24" office:value-type="float" office:value="0.00300822965684696" calcext:value-type="float">
            <text:p>0.00</text:p>
          </table:table-cell>
          <table:table-cell table:style-name="ce24" office:value-type="float" office:value="0.00362992662362611" calcext:value-type="float">
            <text:p>0.00</text:p>
          </table:table-cell>
          <table:table-cell table:style-name="ce24" office:value-type="float" office:value="0.00274991677883433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66" calcext:value-type="float">
            <text:p>66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Turicibacter</text:p>
          </table:table-cell>
          <table:table-cell table:style-name="ce24" office:value-type="float" office:value="0.0000979521022222222" calcext:value-type="float">
            <text:p>0.00</text:p>
          </table:table-cell>
          <table:table-cell table:style-name="ce24" office:value-type="float" office:value="0.048826198237701" calcext:value-type="float">
            <text:p>0.05</text:p>
          </table:table-cell>
          <table:table-cell table:style-name="ce24" office:value-type="float" office:value="0.00140629326720482" calcext:value-type="float">
            <text:p>0.00</text:p>
          </table:table-cell>
          <table:table-cell table:style-name="ce24" office:value-type="float" office:value="0.0557965528143406" calcext:value-type="float">
            <text:p>0.06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67" calcext:value-type="float">
            <text:p>67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Klebsiella</text:p>
          </table:table-cell>
          <table:table-cell table:style-name="ce24" office:value-type="float" office:value="0.0000934404911111111" calcext:value-type="float">
            <text:p>0.00</text:p>
          </table:table-cell>
          <table:table-cell table:style-name="ce24" office:value-type="float" office:value="0.00219755100274423" calcext:value-type="float">
            <text:p>0.00</text:p>
          </table:table-cell>
          <table:table-cell table:style-name="ce24" office:value-type="float" office:value="0.00116856146177455" calcext:value-type="float">
            <text:p>0.00</text:p>
          </table:table-cell>
          <table:table-cell table:style-name="ce24" office:value-type="float" office:value="0.0213700495703281" calcext:value-type="float">
            <text:p>0.02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68" calcext:value-type="float">
            <text:p>68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Elusimicrobium</text:p>
          </table:table-cell>
          <table:table-cell table:style-name="ce24" office:value-type="float" office:value="0.0000862629266666667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0.000472604479622656" calcext:value-type="float">
            <text:p>0.00</text:p>
          </table:table-cell>
          <table:table-cell table:style-name="ce24" office:value-type="float" office:value="0.000536122539361518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69" calcext:value-type="float">
            <text:p>69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Faecalicoccus</text:p>
          </table:table-cell>
          <table:table-cell table:style-name="ce24" office:value-type="float" office:value="0.0000740211088888889" calcext:value-type="float">
            <text:p>0.00</text:p>
          </table:table-cell>
          <table:table-cell table:style-name="ce24" office:value-type="float" office:value="0.00272534036766723" calcext:value-type="float">
            <text:p>0.00</text:p>
          </table:table-cell>
          <table:table-cell table:style-name="ce24" office:value-type="float" office:value="0.000937639756273462" calcext:value-type="float">
            <text:p>0.00</text:p>
          </table:table-cell>
          <table:table-cell table:style-name="ce24" office:value-type="float" office:value="0.000779429503193075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Rothia</text:p>
          </table:table-cell>
          <table:table-cell table:style-name="ce24" office:value-type="float" office:value="0.0000730875288888889" calcext:value-type="float">
            <text:p>0.00</text:p>
          </table:table-cell>
          <table:table-cell table:style-name="ce24" office:value-type="float" office:value="0.00505921587436788" calcext:value-type="float">
            <text:p>0.01</text:p>
          </table:table-cell>
          <table:table-cell table:style-name="ce24" office:value-type="float" office:value="0.00794191822804634" calcext:value-type="float">
            <text:p>0.01</text:p>
          </table:table-cell>
          <table:table-cell table:style-name="ce24" office:value-type="float" office:value="0.00761019871275888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71" calcext:value-type="float">
            <text:p>71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Succinatimonas</text:p>
          </table:table-cell>
          <table:table-cell table:style-name="ce24" office:value-type="float" office:value="0.0000723450644444444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0.0057371497655315" calcext:value-type="float">
            <text:p>0.01</text:p>
          </table:table-cell>
          <table:table-cell table:style-name="ce24" office:value-type="float" office:value="0.00596713248241333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72" calcext:value-type="float">
            <text:p>72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Dielma</text:p>
          </table:table-cell>
          <table:table-cell table:style-name="ce24" office:value-type="float" office:value="0.0000722670844444444" calcext:value-type="float">
            <text:p>0.00</text:p>
          </table:table-cell>
          <table:table-cell table:style-name="ce24" office:value-type="float" office:value="0.00158817106642366" calcext:value-type="float">
            <text:p>0.00</text:p>
          </table:table-cell>
          <table:table-cell table:style-name="ce24" office:value-type="float" office:value="0.00147219647151834" calcext:value-type="float">
            <text:p>0.00</text:p>
          </table:table-cell>
          <table:table-cell table:style-name="ce24" office:value-type="float" office:value="0.00255016781870972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73" calcext:value-type="float">
            <text:p>73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Solobacterium</text:p>
          </table:table-cell>
          <table:table-cell table:style-name="ce24" office:value-type="float" office:value="0.0000647434177777778" calcext:value-type="float">
            <text:p>0.00</text:p>
          </table:table-cell>
          <table:table-cell table:style-name="ce24" office:value-type="float" office:value="0.0189779872657567" calcext:value-type="float">
            <text:p>0.02</text:p>
          </table:table-cell>
          <table:table-cell table:style-name="ce24" office:value-type="float" office:value="0.0254108862234673" calcext:value-type="float">
            <text:p>0.03</text:p>
          </table:table-cell>
          <table:table-cell table:style-name="ce24" office:value-type="float" office:value="0.0218159449273741" calcext:value-type="float">
            <text:p>0.02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Granulicatella</text:p>
          </table:table-cell>
          <table:table-cell table:style-name="ce24" office:value-type="float" office:value="0.0000622113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0.000106122501297635" calcext:value-type="float">
            <text:p>0.00</text:p>
          </table:table-cell>
          <table:table-cell table:style-name="ce24" office:value-type="float" office:value="0.011558025458159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Corynebacterium</text:p>
          </table:table-cell>
          <table:table-cell table:style-name="ce24" office:value-type="float" office:value="0.0000541832755555556" calcext:value-type="float">
            <text:p>0.00</text:p>
          </table:table-cell>
          <table:table-cell table:style-name="ce24" office:value-type="float" office:value="0.00182242012517157" calcext:value-type="float">
            <text:p>0.00</text:p>
          </table:table-cell>
          <table:table-cell table:style-name="ce24" office:value-type="float" office:value="0.0121588150585542" calcext:value-type="float">
            <text:p>0.01</text:p>
          </table:table-cell>
          <table:table-cell table:style-name="ce24" office:value-type="float" office:value="0.00936181750041109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lloscardovia</text:p>
          </table:table-cell>
          <table:table-cell table:style-name="ce24" office:value-type="float" office:value="0.00003833772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0.00596586384161948" calcext:value-type="float">
            <text:p>0.01</text:p>
          </table:table-cell>
          <table:table-cell table:style-name="ce24" office:value-type="float" office:value="0.00603315498623669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77" calcext:value-type="float">
            <text:p>77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Pediococcus</text:p>
          </table:table-cell>
          <table:table-cell table:style-name="ce24" office:value-type="float" office:value="0.0000227760222222222" calcext:value-type="float">
            <text:p>0.00</text:p>
          </table:table-cell>
          <table:table-cell table:style-name="ce24" office:value-type="float" office:value="0.00113330663339739" calcext:value-type="float">
            <text:p>0.00</text:p>
          </table:table-cell>
          <table:table-cell table:style-name="ce24" office:value-type="float" office:value="0.00203769505580272" calcext:value-type="float">
            <text:p>0.00</text:p>
          </table:table-cell>
          <table:table-cell table:style-name="ce24" office:value-type="float" office:value="0.00149685610080102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78" calcext:value-type="float">
            <text:p>78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Peptostreptococcus</text:p>
          </table:table-cell>
          <table:table-cell table:style-name="ce24" office:value-type="float" office:value="0.0000223782666666667" calcext:value-type="float">
            <text:p>0.00</text:p>
          </table:table-cell>
          <table:table-cell table:style-name="ce24" office:value-type="float" office:value="0.00342996485935266" calcext:value-type="float">
            <text:p>0.00</text:p>
          </table:table-cell>
          <table:table-cell table:style-name="ce24" office:value-type="float" office:value="0.0517551682595766" calcext:value-type="float">
            <text:p>0.05</text:p>
          </table:table-cell>
          <table:table-cell table:style-name="ce24" office:value-type="float" office:value="0.0433360804721397" calcext:value-type="float">
            <text:p>0.04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Porphyromonas</text:p>
          </table:table-cell>
          <table:table-cell table:style-name="ce24" office:value-type="float" office:value="0.0000180462244444444" calcext:value-type="float">
            <text:p>0.00</text:p>
          </table:table-cell>
          <table:table-cell table:style-name="ce24" office:value-type="float" office:value="0.0013088378936801" calcext:value-type="float">
            <text:p>0.00</text:p>
          </table:table-cell>
          <table:table-cell table:style-name="ce24" office:value-type="float" office:value="0.00213232582650558" calcext:value-type="float">
            <text:p>0.00</text:p>
          </table:table-cell>
          <table:table-cell table:style-name="ce24" office:value-type="float" office:value="0.00172599176620401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Escherichia</text:p>
          </table:table-cell>
          <table:table-cell table:style-name="ce24" office:value-type="float" office:value="0.00001601346" calcext:value-type="float">
            <text:p>0.00</text:p>
          </table:table-cell>
          <table:table-cell table:style-name="ce24" office:value-type="float" office:value="0.00516774545198575" calcext:value-type="float">
            <text:p>0.01</text:p>
          </table:table-cell>
          <table:table-cell table:style-name="ce24" office:value-type="float" office:value="0.10389442237632" calcext:value-type="float">
            <text:p>0.10</text:p>
          </table:table-cell>
          <table:table-cell table:style-name="ce24" office:value-type="float" office:value="0.969224198299327" calcext:value-type="float">
            <text:p>0.97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81" calcext:value-type="float">
            <text:p>81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Oribacterium</text:p>
          </table:table-cell>
          <table:table-cell table:style-name="ce24" office:value-type="float" office:value="0.00001530032" calcext:value-type="float">
            <text:p>0.00</text:p>
          </table:table-cell>
          <table:table-cell table:style-name="ce24" office:value-type="float" office:value="0.00339228114296807" calcext:value-type="float">
            <text:p>0.00</text:p>
          </table:table-cell>
          <table:table-cell table:style-name="ce24" office:value-type="float" office:value="0.00211154540558605" calcext:value-type="float">
            <text:p>0.00</text:p>
          </table:table-cell>
          <table:table-cell table:style-name="ce24" office:value-type="float" office:value="0.000814975197278935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82" calcext:value-type="float">
            <text:p>82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biotrophia</text:p>
          </table:table-cell>
          <table:table-cell table:style-name="ce24" office:value-type="float" office:value="0.00001432762" calcext:value-type="float">
            <text:p>0.00</text:p>
          </table:table-cell>
          <table:table-cell table:style-name="ce24" office:value-type="float" office:value="0.00195853036581612" calcext:value-type="float">
            <text:p>0.00</text:p>
          </table:table-cell>
          <table:table-cell table:style-name="ce24" office:value-type="float" office:value="0.00355859905622048" calcext:value-type="float">
            <text:p>0.00</text:p>
          </table:table-cell>
          <table:table-cell table:style-name="ce24" office:value-type="float" office:value="0.00222284570769884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83" calcext:value-type="float">
            <text:p>83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Brevibacterium</text:p>
          </table:table-cell>
          <table:table-cell table:style-name="ce24" office:value-type="float" office:value="0.0000136755377777778" calcext:value-type="float">
            <text:p>0.00</text:p>
          </table:table-cell>
          <table:table-cell table:style-name="ce24" office:value-type="float" office:value="0.00128383542198822" calcext:value-type="float">
            <text:p>0.00</text:p>
          </table:table-cell>
          <table:table-cell table:style-name="ce24" office:value-type="float" office:value="0.00163650509946974" calcext:value-type="float">
            <text:p>0.00</text:p>
          </table:table-cell>
          <table:table-cell table:style-name="ce24" office:value-type="float" office:value="0.00139888231942079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84" calcext:value-type="float">
            <text:p>84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Pseudomonas</text:p>
          </table:table-cell>
          <table:table-cell table:style-name="ce24" office:value-type="float" office:value="0.0000129923533333333" calcext:value-type="float">
            <text:p>0.00</text:p>
          </table:table-cell>
          <table:table-cell table:style-name="ce24" office:value-type="float" office:value="0.000931198279206358" calcext:value-type="float">
            <text:p>0.00</text:p>
          </table:table-cell>
          <table:table-cell table:style-name="ce24" office:value-type="float" office:value="0.245604546563458" calcext:value-type="float">
            <text:p>0.25</text:p>
          </table:table-cell>
          <table:table-cell table:style-name="ce24" office:value-type="float" office:value="0.0021039771658076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85" calcext:value-type="float">
            <text:p>85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naerofustis</text:p>
          </table:table-cell>
          <table:table-cell table:style-name="ce24" office:value-type="float" office:value="0.00000653258444444444" calcext:value-type="float">
            <text:p>0.00</text:p>
          </table:table-cell>
          <table:table-cell table:style-name="ce24" office:value-type="float" office:value="0.00026492683912874" calcext:value-type="float">
            <text:p>0.00</text:p>
          </table:table-cell>
          <table:table-cell table:style-name="ce24" office:value-type="float" office:value="0.0116023712058573" calcext:value-type="float">
            <text:p>0.01</text:p>
          </table:table-cell>
          <table:table-cell table:style-name="ce24" office:value-type="float" office:value="0.0123092239933861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86" calcext:value-type="float">
            <text:p>86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Pyramidobacter</text:p>
          </table:table-cell>
          <table:table-cell table:style-name="ce24" office:value-type="float" office:value="0.00000613091555555556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0.000457165090558958" calcext:value-type="float">
            <text:p>0.00</text:p>
          </table:table-cell>
          <table:table-cell table:style-name="ce24" office:value-type="float" office:value="0.000420989465219921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Campylobacter</text:p>
          </table:table-cell>
          <table:table-cell table:style-name="ce24" office:value-type="float" office:value="0.00000560437333333333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0.000184796683081359" calcext:value-type="float">
            <text:p>0.00</text:p>
          </table:table-cell>
          <table:table-cell table:style-name="ce24" office:value-type="float" office:value="0.00016638677635695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88" calcext:value-type="float">
            <text:p>88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Lachnoanaerobaculum</text:p>
          </table:table-cell>
          <table:table-cell table:style-name="ce24" office:value-type="float" office:value="0.00000257892222222222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0.000410781530436019" calcext:value-type="float">
            <text:p>0.00</text:p>
          </table:table-cell>
          <table:table-cell table:style-name="ce24" office:value-type="float" office:value="0.000240138141956045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89" calcext:value-type="float">
            <text:p>89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Synergistes</text:p>
          </table:table-cell>
          <table:table-cell table:style-name="ce24" office:value-type="float" office:value="0.00000253512888888889" calcext:value-type="float">
            <text:p>0.00</text:p>
          </table:table-cell>
          <table:table-cell table:style-name="ce24" office:value-type="float" office:value="0.00118228464685158" calcext:value-type="float">
            <text:p>0.00</text:p>
          </table:table-cell>
          <table:table-cell table:style-name="ce24" office:value-type="float" office:value="0.00111310749065912" calcext:value-type="float">
            <text:p>0.00</text:p>
          </table:table-cell>
          <table:table-cell table:style-name="ce24" office:value-type="float" office:value="0.00107171890642848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90" calcext:value-type="float">
            <text:p>90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Weissella</text:p>
          </table:table-cell>
          <table:table-cell table:style-name="ce24" office:value-type="float" office:value="0.00000207393555555556" calcext:value-type="float">
            <text:p>0.00</text:p>
          </table:table-cell>
          <table:table-cell table:style-name="ce24" office:value-type="float" office:value="0.00233011836452677" calcext:value-type="float">
            <text:p>0.00</text:p>
          </table:table-cell>
          <table:table-cell table:style-name="ce24" office:value-type="float" office:value="0.0018062828341726" calcext:value-type="float">
            <text:p>0.00</text:p>
          </table:table-cell>
          <table:table-cell table:style-name="ce24" office:value-type="float" office:value="0.00201203614207996" calcext:value-type="float">
            <text:p>0.0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91" calcext:value-type="float">
            <text:p>91</text:p>
          </table:table-cell>
          <table:table-cell table:number-columns-repeated="57"/>
        </table:table-row>
        <table:table-row table:style-name="ro2">
          <table:table-cell table:style-name="ce17" office:value-type="string" calcext:value-type="string">
            <text:p>g__Varibaculum</text:p>
          </table:table-cell>
          <table:table-cell table:style-name="ce25" office:value-type="float" office:value="0.00000205768" calcext:value-type="float">
            <text:p>0.00</text:p>
          </table:table-cell>
          <table:table-cell table:style-name="ce25" office:value-type="float" office:value="0.000686642330026224" calcext:value-type="float">
            <text:p>0.00</text:p>
          </table:table-cell>
          <table:table-cell table:style-name="ce25" office:value-type="float" office:value="0.000932862992362273" calcext:value-type="float">
            <text:p>0.00</text:p>
          </table:table-cell>
          <table:table-cell table:style-name="ce25" office:value-type="float" office:value="0.000517010547775199" calcext:value-type="float">
            <text:p>0.00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float" office:value="92" calcext:value-type="float">
            <text:p>92</text:p>
          </table:table-cell>
          <table:table-cell table:number-columns-repeated="57"/>
        </table:table-row>
        <table:table-row table:style-name="ro2">
          <table:table-cell table:style-name="ce13" office:value-type="string" calcext:value-type="string">
            <text:p>g__Acetobacterium</text:p>
          </table:table-cell>
          <table:table-cell table:style-name="ce23" office:value-type="float" office:value="0.000011495031111111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0.0000121256655474677" calcext:value-type="float">
            <text:p>0.00</text:p>
          </table:table-cell>
          <table:table-cell table:style-name="ce23" office:value-type="string" calcext:value-type="string">
            <text:p>NA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93" calcext:value-type="float">
            <text:p>93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Carnobacterium</text:p>
          </table:table-cell>
          <table:table-cell table:style-name="ce24" office:value-type="float" office:value="0.00000432996666666667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0.00000649430773926653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94" calcext:value-type="float">
            <text:p>94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Sporosarcina</text:p>
          </table:table-cell>
          <table:table-cell table:style-name="ce24" office:value-type="float" office:value="0.0000022543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0.00000448497969089071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57"/>
        </table:table-row>
        <table:table-row table:style-name="ro2">
          <table:table-cell table:style-name="ce17" office:value-type="string" calcext:value-type="string">
            <text:p>g__Enterobacter</text:p>
          </table:table-cell>
          <table:table-cell table:style-name="ce25" office:value-type="float" office:value="0.0000811948333333333" calcext:value-type="float">
            <text:p>0.00</text:p>
          </table:table-cell>
          <table:table-cell table:style-name="ce25" office:value-type="float" office:value="0.00163367810100087" calcext:value-type="float">
            <text:p>0.00</text:p>
          </table:table-cell>
          <table:table-cell table:style-name="ce25" office:value-type="float" office:value="0.579923733253755" calcext:value-type="float">
            <text:p>0.58</text:p>
          </table:table-cell>
          <table:table-cell table:style-name="ce25" office:value-type="string" calcext:value-type="string">
            <text:p>NA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float" office:value="96" calcext:value-type="float">
            <text:p>96</text:p>
          </table:table-cell>
          <table:table-cell table:number-columns-repeated="57"/>
        </table:table-row>
        <table:table-row table:style-name="ro2">
          <table:table-cell table:style-name="ce13" office:value-type="string" calcext:value-type="string">
            <text:p>g__Ruminococcaceae</text:p>
          </table:table-cell>
          <table:table-cell table:style-name="ce23" office:value-type="float" office:value="0.0002004669" calcext:value-type="float">
            <text:p>0.00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float" office:value="5.53636242186508" calcext:value-type="float">
            <text:p>5.54</text:p>
          </table:table-cell>
          <table:table-cell table:style-name="ce23" office:value-type="float" office:value="5.944506593488" calcext:value-type="float">
            <text:p>5.94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97" calcext:value-type="float">
            <text:p>97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Erysipelotrichaceae</text:p>
          </table:table-cell>
          <table:table-cell table:style-name="ce24" office:value-type="float" office:value="0.000905338931111111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.12342702213765" calcext:value-type="float">
            <text:p>1.12</text:p>
          </table:table-cell>
          <table:table-cell table:style-name="ce24" office:value-type="float" office:value="0.93790512470826" calcext:value-type="float">
            <text:p>0.94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98" calcext:value-type="float">
            <text:p>98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Parvimonas</text:p>
          </table:table-cell>
          <table:table-cell table:style-name="ce24" office:value-type="float" office:value="0.0000559334488888889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124119853500975" calcext:value-type="float">
            <text:p>0.12</text:p>
          </table:table-cell>
          <table:table-cell table:style-name="ce24" office:value-type="float" office:value="0.101732665819928" calcext:value-type="float">
            <text:p>0.1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99" calcext:value-type="float">
            <text:p>99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Veillonella</text:p>
          </table:table-cell>
          <table:table-cell table:style-name="ce24" office:value-type="float" office:value="0.000520439575555556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985213574155434" calcext:value-type="float">
            <text:p>0.10</text:p>
          </table:table-cell>
          <table:table-cell table:style-name="ce24" office:value-type="float" office:value="0.100867341787257" calcext:value-type="float">
            <text:p>0.1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Flavonifractor</text:p>
          </table:table-cell>
          <table:table-cell table:style-name="ce24" office:value-type="float" office:value="0.000590794491111111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517218244974227" calcext:value-type="float">
            <text:p>0.05</text:p>
          </table:table-cell>
          <table:table-cell table:style-name="ce24" office:value-type="float" office:value="0.0721640278615029" calcext:value-type="float">
            <text:p>0.07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01" calcext:value-type="float">
            <text:p>101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Butyricimonas</text:p>
          </table:table-cell>
          <table:table-cell table:style-name="ce24" office:value-type="float" office:value="0.00000231794666666667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499215089781193" calcext:value-type="float">
            <text:p>0.05</text:p>
          </table:table-cell>
          <table:table-cell table:style-name="ce24" office:value-type="float" office:value="0.0352763630718902" calcext:value-type="float">
            <text:p>0.04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02" calcext:value-type="float">
            <text:p>102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Terrisporobacter</text:p>
          </table:table-cell>
          <table:table-cell table:style-name="ce24" office:value-type="float" office:value="0.00000202051333333333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423267361753161" calcext:value-type="float">
            <text:p>0.04</text:p>
          </table:table-cell>
          <table:table-cell table:style-name="ce24" office:value-type="float" office:value="0.0577811483789753" calcext:value-type="float">
            <text:p>0.06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03" calcext:value-type="float">
            <text:p>103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Gemella</text:p>
          </table:table-cell>
          <table:table-cell table:style-name="ce24" office:value-type="float" office:value="0.00015712868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284403856050654" calcext:value-type="float">
            <text:p>0.03</text:p>
          </table:table-cell>
          <table:table-cell table:style-name="ce24" office:value-type="float" office:value="0.025913146553141" calcext:value-type="float">
            <text:p>0.03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04" calcext:value-type="float">
            <text:p>104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Intestinimonas</text:p>
          </table:table-cell>
          <table:table-cell table:style-name="ce24" office:value-type="float" office:value="0.0000883865244444444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118953152968327" calcext:value-type="float">
            <text:p>0.01</text:p>
          </table:table-cell>
          <table:table-cell table:style-name="ce24" office:value-type="float" office:value="0.126812255767244" calcext:value-type="float">
            <text:p>0.13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05" calcext:value-type="float">
            <text:p>105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Peptoniphilus</text:p>
          </table:table-cell>
          <table:table-cell table:style-name="ce24" office:value-type="float" office:value="0.0000111457133333333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114549155886499" calcext:value-type="float">
            <text:p>0.01</text:p>
          </table:table-cell>
          <table:table-cell table:style-name="ce24" office:value-type="float" office:value="0.00952914148334677" calcext:value-type="float">
            <text:p>0.01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06" calcext:value-type="float">
            <text:p>106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Hungatella</text:p>
          </table:table-cell>
          <table:table-cell table:style-name="ce24" office:value-type="float" office:value="0.0000338992577777778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112755167128923" calcext:value-type="float">
            <text:p>0.01</text:p>
          </table:table-cell>
          <table:table-cell table:style-name="ce24" office:value-type="float" office:value="0.00711187894100811" calcext:value-type="float">
            <text:p>0.01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07" calcext:value-type="float">
            <text:p>107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Raoultella</text:p>
          </table:table-cell>
          <table:table-cell table:style-name="ce24" office:value-type="float" office:value="0.00000451248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337172739899411" calcext:value-type="float">
            <text:p>0.00</text:p>
          </table:table-cell>
          <table:table-cell table:style-name="ce24" office:value-type="float" office:value="0.000211152048214459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08" calcext:value-type="float">
            <text:p>108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Coprobacillus</text:p>
          </table:table-cell>
          <table:table-cell table:style-name="ce24" office:value-type="float" office:value="0.000874101068888889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334171702290226" calcext:value-type="float">
            <text:p>0.00</text:p>
          </table:table-cell>
          <table:table-cell table:style-name="ce24" office:value-type="float" office:value="0.00347286385528766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09" calcext:value-type="float">
            <text:p>109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Gardnerella</text:p>
          </table:table-cell>
          <table:table-cell table:style-name="ce24" office:value-type="float" office:value="0.00000416074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33242714796863" calcext:value-type="float">
            <text:p>0.00</text:p>
          </table:table-cell>
          <table:table-cell table:style-name="ce24" office:value-type="float" office:value="0.000126691228928675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10" calcext:value-type="float">
            <text:p>110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topobium</text:p>
          </table:table-cell>
          <table:table-cell table:style-name="ce24" office:value-type="float" office:value="0.0000458639333333333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322609489974169" calcext:value-type="float">
            <text:p>0.00</text:p>
          </table:table-cell>
          <table:table-cell table:style-name="ce24" office:value-type="float" office:value="0.00296068369064027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11" calcext:value-type="float">
            <text:p>111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naerococcus</text:p>
          </table:table-cell>
          <table:table-cell table:style-name="ce24" office:value-type="float" office:value="0.00000559711555555556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269622888497102" calcext:value-type="float">
            <text:p>0.00</text:p>
          </table:table-cell>
          <table:table-cell table:style-name="ce24" office:value-type="float" office:value="0.0021890977695619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12" calcext:value-type="float">
            <text:p>112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Selenomonas</text:p>
          </table:table-cell>
          <table:table-cell table:style-name="ce24" office:value-type="float" office:value="0.0000597095355555556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241921193942335" calcext:value-type="float">
            <text:p>0.00</text:p>
          </table:table-cell>
          <table:table-cell table:style-name="ce24" office:value-type="float" office:value="0.0137684885758082" calcext:value-type="float">
            <text:p>0.01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13" calcext:value-type="float">
            <text:p>113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Olsenella</text:p>
          </table:table-cell>
          <table:table-cell table:style-name="ce24" office:value-type="float" office:value="0.000164363293333333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173248821327685" calcext:value-type="float">
            <text:p>0.00</text:p>
          </table:table-cell>
          <table:table-cell table:style-name="ce24" office:value-type="float" office:value="0.0013725367437289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14" calcext:value-type="float">
            <text:p>114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Scardovia</text:p>
          </table:table-cell>
          <table:table-cell table:style-name="ce24" office:value-type="float" office:value="0.0000100187288888889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115111089848443" calcext:value-type="float">
            <text:p>0.00</text:p>
          </table:table-cell>
          <table:table-cell table:style-name="ce24" office:value-type="float" office:value="0.00107099514824926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15" calcext:value-type="float">
            <text:p>115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Finegoldia</text:p>
          </table:table-cell>
          <table:table-cell table:style-name="ce24" office:value-type="float" office:value="0.00000519704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0986646696422098" calcext:value-type="float">
            <text:p>0.00</text:p>
          </table:table-cell>
          <table:table-cell table:style-name="ce24" office:value-type="float" office:value="0.000889651989055294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16" calcext:value-type="float">
            <text:p>116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Senegalimassilia</text:p>
          </table:table-cell>
          <table:table-cell table:style-name="ce24" office:value-type="float" office:value="0.000402869204444444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0682054831479681" calcext:value-type="float">
            <text:p>0.00</text:p>
          </table:table-cell>
          <table:table-cell table:style-name="ce24" office:value-type="float" office:value="0.000421198049599875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17" calcext:value-type="float">
            <text:p>117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Enterorhabdus</text:p>
          </table:table-cell>
          <table:table-cell table:style-name="ce24" office:value-type="float" office:value="0.0000152769933333333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0481971885675101" calcext:value-type="float">
            <text:p>0.00</text:p>
          </table:table-cell>
          <table:table-cell table:style-name="ce24" office:value-type="float" office:value="0.000592152707723998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18" calcext:value-type="float">
            <text:p>118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Bulleidia</text:p>
          </table:table-cell>
          <table:table-cell table:style-name="ce24" office:value-type="float" office:value="0.00000897472222222222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0470558160324086" calcext:value-type="float">
            <text:p>0.00</text:p>
          </table:table-cell>
          <table:table-cell table:style-name="ce24" office:value-type="float" office:value="0.000305194380858845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ggregatibacter</text:p>
          </table:table-cell>
          <table:table-cell table:style-name="ce24" office:value-type="float" office:value="0.00000171103333333333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0241376180797667" calcext:value-type="float">
            <text:p>0.00</text:p>
          </table:table-cell>
          <table:table-cell table:style-name="ce24" office:value-type="float" office:value="0.0000820937181886842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20" calcext:value-type="float">
            <text:p>120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dlercreutzia</text:p>
          </table:table-cell>
          <table:table-cell table:style-name="ce24" office:value-type="float" office:value="0.000889739417777778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02012357418359" calcext:value-type="float">
            <text:p>0.00</text:p>
          </table:table-cell>
          <table:table-cell table:style-name="ce24" office:value-type="float" office:value="0.0000686244156696991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21" calcext:value-type="float">
            <text:p>121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Stomatobaculum</text:p>
          </table:table-cell>
          <table:table-cell table:style-name="ce24" office:value-type="float" office:value="0.00000276799333333333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0184136657823943" calcext:value-type="float">
            <text:p>0.00</text:p>
          </table:table-cell>
          <table:table-cell table:style-name="ce24" office:value-type="float" office:value="0.0000685958767018516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22" calcext:value-type="float">
            <text:p>122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rcobacter</text:p>
          </table:table-cell>
          <table:table-cell table:style-name="ce24" office:value-type="float" office:value="0.00000143378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00359708607251438" calcext:value-type="float">
            <text:p>0.00</text:p>
          </table:table-cell>
          <table:table-cell table:style-name="ce24" office:value-type="float" office:value="0.0000456076212159358" calcext:value-type="float">
            <text:p>0.00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57"/>
        </table:table-row>
        <table:table-row table:style-name="ro2">
          <table:table-cell table:style-name="ce17" office:value-type="string" calcext:value-type="string">
            <text:p>g__Brachyspira</text:p>
          </table:table-cell>
          <table:table-cell table:style-name="ce25" office:value-type="float" office:value="0.000163554086666667" calcext:value-type="float">
            <text:p>0.0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0.00000725538294999518" calcext:value-type="float">
            <text:p>0.00</text:p>
          </table:table-cell>
          <table:table-cell table:style-name="ce25" office:value-type="float" office:value="0.0000163880694854146" calcext:value-type="float">
            <text:p>0.00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float" office:value="124" calcext:value-type="float">
            <text:p>124</text:p>
          </table:table-cell>
          <table:table-cell table:number-columns-repeated="57"/>
        </table:table-row>
        <table:table-row table:style-name="ro2">
          <table:table-cell table:style-name="ce13" office:value-type="string" calcext:value-type="string">
            <text:p>g__Pseudoflavonifractor</text:p>
          </table:table-cell>
          <table:table-cell table:style-name="ce23" office:value-type="float" office:value="0.000211326191111111" calcext:value-type="float">
            <text:p>0.00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3" office:value-type="float" office:value="0.00175390111820606" calcext:value-type="float">
            <text:p>0.00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Merdibacter</text:p>
          </table:table-cell>
          <table:table-cell table:style-name="ce24" office:value-type="float" office:value="0.000151973166666667" calcext:value-type="float">
            <text:p>0.00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office:value-type="float" office:value="0.00355581775969503" calcext:value-type="float">
            <text:p>0.0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float" office:value="126" calcext:value-type="float">
            <text:p>126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Libanicoccus</text:p>
          </table:table-cell>
          <table:table-cell table:style-name="ce24" office:value-type="float" office:value="0.000109697124444444" calcext:value-type="float">
            <text:p>0.00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office:value-type="float" office:value="0.00000811357216038667" calcext:value-type="float">
            <text:p>0.0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float" office:value="127" calcext:value-type="float">
            <text:p>127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Mailhella</text:p>
          </table:table-cell>
          <table:table-cell table:style-name="ce24" office:value-type="float" office:value="0.0000611661088888889" calcext:value-type="float">
            <text:p>0.00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office:value-type="float" office:value="0.0189205803085522" calcext:value-type="float">
            <text:p>0.02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float" office:value="128" calcext:value-type="float">
            <text:p>128</text:p>
          </table:table-cell>
          <table:table-cell table:number-columns-repeated="57"/>
        </table:table-row>
        <table:table-row table:style-name="ro2">
          <table:table-cell table:style-name="ce17" office:value-type="string" calcext:value-type="string">
            <text:p>g__Lautropia</text:p>
          </table:table-cell>
          <table:table-cell table:style-name="ce25" office:value-type="float" office:value="0.00000120710222222222" calcext:value-type="float">
            <text:p>0.00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25" office:value-type="float" office:value="0.000313581150637036" calcext:value-type="float">
            <text:p>0.00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float" office:value="129" calcext:value-type="float">
            <text:p>129</text:p>
          </table:table-cell>
          <table:table-cell table:number-columns-repeated="57"/>
        </table:table-row>
        <table:table-row table:style-name="ro2">
          <table:table-cell table:style-name="ce13" office:value-type="string" calcext:value-type="string">
            <text:p>g__Serratia</text:p>
          </table:table-cell>
          <table:table-cell table:style-name="ce23" office:value-type="float" office:value="0.00000119934222222222" calcext:value-type="float">
            <text:p>0.00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float" office:value="0.0695627030994562" calcext:value-type="float">
            <text:p>0.07</text:p>
          </table:table-cell>
          <table:table-cell table:style-name="ce23" office:value-type="string" calcext:value-type="string">
            <text:p>NA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Propionibacterium</text:p>
          </table:table-cell>
          <table:table-cell table:style-name="ce24" office:value-type="float" office:value="0.000185877253333333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0313572295163373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float" office:value="131" calcext:value-type="float">
            <text:p>131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Slackia</text:p>
          </table:table-cell>
          <table:table-cell table:style-name="ce24" office:value-type="float" office:value="0.0000359849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00964238726113887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float" office:value="132" calcext:value-type="float">
            <text:p>132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Hafnia</text:p>
          </table:table-cell>
          <table:table-cell table:style-name="ce24" office:value-type="float" office:value="0.000409008086666667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00843941702487648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float" office:value="133" calcext:value-type="float">
            <text:p>133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Microbacterium</text:p>
          </table:table-cell>
          <table:table-cell table:style-name="ce24" office:value-type="float" office:value="0.00000260845111111111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.0000441028516488888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float" office:value="134" calcext:value-type="float">
            <text:p>134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Parascardovia</text:p>
          </table:table-cell>
          <table:table-cell table:style-name="ce24" office:value-type="float" office:value="0.00000561141777777778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float" office:value="135" calcext:value-type="float">
            <text:p>135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Tropheryma</text:p>
          </table:table-cell>
          <table:table-cell table:style-name="ce24" office:value-type="float" office:value="0.00000340461555555556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float" office:value="136" calcext:value-type="float">
            <text:p>136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Macrococcus</text:p>
          </table:table-cell>
          <table:table-cell table:style-name="ce24" office:value-type="float" office:value="0.00000188032222222222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string" calcext:value-type="string">
            <text:p>NA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float" office:value="137" calcext:value-type="float">
            <text:p>137</text:p>
          </table:table-cell>
          <table:table-cell table:number-columns-repeated="57"/>
        </table:table-row>
        <table:table-row table:style-name="ro2">
          <table:table-cell table:style-name="ce17" office:value-type="string" calcext:value-type="string">
            <text:p>g__Solibacillus</text:p>
          </table:table-cell>
          <table:table-cell table:style-name="ce25" office:value-type="float" office:value="0.00000177226222222222" calcext:value-type="float">
            <text:p>0.0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string" calcext:value-type="string">
            <text:p>NA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float" office:value="138" calcext:value-type="float">
            <text:p>138</text:p>
          </table:table-cell>
          <table:table-cell table:number-columns-repeated="57"/>
        </table:table-row>
        <table:table-row table:style-name="ro2">
          <table:table-cell table:style-name="ce13" office:value-type="string" calcext:value-type="string">
            <text:p>g__Enorma</text:p>
          </table:table-cell>
          <table:table-cell table:style-name="ce23" office:value-type="float" office:value="0.000660891464444444" calcext:value-type="float">
            <text:p>0.00</text:p>
          </table:table-cell>
          <table:table-cell table:number-columns-repeated="3" table:style-name="ce23" office:value-type="string" calcext:value-type="string">
            <text:p>NA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139" calcext:value-type="float">
            <text:p>139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Porphyromonadaceae</text:p>
          </table:table-cell>
          <table:table-cell table:style-name="ce24" office:value-type="float" office:value="0.000559689046666667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40" calcext:value-type="float">
            <text:p>140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cetobacter</text:p>
          </table:table-cell>
          <table:table-cell table:style-name="ce24" office:value-type="float" office:value="0.000283977917777778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41" calcext:value-type="float">
            <text:p>141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naeromassilibacillus</text:p>
          </table:table-cell>
          <table:table-cell table:style-name="ce24" office:value-type="float" office:value="0.000143868822222222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42" calcext:value-type="float">
            <text:p>142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Clostridiales Family XIII</text:p>
          </table:table-cell>
          <table:table-cell table:style-name="ce24" office:value-type="float" office:value="0.000117264846666667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43" calcext:value-type="float">
            <text:p>143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Niameybacter</text:p>
          </table:table-cell>
          <table:table-cell table:style-name="ce24" office:value-type="float" office:value="0.000112902708888889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Coraliomargarita</text:p>
          </table:table-cell>
          <table:table-cell table:style-name="ce24" office:value-type="float" office:value="0.0000804070488888889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45" calcext:value-type="float">
            <text:p>145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Massiliomicrobiota</text:p>
          </table:table-cell>
          <table:table-cell table:style-name="ce24" office:value-type="float" office:value="0.0000578661933333333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46" calcext:value-type="float">
            <text:p>146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Coriobacteriaceae</text:p>
          </table:table-cell>
          <table:table-cell table:style-name="ce24" office:value-type="float" office:value="0.0000287995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47" calcext:value-type="float">
            <text:p>147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ctinobaculum</text:p>
          </table:table-cell>
          <table:table-cell table:style-name="ce24" office:value-type="float" office:value="0.00002093284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48" calcext:value-type="float">
            <text:p>148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Neglecta</text:p>
          </table:table-cell>
          <table:table-cell table:style-name="ce24" office:value-type="float" office:value="0.0000179918444444444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49" calcext:value-type="float">
            <text:p>149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candidatus Methanomethylophilus</text:p>
          </table:table-cell>
          <table:table-cell table:style-name="ce24" office:value-type="float" office:value="0.0000121456711111111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50" calcext:value-type="float">
            <text:p>150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Acidiphilium</text:p>
          </table:table-cell>
          <table:table-cell table:style-name="ce24" office:value-type="float" office:value="0.00000952818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51" calcext:value-type="float">
            <text:p>151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Corallococcus</text:p>
          </table:table-cell>
          <table:table-cell table:style-name="ce24" office:value-type="float" office:value="0.00000506089777777778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52" calcext:value-type="float">
            <text:p>152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Firmicutes</text:p>
          </table:table-cell>
          <table:table-cell table:style-name="ce24" office:value-type="float" office:value="0.00000348396222222222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53" calcext:value-type="float">
            <text:p>153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Levyella</text:p>
          </table:table-cell>
          <table:table-cell table:style-name="ce24" office:value-type="float" office:value="0.00000299123777777778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54" calcext:value-type="float">
            <text:p>154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Tissierellia</text:p>
          </table:table-cell>
          <table:table-cell table:style-name="ce24" office:value-type="float" office:value="0.00000215889555555556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55" calcext:value-type="float">
            <text:p>155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Bavariicoccus</text:p>
          </table:table-cell>
          <table:table-cell table:style-name="ce24" office:value-type="float" office:value="0.00000192177555555556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56" calcext:value-type="float">
            <text:p>156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Cryptobacterium</text:p>
          </table:table-cell>
          <table:table-cell table:style-name="ce24" office:value-type="float" office:value="0.00000138477777777778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57" calcext:value-type="float">
            <text:p>157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Fenollaria</text:p>
          </table:table-cell>
          <table:table-cell table:style-name="ce24" office:value-type="float" office:value="0.00000135426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58" calcext:value-type="float">
            <text:p>158</text:p>
          </table:table-cell>
          <table:table-cell table:number-columns-repeated="57"/>
        </table:table-row>
        <table:table-row table:style-name="ro2">
          <table:table-cell table:style-name="ce14" office:value-type="string" calcext:value-type="string">
            <text:p>g__Peptostreptococcaceae</text:p>
          </table:table-cell>
          <table:table-cell table:style-name="ce24" office:value-type="float" office:value="0.000000854393333333333" calcext:value-type="float">
            <text:p>0.00</text:p>
          </table:table-cell>
          <table:table-cell table:number-columns-repeated="3" table:style-name="ce24" office:value-type="string" calcext:value-type="string">
            <text:p>NA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59" calcext:value-type="float">
            <text:p>159</text:p>
          </table:table-cell>
          <table:table-cell table:number-columns-repeated="57"/>
        </table:table-row>
        <table:table-row table:style-name="ro2">
          <table:table-cell table:style-name="ce17" office:value-type="string" calcext:value-type="string">
            <text:p>g__Helicobacter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3" table:style-name="ce25" office:value-type="string" calcext:value-type="string">
            <text:p>NA</text:p>
          </table:table-cell>
          <table:table-cell table:style-name="ce32" office:value-type="float" office:value="0" calcext:value-type="float">
            <text:p>0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57"/>
        </table:table-row>
        <table:table-row table:style-name="ro2">
          <table:table-cell table:style-name="ce18" office:value-type="string" calcext:value-type="string">
            <text:p>g__Acetanaerobacterium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0.00165652735767214" calcext:value-type="float">
            <text:p>0.00</text:p>
          </table:table-cell>
          <table:table-cell table:style-name="ce26" office:value-type="float" office:value="0.000891638382711898" calcext:value-type="float">
            <text:p>0.00</text:p>
          </table:table-cell>
          <table:table-cell table:style-name="ce26" office:value-type="float" office:value="0.0050424942013951" calcext:value-type="float">
            <text:p>0.01</text:p>
          </table:table-cell>
          <table:table-cell table:style-name="ce33" office:value-type="float" office:value="3" calcext:value-type="float">
            <text:p>3</text:p>
          </table:table-cell>
          <table:table-cell table:style-name="ce40" office:value-type="float" office:value="161" calcext:value-type="float">
            <text:p>161</text:p>
          </table:table-cell>
          <table:table-cell table:style-name="ce45" table:number-columns-repeated="2"/>
          <table:table-cell table:style-name="ce16" table:number-columns-repeated="2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lcaligene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302055487593071" calcext:value-type="float">
            <text:p>0.00</text:p>
          </table:table-cell>
          <table:table-cell table:style-name="ce8" office:value-type="float" office:value="0.000646212160172156" calcext:value-type="float">
            <text:p>0.00</text:p>
          </table:table-cell>
          <table:table-cell table:style-name="ce8" office:value-type="float" office:value="0.000388338711232555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62" calcext:value-type="float">
            <text:p>16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lloprevotell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210946445102847" calcext:value-type="float">
            <text:p>0.21</text:p>
          </table:table-cell>
          <table:table-cell table:style-name="ce8" office:value-type="float" office:value="0.242314244233665" calcext:value-type="float">
            <text:p>0.24</text:p>
          </table:table-cell>
          <table:table-cell table:style-name="ce8" office:value-type="float" office:value="0.231816464060895" calcext:value-type="float">
            <text:p>0.23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63" calcext:value-type="float">
            <text:p>16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naerofilum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781776076437243" calcext:value-type="float">
            <text:p>0.01</text:p>
          </table:table-cell>
          <table:table-cell table:style-name="ce8" office:value-type="float" office:value="0.00636846479486217" calcext:value-type="float">
            <text:p>0.01</text:p>
          </table:table-cell>
          <table:table-cell table:style-name="ce8" office:value-type="float" office:value="0.0465304062075823" calcext:value-type="float">
            <text:p>0.05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64" calcext:value-type="float">
            <text:p>16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acillu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949761262262854" calcext:value-type="float">
            <text:p>0.00</text:p>
          </table:table-cell>
          <table:table-cell table:style-name="ce8" office:value-type="float" office:value="0.000312372528174887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65" calcext:value-type="float">
            <text:p>16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lastocatell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339126337883682" calcext:value-type="float">
            <text:p>0.00</text:p>
          </table:table-cell>
          <table:table-cell table:style-name="ce8" office:value-type="float" office:value="0.000500528019517663" calcext:value-type="float">
            <text:p>0.00</text:p>
          </table:table-cell>
          <table:table-cell table:style-name="ce8" office:value-type="float" office:value="0.000425641314528194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66" calcext:value-type="float">
            <text:p>16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radyrhizobium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966279039161127" calcext:value-type="float">
            <text:p>0.00</text:p>
          </table:table-cell>
          <table:table-cell table:style-name="ce8" office:value-type="float" office:value="0.00182254542795996" calcext:value-type="float">
            <text:p>0.00</text:p>
          </table:table-cell>
          <table:table-cell table:style-name="ce8" office:value-type="float" office:value="0.00163694987092882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67" calcext:value-type="float">
            <text:p>16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revibacillu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753111367091648" calcext:value-type="float">
            <text:p>0.00</text:p>
          </table:table-cell>
          <table:table-cell table:style-name="ce8" office:value-type="float" office:value="0.000472709579474071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68" calcext:value-type="float">
            <text:p>16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tenibacterium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800070420144061" calcext:value-type="float">
            <text:p>0.00</text:p>
          </table:table-cell>
          <table:table-cell table:style-name="ce8" office:value-type="float" office:value="0.269921409349184" calcext:value-type="float">
            <text:p>0.27</text:p>
          </table:table-cell>
          <table:table-cell table:style-name="ce8" office:value-type="float" office:value="0.216804895555304" calcext:value-type="float">
            <text:p>0.22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69" calcext:value-type="float">
            <text:p>16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ulobacter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558178996840707" calcext:value-type="float">
            <text:p>0.00</text:p>
          </table:table-cell>
          <table:table-cell table:style-name="ce8" office:value-type="float" office:value="0.00899110138936066" calcext:value-type="float">
            <text:p>0.01</text:p>
          </table:table-cell>
          <table:table-cell table:style-name="ce8" office:value-type="float" office:value="0.00856369258690169" calcext:value-type="float">
            <text:p>0.01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70" calcext:value-type="float">
            <text:p>17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ellulosilyticum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328836824178099" calcext:value-type="float">
            <text:p>0.00</text:p>
          </table:table-cell>
          <table:table-cell table:style-name="ce8" office:value-type="float" office:value="0.00358347842739988" calcext:value-type="float">
            <text:p>0.00</text:p>
          </table:table-cell>
          <table:table-cell table:style-name="ce8" office:value-type="float" office:value="0.00379695130278655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71" calcext:value-type="float">
            <text:p>17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hristensenell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4296725586551" calcext:value-type="float">
            <text:p>0.00</text:p>
          </table:table-cell>
          <table:table-cell table:style-name="ce8" office:value-type="float" office:value="0.00267416778024688" calcext:value-type="float">
            <text:p>0.00</text:p>
          </table:table-cell>
          <table:table-cell table:style-name="ce8" office:value-type="float" office:value="0.89175412014778" calcext:value-type="float">
            <text:p>0.89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72" calcext:value-type="float">
            <text:p>17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loacibacillu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429676973560074" calcext:value-type="float">
            <text:p>0.04</text:p>
          </table:table-cell>
          <table:table-cell table:style-name="ce8" office:value-type="float" office:value="0.0669459529461501" calcext:value-type="float">
            <text:p>0.07</text:p>
          </table:table-cell>
          <table:table-cell table:style-name="ce8" office:value-type="float" office:value="0.0450205426816684" calcext:value-type="float">
            <text:p>0.05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73" calcext:value-type="float">
            <text:p>17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oprobacter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253045845960691" calcext:value-type="float">
            <text:p>0.03</text:p>
          </table:table-cell>
          <table:table-cell table:style-name="ce8" office:value-type="float" office:value="0.0308283802122629" calcext:value-type="float">
            <text:p>0.03</text:p>
          </table:table-cell>
          <table:table-cell table:style-name="ce8" office:value-type="float" office:value="0.038282907254865" calcext:value-type="float">
            <text:p>0.04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74" calcext:value-type="float">
            <text:p>17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Dysgonomona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0930004382645653" calcext:value-type="float">
            <text:p>0.00</text:p>
          </table:table-cell>
          <table:table-cell table:style-name="ce8" office:value-type="float" office:value="0.0000845405012406318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75" calcext:value-type="float">
            <text:p>17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Eisenbergiell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309189754055224" calcext:value-type="float">
            <text:p>0.03</text:p>
          </table:table-cell>
          <table:table-cell table:style-name="ce8" office:value-type="float" office:value="0.00710411901025662" calcext:value-type="float">
            <text:p>0.01</text:p>
          </table:table-cell>
          <table:table-cell table:style-name="ce8" office:value-type="float" office:value="0.0490665058484976" calcext:value-type="float">
            <text:p>0.05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76" calcext:value-type="float">
            <text:p>17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ilifactor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177039875576376" calcext:value-type="float">
            <text:p>0.00</text:p>
          </table:table-cell>
          <table:table-cell table:style-name="ce8" office:value-type="float" office:value="0.00011355945291598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77" calcext:value-type="float">
            <text:p>17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retibacterium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240259694410462" calcext:value-type="float">
            <text:p>0.00</text:p>
          </table:table-cell>
          <table:table-cell table:style-name="ce8" office:value-type="float" office:value="0.000213523159700078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78" calcext:value-type="float">
            <text:p>17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usicatenibacter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651017772701139" calcext:value-type="float">
            <text:p>0.65</text:p>
          </table:table-cell>
          <table:table-cell table:style-name="ce8" office:value-type="float" office:value="0.877827442026877" calcext:value-type="float">
            <text:p>0.88</text:p>
          </table:table-cell>
          <table:table-cell table:style-name="ce8" office:value-type="float" office:value="0.667003480103922" calcext:value-type="float">
            <text:p>0.67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79" calcext:value-type="float">
            <text:p>17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Johnsonell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714440173914393" calcext:value-type="float">
            <text:p>0.00</text:p>
          </table:table-cell>
          <table:table-cell table:style-name="ce8" office:value-type="float" office:value="0.000388648986386684" calcext:value-type="float">
            <text:p>0.00</text:p>
          </table:table-cell>
          <table:table-cell table:style-name="ce8" office:value-type="float" office:value="0.00029380817889221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80" calcext:value-type="float">
            <text:p>18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achnospir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76970621784319" calcext:value-type="float">
            <text:p>0.77</text:p>
          </table:table-cell>
          <table:table-cell table:style-name="ce8" office:value-type="float" office:value="0.756301227099765" calcext:value-type="float">
            <text:p>0.76</text:p>
          </table:table-cell>
          <table:table-cell table:style-name="ce8" office:value-type="float" office:value="1.63290628796394" calcext:value-type="float">
            <text:p>1.63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81" calcext:value-type="float">
            <text:p>18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eptotrichi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31382636470208" calcext:value-type="float">
            <text:p>0.00</text:p>
          </table:table-cell>
          <table:table-cell table:style-name="ce8" office:value-type="float" office:value="0.000248103656651989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82" calcext:value-type="float">
            <text:p>18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arvinbryanti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532448033870294" calcext:value-type="float">
            <text:p>0.05</text:p>
          </table:table-cell>
          <table:table-cell table:style-name="ce8" office:value-type="float" office:value="0.846936381406332" calcext:value-type="float">
            <text:p>0.85</text:p>
          </table:table-cell>
          <table:table-cell table:style-name="ce8" office:value-type="float" office:value="0.132831331089334" calcext:value-type="float">
            <text:p>0.13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83" calcext:value-type="float">
            <text:p>18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ethylobacillu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00911916607050118" calcext:value-type="float">
            <text:p>0.00</text:p>
          </table:table-cell>
          <table:table-cell table:style-name="ce8" office:value-type="float" office:value="0.000371177458249966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84" calcext:value-type="float">
            <text:p>18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ethylobacterium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293121023701104" calcext:value-type="float">
            <text:p>0.00</text:p>
          </table:table-cell>
          <table:table-cell table:style-name="ce8" office:value-type="float" office:value="0.00517597222074194" calcext:value-type="float">
            <text:p>0.01</text:p>
          </table:table-cell>
          <table:table-cell table:style-name="ce8" office:value-type="float" office:value="0.00448249710527305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85" calcext:value-type="float">
            <text:p>18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oryell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811595361769003" calcext:value-type="float">
            <text:p>0.08</text:p>
          </table:table-cell>
          <table:table-cell table:style-name="ce8" office:value-type="float" office:value="0.00982619353348773" calcext:value-type="float">
            <text:p>0.01</text:p>
          </table:table-cell>
          <table:table-cell table:style-name="ce8" office:value-type="float" office:value="0.000137248831339398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86" calcext:value-type="float">
            <text:p>18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Neisseri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198474930532233" calcext:value-type="float">
            <text:p>0.00</text:p>
          </table:table-cell>
          <table:table-cell table:style-name="ce8" office:value-type="float" office:value="0.0000737463126843658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87" calcext:value-type="float">
            <text:p>18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Oscillospir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203797749323028" calcext:value-type="float">
            <text:p>0.20</text:p>
          </table:table-cell>
          <table:table-cell table:style-name="ce8" office:value-type="float" office:value="0.0131346211107294" calcext:value-type="float">
            <text:p>0.01</text:p>
          </table:table-cell>
          <table:table-cell table:style-name="ce8" office:value-type="float" office:value="0.0192533683253424" calcext:value-type="float">
            <text:p>0.02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88" calcext:value-type="float">
            <text:p>18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pillibacter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798117235004139" calcext:value-type="float">
            <text:p>0.01</text:p>
          </table:table-cell>
          <table:table-cell table:style-name="ce8" office:value-type="float" office:value="0.00239574031999576" calcext:value-type="float">
            <text:p>0.00</text:p>
          </table:table-cell>
          <table:table-cell table:style-name="ce8" office:value-type="float" office:value="0.00157015355085605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89" calcext:value-type="float">
            <text:p>18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eptococcu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469661983746666" calcext:value-type="float">
            <text:p>0.00</text:p>
          </table:table-cell>
          <table:table-cell table:style-name="ce8" office:value-type="float" office:value="0.0475230486946047" calcext:value-type="float">
            <text:p>0.05</text:p>
          </table:table-cell>
          <table:table-cell table:style-name="ce8" office:value-type="float" office:value="0.0340917042708256" calcext:value-type="float">
            <text:p>0.03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90" calcext:value-type="float">
            <text:p>19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hodopseudomona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11051944137446" calcext:value-type="float">
            <text:p>0.00</text:p>
          </table:table-cell>
          <table:table-cell table:style-name="ce8" office:value-type="float" office:value="0.0012503943472304" calcext:value-type="float">
            <text:p>0.00</text:p>
          </table:table-cell>
          <table:table-cell table:style-name="ce8" office:value-type="float" office:value="0.00126118367065848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91" calcext:value-type="float">
            <text:p>19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obinsoniell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217338973284358" calcext:value-type="float">
            <text:p>0.00</text:p>
          </table:table-cell>
          <table:table-cell table:style-name="ce8" office:value-type="float" office:value="0.00192015708230905" calcext:value-type="float">
            <text:p>0.00</text:p>
          </table:table-cell>
          <table:table-cell table:style-name="ce8" office:value-type="float" office:value="0.0000179969081311831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92" calcext:value-type="float">
            <text:p>19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phingomona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4.68587753028879" calcext:value-type="float">
            <text:p>4.69</text:p>
          </table:table-cell>
          <table:table-cell table:style-name="ce8" office:value-type="float" office:value="4.05148606073434" calcext:value-type="float">
            <text:p>4.05</text:p>
          </table:table-cell>
          <table:table-cell table:style-name="ce8" office:value-type="float" office:value="4.96836346898218" calcext:value-type="float">
            <text:p>4.97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93" calcext:value-type="float">
            <text:p>19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porobacter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127095834514137" calcext:value-type="float">
            <text:p>0.00</text:p>
          </table:table-cell>
          <table:table-cell table:style-name="ce8" office:value-type="float" office:value="0.000033422218672476" calcext:value-type="float">
            <text:p>0.00</text:p>
          </table:table-cell>
          <table:table-cell table:style-name="ce8" office:value-type="float" office:value="0.00206219567098803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94" calcext:value-type="float">
            <text:p>19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yntrophococcu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257524545308224" calcext:value-type="float">
            <text:p>0.00</text:p>
          </table:table-cell>
          <table:table-cell table:style-name="ce8" office:value-type="float" office:value="0.00005686397451781" calcext:value-type="float">
            <text:p>0.00</text:p>
          </table:table-cell>
          <table:table-cell table:style-name="ce8" office:value-type="float" office:value="0.0217246866536369" calcext:value-type="float">
            <text:p>0.02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95" calcext:value-type="float">
            <text:p>19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Treponem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204129869571757" calcext:value-type="float">
            <text:p>0.00</text:p>
          </table:table-cell>
          <table:table-cell table:style-name="ce8" office:value-type="float" office:value="0.00222614475223474" calcext:value-type="float">
            <text:p>0.00</text:p>
          </table:table-cell>
          <table:table-cell table:style-name="ce8" office:value-type="float" office:value="0.00217098693065868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96" calcext:value-type="float">
            <text:p>19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Variovorax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0413044428316209" calcext:value-type="float">
            <text:p>0.00</text:p>
          </table:table-cell>
          <table:table-cell table:style-name="ce8" office:value-type="float" office:value="0.000197261169561474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97" calcext:value-type="float">
            <text:p>19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Vibrio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240957736595666" calcext:value-type="float">
            <text:p>0.00</text:p>
          </table:table-cell>
          <table:table-cell table:style-name="ce8" office:value-type="float" office:value="0.0000681356717495878" calcext:value-type="float">
            <text:p>0.0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198" calcext:value-type="float">
            <text:p>19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20" office:value-type="string" calcext:value-type="string">
            <text:p>g__Victivallis</text:p>
          </table:table-cell>
          <table:table-cell table:style-name="ce28" office:value-type="string" calcext:value-type="string">
            <text:p>NA</text:p>
          </table:table-cell>
          <table:table-cell table:style-name="ce28" office:value-type="float" office:value="0.00677648270309351" calcext:value-type="float">
            <text:p>0.01</text:p>
          </table:table-cell>
          <table:table-cell table:style-name="ce28" office:value-type="float" office:value="0.0232978009107098" calcext:value-type="float">
            <text:p>0.02</text:p>
          </table:table-cell>
          <table:table-cell table:style-name="ce28" office:value-type="float" office:value="0.0100895987348758" calcext:value-type="float">
            <text:p>0.01</text:p>
          </table:table-cell>
          <table:table-cell table:style-name="ce35" office:value-type="float" office:value="3" calcext:value-type="float">
            <text:p>3</text:p>
          </table:table-cell>
          <table:table-cell table:style-name="ce42" office:value-type="float" office:value="199" calcext:value-type="float">
            <text:p>19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8" office:value-type="string" calcext:value-type="string">
            <text:p>g__Desulfotomaculum</text:p>
          </table:table-cell>
          <table:table-cell table:style-name="ce26" office:value-type="string" calcext:value-type="string">
            <text:p>NA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40" office:value-type="float" office:value="200" calcext:value-type="float">
            <text:p>20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edobacter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01" calcext:value-type="float">
            <text:p>20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seudoxanthomonas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02" calcext:value-type="float">
            <text:p>20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Ethanoligenen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00351401706266124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03" calcext:value-type="float">
            <text:p>20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edece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891204525083656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04" calcext:value-type="float">
            <text:p>20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sychrobacter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0044849796908907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05" calcext:value-type="float">
            <text:p>20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himwelli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257524545308224" calcext:value-type="float">
            <text:p>0.00</text:p>
          </table:table-cell>
          <table:table-cell table:style-name="ce8" office:value-type="float" office:value="0.000014963048751109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06" calcext:value-type="float">
            <text:p>20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cetivibrio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226049002241025" calcext:value-type="float">
            <text:p>0.02</text:p>
          </table:table-cell>
          <table:table-cell table:style-name="ce8" office:value-type="float" office:value="0.0000199974103353616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07" calcext:value-type="float">
            <text:p>20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lanococcu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025031497323196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08" calcext:value-type="float">
            <text:p>20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revundimona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028542356142957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09" calcext:value-type="float">
            <text:p>20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obilitale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180719123095209" calcext:value-type="float">
            <text:p>0.00</text:p>
          </table:table-cell>
          <table:table-cell table:style-name="ce8" office:value-type="float" office:value="0.0000387187668211794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10" calcext:value-type="float">
            <text:p>21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almonell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490117327723504" calcext:value-type="float">
            <text:p>0.00</text:p>
          </table:table-cell>
          <table:table-cell table:style-name="ce8" office:value-type="float" office:value="0.00004924347010223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11" calcext:value-type="float">
            <text:p>21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astidiosipil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0894481586328749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12" calcext:value-type="float">
            <text:p>21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ethanobacterium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0917293458638464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13" calcext:value-type="float">
            <text:p>21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Kluyver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217593693513066" calcext:value-type="float">
            <text:p>0.00</text:p>
          </table:table-cell>
          <table:table-cell table:style-name="ce8" office:value-type="float" office:value="0.00019290783448399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14" calcext:value-type="float">
            <text:p>21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Trichococcu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429963749816811" calcext:value-type="float">
            <text:p>0.00</text:p>
          </table:table-cell>
          <table:table-cell table:style-name="ce8" office:value-type="float" office:value="0.00040324125569212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15" calcext:value-type="float">
            <text:p>21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naerosporobacter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283838392582421" calcext:value-type="float">
            <text:p>0.03</text:p>
          </table:table-cell>
          <table:table-cell table:style-name="ce8" office:value-type="float" office:value="0.00092553116471329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16" calcext:value-type="float">
            <text:p>21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Gelri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737589645245262" calcext:value-type="float">
            <text:p>0.00</text:p>
          </table:table-cell>
          <table:table-cell table:style-name="ce8" office:value-type="float" office:value="0.0019071139504071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17" calcext:value-type="float">
            <text:p>21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cetitomaculum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373093859097309" calcext:value-type="float">
            <text:p>0.00</text:p>
          </table:table-cell>
          <table:table-cell table:style-name="ce8" office:value-type="float" office:value="0.00574532311419712" calcext:value-type="float">
            <text:p>0.01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18" calcext:value-type="float">
            <text:p>21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ronobacter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768204622456746" calcext:value-type="float">
            <text:p>0.01</text:p>
          </table:table-cell>
          <table:table-cell table:style-name="ce8" office:value-type="float" office:value="0.0134735876660745" calcext:value-type="float">
            <text:p>0.01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19" calcext:value-type="float">
            <text:p>21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eptoclostridium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576637821684507" calcext:value-type="float">
            <text:p>0.00</text:p>
          </table:table-cell>
          <table:table-cell table:style-name="ce8" office:value-type="float" office:value="0.119253695714337" calcext:value-type="float">
            <text:p>0.12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20" calcext:value-type="float">
            <text:p>22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20" office:value-type="string" calcext:value-type="string">
            <text:p>g__Pseudobutyrivibrio</text:p>
          </table:table-cell>
          <table:table-cell table:style-name="ce28" office:value-type="string" calcext:value-type="string">
            <text:p>NA</text:p>
          </table:table-cell>
          <table:table-cell table:style-name="ce28" office:value-type="float" office:value="0.0122814296879058" calcext:value-type="float">
            <text:p>0.01</text:p>
          </table:table-cell>
          <table:table-cell table:style-name="ce28" office:value-type="float" office:value="1.76010123795785" calcext:value-type="float">
            <text:p>1.76</text:p>
          </table:table-cell>
          <table:table-cell table:style-name="ce28" office:value-type="string" calcext:value-type="string">
            <text:p>NA</text:p>
          </table:table-cell>
          <table:table-cell table:style-name="ce35" office:value-type="float" office:value="2" calcext:value-type="float">
            <text:p>2</text:p>
          </table:table-cell>
          <table:table-cell table:style-name="ce42" office:value-type="float" office:value="221" calcext:value-type="float">
            <text:p>22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8" office:value-type="string" calcext:value-type="string">
            <text:p>g__Paeniclostridium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0.000335752801417017" calcext:value-type="float">
            <text:p>0.00</text:p>
          </table:table-cell>
          <table:table-cell table:style-name="ce33" office:value-type="float" office:value="2" calcext:value-type="float">
            <text:p>2</text:p>
          </table:table-cell>
          <table:table-cell table:style-name="ce40" office:value-type="float" office:value="222" calcext:value-type="float">
            <text:p>22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osenbergiell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232267253035904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23" calcext:value-type="float">
            <text:p>22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naeroplasm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22908562762589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869058225055723" calcext:value-type="float">
            <text:p>0.09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24" calcext:value-type="float">
            <text:p>22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ikenell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29634371129010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849787151639214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25" calcext:value-type="float">
            <text:p>22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ndidatus_Soleaferre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28064333605560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9866635434264" calcext:value-type="float">
            <text:p>0.01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26" calcext:value-type="float">
            <text:p>22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ellimona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203958458484201" calcext:value-type="float">
            <text:p>0.02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144161238838672" calcext:value-type="float">
            <text:p>0.14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27" calcext:value-type="float">
            <text:p>22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proiciproducen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391819768985939" calcext:value-type="float">
            <text:p>0.04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107638392774584" calcext:value-type="float">
            <text:p>0.01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28" calcext:value-type="float">
            <text:p>22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tenisphaer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697221183831257" calcext:value-type="float">
            <text:p>0.07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125886815818657" calcext:value-type="float">
            <text:p>0.13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29" calcext:value-type="float">
            <text:p>22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racoccu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1.77022792115963" calcext:value-type="float">
            <text:p>1.77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1.95731931219636" calcext:value-type="float">
            <text:p>1.96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30" calcext:value-type="float">
            <text:p>23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21" office:value-type="string" calcext:value-type="string">
            <text:p>g__NA</text:p>
          </table:table-cell>
          <table:table-cell table:style-name="ce29" office:value-type="string" calcext:value-type="string">
            <text:p>NA</text:p>
          </table:table-cell>
          <table:table-cell table:style-name="ce29" office:value-type="float" office:value="42.268419799091" calcext:value-type="float">
            <text:p>42.27</text:p>
          </table:table-cell>
          <table:table-cell table:style-name="ce29" office:value-type="string" calcext:value-type="string">
            <text:p>NA</text:p>
          </table:table-cell>
          <table:table-cell table:style-name="ce29" office:value-type="float" office:value="10.6036899966649" calcext:value-type="float">
            <text:p>10.60</text:p>
          </table:table-cell>
          <table:table-cell table:style-name="ce36" office:value-type="float" office:value="2" calcext:value-type="float">
            <text:p>2</text:p>
          </table:table-cell>
          <table:table-cell table:style-name="ce43" office:value-type="float" office:value="231" calcext:value-type="float">
            <text:p>23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8" office:value-type="string" calcext:value-type="string">
            <text:p>g__Acidovorax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0.000492828294493371" calcext:value-type="float">
            <text:p>0.00</text:p>
          </table:table-cell>
          <table:table-cell table:style-name="ce26" office:value-type="float" office:value="0.000165945219823484" calcext:value-type="float">
            <text:p>0.00</text:p>
          </table:table-cell>
          <table:table-cell table:style-name="ce33" office:value-type="float" office:value="2" calcext:value-type="float">
            <text:p>2</text:p>
          </table:table-cell>
          <table:table-cell table:style-name="ce40" office:value-type="float" office:value="232" calcext:value-type="float">
            <text:p>23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ctino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346269702323282" calcext:value-type="float">
            <text:p>0.03</text:p>
          </table:table-cell>
          <table:table-cell table:style-name="ce8" office:value-type="float" office:value="0.000654210498770084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33" calcext:value-type="float">
            <text:p>23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ero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821057786340238" calcext:value-type="float">
            <text:p>0.00</text:p>
          </table:table-cell>
          <table:table-cell table:style-name="ce8" office:value-type="float" office:value="0.0000755847312618227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34" calcext:value-type="float">
            <text:p>23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ero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93650585976532" calcext:value-type="float">
            <text:p>0.00</text:p>
          </table:table-cell>
          <table:table-cell table:style-name="ce8" office:value-type="float" office:value="0.00013069742761323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35" calcext:value-type="float">
            <text:p>23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fip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222835277431372" calcext:value-type="float">
            <text:p>0.00</text:p>
          </table:table-cell>
          <table:table-cell table:style-name="ce8" office:value-type="float" office:value="0.00118944626789814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36" calcext:value-type="float">
            <text:p>23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llison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699580604319328" calcext:value-type="float">
            <text:p>0.01</text:p>
          </table:table-cell>
          <table:table-cell table:style-name="ce8" office:value-type="float" office:value="0.00517914020420135" calcext:value-type="float">
            <text:p>0.01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37" calcext:value-type="float">
            <text:p>23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saccharospor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23009967221996" calcext:value-type="float">
            <text:p>0.00</text:p>
          </table:table-cell>
          <table:table-cell table:style-name="ce8" office:value-type="float" office:value="0.0000372103051899116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38" calcext:value-type="float">
            <text:p>23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steroleplasm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250341529752112" calcext:value-type="float">
            <text:p>0.00</text:p>
          </table:table-cell>
          <table:table-cell table:style-name="ce8" office:value-type="float" office:value="0.0000573582431989511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39" calcext:value-type="float">
            <text:p>23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dellovibrio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0105576024107229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40" calcext:value-type="float">
            <text:p>24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elnap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649430773926653" calcext:value-type="float">
            <text:p>0.00</text:p>
          </table:table-cell>
          <table:table-cell table:style-name="ce8" office:value-type="float" office:value="0.0000580668132589762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41" calcext:value-type="float">
            <text:p>24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ergey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449842397890789" calcext:value-type="float">
            <text:p>0.00</text:p>
          </table:table-cell>
          <table:table-cell table:style-name="ce8" office:value-type="float" office:value="0.000029398232872222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42" calcext:value-type="float">
            <text:p>24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rachy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36804022158843" calcext:value-type="float">
            <text:p>0.00</text:p>
          </table:table-cell>
          <table:table-cell table:style-name="ce8" office:value-type="float" office:value="0.000126691228928675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43" calcext:value-type="float">
            <text:p>24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urkholder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363769966424031" calcext:value-type="float">
            <text:p>0.00</text:p>
          </table:table-cell>
          <table:table-cell table:style-name="ce8" office:value-type="float" office:value="0.00002434071648116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44" calcext:value-type="float">
            <text:p>24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ta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480484674643657" calcext:value-type="float">
            <text:p>0.00</text:p>
          </table:table-cell>
          <table:table-cell table:style-name="ce8" office:value-type="float" office:value="0.00404922404107361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45" calcext:value-type="float">
            <text:p>24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hroococcidiopsi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234200790535942" calcext:value-type="float">
            <text:p>0.00</text:p>
          </table:table-cell>
          <table:table-cell table:style-name="ce8" office:value-type="float" office:value="0.0019159323890477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46" calcext:value-type="float">
            <text:p>24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hryse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54609038825204" calcext:value-type="float">
            <text:p>0.00</text:p>
          </table:table-cell>
          <table:table-cell table:style-name="ce8" office:value-type="float" office:value="0.000136817996728556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47" calcext:value-type="float">
            <text:p>24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loaci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44086860169836" calcext:value-type="float">
            <text:p>0.00</text:p>
          </table:table-cell>
          <table:table-cell table:style-name="ce8" office:value-type="float" office:value="0.0032440160399762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48" calcext:value-type="float">
            <text:p>24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oma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234044954641946" calcext:value-type="float">
            <text:p>0.00</text:p>
          </table:table-cell>
          <table:table-cell table:style-name="ce8" office:value-type="float" office:value="0.000271901132231724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49" calcext:value-type="float">
            <text:p>24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onchiformibi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0.0000755847312618227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50" calcext:value-type="float">
            <text:p>25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oriobacteriaceae_UCG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605565662068227" calcext:value-type="float">
            <text:p>0.00</text:p>
          </table:table-cell>
          <table:table-cell table:style-name="ce8" office:value-type="float" office:value="0.000126889865940857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51" calcext:value-type="float">
            <text:p>25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Defluviitaleaceae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382807311466006" calcext:value-type="float">
            <text:p>0.04</text:p>
          </table:table-cell>
          <table:table-cell table:style-name="ce8" office:value-type="float" office:value="0.020620214671956" calcext:value-type="float">
            <text:p>0.02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52" calcext:value-type="float">
            <text:p>25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Delft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93513556135717" calcext:value-type="float">
            <text:p>0.00</text:p>
          </table:table-cell>
          <table:table-cell table:style-name="ce8" office:value-type="float" office:value="0.000167731763364028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53" calcext:value-type="float">
            <text:p>25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Eiken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938351755817413" calcext:value-type="float">
            <text:p>0.00</text:p>
          </table:table-cell>
          <table:table-cell table:style-name="ce8" office:value-type="float" office:value="0.0000844608192857836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54" calcext:value-type="float">
            <text:p>25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Epulopisc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353681639144193" calcext:value-type="float">
            <text:p>0.04</text:p>
          </table:table-cell>
          <table:table-cell table:style-name="ce8" office:value-type="float" office:value="0.0330702857950098" calcext:value-type="float">
            <text:p>0.03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55" calcext:value-type="float">
            <text:p>25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Extensi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98125234629956" calcext:value-type="float">
            <text:p>0.00</text:p>
          </table:table-cell>
          <table:table-cell table:style-name="ce8" office:value-type="float" office:value="0.000013117136686467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56" calcext:value-type="float">
            <text:p>25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Ezaki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122507411317283" calcext:value-type="float">
            <text:p>0.00</text:p>
          </table:table-cell>
          <table:table-cell table:style-name="ce8" office:value-type="float" office:value="0.00122526965292523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57" calcext:value-type="float">
            <text:p>25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ructo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50414669257262" calcext:value-type="float">
            <text:p>0.00</text:p>
          </table:table-cell>
          <table:table-cell table:style-name="ce8" office:value-type="float" office:value="0.000164860159945266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58" calcext:value-type="float">
            <text:p>25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Geodermatophi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823992072108795" calcext:value-type="float">
            <text:p>0.01</text:p>
          </table:table-cell>
          <table:table-cell table:style-name="ce8" office:value-type="float" office:value="0.00717164336220794" calcext:value-type="float">
            <text:p>0.01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59" calcext:value-type="float">
            <text:p>25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Gordoni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137321185001355" calcext:value-type="float">
            <text:p>0.00</text:p>
          </table:table-cell>
          <table:table-cell table:style-name="ce8" office:value-type="float" office:value="0.0009168179191915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60" calcext:value-type="float">
            <text:p>26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Howard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481229839734297" calcext:value-type="float">
            <text:p>0.05</text:p>
          </table:table-cell>
          <table:table-cell table:style-name="ce8" office:value-type="float" office:value="0.0622635110195936" calcext:value-type="float">
            <text:p>0.06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61" calcext:value-type="float">
            <text:p>26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Hydrogenoanaer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250416957727868" calcext:value-type="float">
            <text:p>0.00</text:p>
          </table:table-cell>
          <table:table-cell table:style-name="ce8" office:value-type="float" office:value="0.00263228317637943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62" calcext:value-type="float">
            <text:p>26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Hymen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43307437348218" calcext:value-type="float">
            <text:p>0.00</text:p>
          </table:table-cell>
          <table:table-cell table:style-name="ce8" office:value-type="float" office:value="0.000439939374437162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63" calcext:value-type="float">
            <text:p>26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Jani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232403965703002" calcext:value-type="float">
            <text:p>0.00</text:p>
          </table:table-cell>
          <table:table-cell table:style-name="ce8" office:value-type="float" office:value="0.000231237664128621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64" calcext:value-type="float">
            <text:p>26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Kocur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345226485774506" calcext:value-type="float">
            <text:p>0.00</text:p>
          </table:table-cell>
          <table:table-cell table:style-name="ce8" office:value-type="float" office:value="0.000306998656673444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65" calcext:value-type="float">
            <text:p>26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actonifacto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162696377687421" calcext:value-type="float">
            <text:p>0.02</text:p>
          </table:table-cell>
          <table:table-cell table:style-name="ce8" office:value-type="float" office:value="0.00457052006289661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66" calcext:value-type="float">
            <text:p>26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euc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90143807093525" calcext:value-type="float">
            <text:p>0.00</text:p>
          </table:table-cell>
          <table:table-cell table:style-name="ce8" office:value-type="float" office:value="0.000126691228928675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67" calcext:value-type="float">
            <text:p>26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ysini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676202335375732" calcext:value-type="float">
            <text:p>0.00</text:p>
          </table:table-cell>
          <table:table-cell table:style-name="ce8" office:value-type="float" office:value="0.00433909786953168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68" calcext:value-type="float">
            <text:p>26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annheim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79769001155406" calcext:value-type="float">
            <text:p>0.00</text:p>
          </table:table-cell>
          <table:table-cell table:style-name="ce8" office:value-type="float" office:value="0.00257574461265618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69" calcext:value-type="float">
            <text:p>26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icro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96187801773568" calcext:value-type="float">
            <text:p>0.00</text:p>
          </table:table-cell>
          <table:table-cell table:style-name="ce8" office:value-type="float" office:value="0.0000998198053813898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70" calcext:value-type="float">
            <text:p>27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urdochi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340891236857881" calcext:value-type="float">
            <text:p>0.00</text:p>
          </table:table-cell>
          <table:table-cell table:style-name="ce8" office:value-type="float" office:value="0.000268637336508416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71" calcext:value-type="float">
            <text:p>27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Nesterenkon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808238307290317" calcext:value-type="float">
            <text:p>0.00</text:p>
          </table:table-cell>
          <table:table-cell table:style-name="ce8" office:value-type="float" office:value="0.000100297222901868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72" calcext:value-type="float">
            <text:p>27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Nocardioide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6321751167031" calcext:value-type="float">
            <text:p>0.00</text:p>
          </table:table-cell>
          <table:table-cell table:style-name="ce8" office:value-type="float" office:value="0.0000633456144643375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73" calcext:value-type="float">
            <text:p>27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Novosphingob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455533152249374" calcext:value-type="float">
            <text:p>0.00</text:p>
          </table:table-cell>
          <table:table-cell table:style-name="ce8" office:value-type="float" office:value="0.000394500959940413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74" calcext:value-type="float">
            <text:p>27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Ottow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90514482522669" calcext:value-type="float">
            <text:p>0.00</text:p>
          </table:table-cell>
          <table:table-cell table:style-name="ce8" office:value-type="float" office:value="0.00266318916711181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75" calcext:value-type="float">
            <text:p>27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Oxal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518121638704949" calcext:value-type="float">
            <text:p>0.01</text:p>
          </table:table-cell>
          <table:table-cell table:style-name="ce8" office:value-type="float" office:value="0.00511647285397464" calcext:value-type="float">
            <text:p>0.01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76" calcext:value-type="float">
            <text:p>27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ntoe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122197690771959" calcext:value-type="float">
            <text:p>0.00</text:p>
          </table:table-cell>
          <table:table-cell table:style-name="ce8" office:value-type="float" office:value="0.000386102139914331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77" calcext:value-type="float">
            <text:p>27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hocaeico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25741635165568" calcext:value-type="float">
            <text:p>0.00</text:p>
          </table:table-cell>
          <table:table-cell table:style-name="ce8" office:value-type="float" office:value="0.0000811357216038667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78" calcext:value-type="float">
            <text:p>27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hyll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671706305547871" calcext:value-type="float">
            <text:p>0.00</text:p>
          </table:table-cell>
          <table:table-cell table:style-name="ce8" office:value-type="float" office:value="0.0000400154459621413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79" calcext:value-type="float">
            <text:p>27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revotellaceae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108834195085676" calcext:value-type="float">
            <text:p>0.11</text:p>
          </table:table-cell>
          <table:table-cell table:style-name="ce8" office:value-type="float" office:value="0.102617511818354" calcext:value-type="float">
            <text:p>0.1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80" calcext:value-type="float">
            <text:p>28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seudorami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491946602468239" calcext:value-type="float">
            <text:p>0.00</text:p>
          </table:table-cell>
          <table:table-cell table:style-name="ce8" office:value-type="float" office:value="0.000013117136686467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81" calcext:value-type="float">
            <text:p>28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ikenellaceae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814101864024744" calcext:value-type="float">
            <text:p>0.08</text:p>
          </table:table-cell>
          <table:table-cell table:style-name="ce8" office:value-type="float" office:value="0.0486563647714499" calcext:value-type="float">
            <text:p>0.05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82" calcext:value-type="float">
            <text:p>28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ombouts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575833683814042" calcext:value-type="float">
            <text:p>0.58</text:p>
          </table:table-cell>
          <table:table-cell table:style-name="ce8" office:value-type="float" office:value="0.535479469374754" calcext:value-type="float">
            <text:p>0.54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83" calcext:value-type="float">
            <text:p>28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oseo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83863512966147" calcext:value-type="float">
            <text:p>0.00</text:p>
          </table:table-cell>
          <table:table-cell table:style-name="ce8" office:value-type="float" office:value="0.00002087554106793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84" calcext:value-type="float">
            <text:p>28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ubellimicrob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96020822267209" calcext:value-type="float">
            <text:p>0.00</text:p>
          </table:table-cell>
          <table:table-cell table:style-name="ce8" office:value-type="float" office:value="0.0000475092108482531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85" calcext:value-type="float">
            <text:p>28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ubr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454601541748658" calcext:value-type="float">
            <text:p>0.00</text:p>
          </table:table-cell>
          <table:table-cell table:style-name="ce8" office:value-type="float" office:value="0.0000369516084375302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86" calcext:value-type="float">
            <text:p>28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huttleworth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246588125876832" calcext:value-type="float">
            <text:p>0.00</text:p>
          </table:table-cell>
          <table:table-cell table:style-name="ce8" office:value-type="float" office:value="0.00871217808730866" calcext:value-type="float">
            <text:p>0.01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87" calcext:value-type="float">
            <text:p>28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pirosom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389658464355991" calcext:value-type="float">
            <text:p>0.00</text:p>
          </table:table-cell>
          <table:table-cell table:style-name="ce8" office:value-type="float" office:value="0.0000686244156696991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88" calcext:value-type="float">
            <text:p>28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tenotropho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2585632930621" calcext:value-type="float">
            <text:p>0.00</text:p>
          </table:table-cell>
          <table:table-cell table:style-name="ce8" office:value-type="float" office:value="0.00015236876547606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89" calcext:value-type="float">
            <text:p>28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ucciniclastic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340562584561097" calcext:value-type="float">
            <text:p>0.00</text:p>
          </table:table-cell>
          <table:table-cell table:style-name="ce8" office:value-type="float" office:value="0.000017489515581956" calcext:value-type="float">
            <text:p>0.00</text:p>
          </table:table-cell>
          <table:table-cell table:style-name="ce6" office:value-type="float" office:value="2" calcext:value-type="float">
            <text:p>2</text:p>
          </table:table-cell>
          <table:table-cell table:style-name="ce41" office:value-type="float" office:value="290" calcext:value-type="float">
            <text:p>29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20" office:value-type="string" calcext:value-type="string">
            <text:p>g__Truepera</text:p>
          </table:table-cell>
          <table:table-cell table:number-columns-repeated="2" table:style-name="ce28" office:value-type="string" calcext:value-type="string">
            <text:p>NA</text:p>
          </table:table-cell>
          <table:table-cell table:style-name="ce28" office:value-type="float" office:value="0.00031822107922406" calcext:value-type="float">
            <text:p>0.00</text:p>
          </table:table-cell>
          <table:table-cell table:style-name="ce28" office:value-type="float" office:value="0.00028505526508952" calcext:value-type="float">
            <text:p>0.00</text:p>
          </table:table-cell>
          <table:table-cell table:style-name="ce35" office:value-type="float" office:value="2" calcext:value-type="float">
            <text:p>2</text:p>
          </table:table-cell>
          <table:table-cell table:style-name="ce42" office:value-type="float" office:value="291" calcext:value-type="float">
            <text:p>29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8" office:value-type="string" calcext:value-type="string">
            <text:p>g__Acetatifactor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292" calcext:value-type="float">
            <text:p>29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choleplasm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293" calcext:value-type="float">
            <text:p>29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Emticici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294" calcext:value-type="float">
            <text:p>29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Kosakoni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295" calcext:value-type="float">
            <text:p>29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raclostridium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296" calcext:value-type="float">
            <text:p>29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ulfurifusti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55796984816782" calcext:value-type="float">
            <text:p>0.00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297" calcext:value-type="float">
            <text:p>29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Glutamicibacter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681717506794073" calcext:value-type="float">
            <text:p>0.00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298" calcext:value-type="float">
            <text:p>29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Thioprofundum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097753516624742" calcext:value-type="float">
            <text:p>0.00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299" calcext:value-type="float">
            <text:p>29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higella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115737639932363" calcext:value-type="float">
            <text:p>0.00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erasicoccus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127772522033499" calcext:value-type="float">
            <text:p>0.00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01" calcext:value-type="float">
            <text:p>30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naerovorax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026312955472535" calcext:value-type="float">
            <text:p>0.00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02" calcext:value-type="float">
            <text:p>30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20" office:value-type="string" calcext:value-type="string">
            <text:p>g__Sulfitobacter</text:p>
          </table:table-cell>
          <table:table-cell table:style-name="ce28" office:value-type="string" calcext:value-type="string">
            <text:p>NA</text:p>
          </table:table-cell>
          <table:table-cell table:style-name="ce28" office:value-type="float" office:value="6.76817265618374" calcext:value-type="float">
            <text:p>6.77</text:p>
          </table:table-cell>
          <table:table-cell table:number-columns-repeated="2" table:style-name="ce28" office:value-type="string" calcext:value-type="string">
            <text:p>NA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float" office:value="303" calcext:value-type="float">
            <text:p>30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8" office:value-type="string" calcext:value-type="string">
            <text:p>g__Adhaeribacter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string" calcext:value-type="string">
            <text:p>NA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304" calcext:value-type="float">
            <text:p>30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eri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05" calcext:value-type="float">
            <text:p>30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gromyce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06" calcext:value-type="float">
            <text:p>30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lbidovul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07" calcext:value-type="float">
            <text:p>30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licycliphi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08" calcext:value-type="float">
            <text:p>30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lkali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09" calcext:value-type="float">
            <text:p>30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lloio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10" calcext:value-type="float">
            <text:p>31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lpha-prote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11" calcext:value-type="float">
            <text:p>31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mari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12" calcext:value-type="float">
            <text:p>31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naerovibrio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13" calcext:value-type="float">
            <text:p>31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rabidopsi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14" calcext:value-type="float">
            <text:p>31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rsenophon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15" calcext:value-type="float">
            <text:p>31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rtemis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16" calcext:value-type="float">
            <text:p>31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topo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17" calcext:value-type="float">
            <text:p>31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zoar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18" calcext:value-type="float">
            <text:p>31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zorhizob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19" calcext:value-type="float">
            <text:p>31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ergeri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20" calcext:value-type="float">
            <text:p>32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hargavae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21" calcext:value-type="float">
            <text:p>32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iberstein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22" calcext:value-type="float">
            <text:p>32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lastocysti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23" calcext:value-type="float">
            <text:p>32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udvic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24" calcext:value-type="float">
            <text:p>32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loramato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25" calcext:value-type="float">
            <text:p>32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entiped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26" calcext:value-type="float">
            <text:p>32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hryseomicrob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27" calcext:value-type="float">
            <text:p>32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hungang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28" calcext:value-type="float">
            <text:p>32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lavi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29" calcext:value-type="float">
            <text:p>32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olli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30" calcext:value-type="float">
            <text:p>33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urt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31" calcext:value-type="float">
            <text:p>33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Derma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32" calcext:value-type="float">
            <text:p>33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Desulfiti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33" calcext:value-type="float">
            <text:p>33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Desulfurispor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34" calcext:value-type="float">
            <text:p>33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Dolosigranul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35" calcext:value-type="float">
            <text:p>33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Domi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36" calcext:value-type="float">
            <text:p>33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Donghico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37" calcext:value-type="float">
            <text:p>33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Dyad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38" calcext:value-type="float">
            <text:p>33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Eggerth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39" calcext:value-type="float">
            <text:p>33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Ewing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40" calcext:value-type="float">
            <text:p>34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ibr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41" calcext:value-type="float">
            <text:p>34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luviico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42" calcext:value-type="float">
            <text:p>34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Gallico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43" calcext:value-type="float">
            <text:p>34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Geo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44" calcext:value-type="float">
            <text:p>34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Helco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45" calcext:value-type="float">
            <text:p>34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Hyphomicrob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46" calcext:value-type="float">
            <text:p>34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Jeotgali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47" calcext:value-type="float">
            <text:p>34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Kurth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48" calcext:value-type="float">
            <text:p>34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egion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49" calcext:value-type="float">
            <text:p>34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eminor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50" calcext:value-type="float">
            <text:p>35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eptothrix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51" calcext:value-type="float">
            <text:p>35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ister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52" calcext:value-type="float">
            <text:p>35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upin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53" calcext:value-type="float">
            <text:p>35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utei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54" calcext:value-type="float">
            <text:p>35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arinilacti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55" calcext:value-type="float">
            <text:p>35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ethanomassilii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56" calcext:value-type="float">
            <text:p>35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Natranaerovirg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57" calcext:value-type="float">
            <text:p>35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Oceano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58" calcext:value-type="float">
            <text:p>35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Ornithini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59" calcext:value-type="float">
            <text:p>35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eni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60" calcext:value-type="float">
            <text:p>36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enisporosarcin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61" calcext:value-type="float">
            <text:p>36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nax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62" calcext:value-type="float">
            <text:p>36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raeggerth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63" calcext:value-type="float">
            <text:p>36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uci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64" calcext:value-type="float">
            <text:p>36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uci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65" calcext:value-type="float">
            <text:p>36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ectinat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66" calcext:value-type="float">
            <text:p>36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elo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67" calcext:value-type="float">
            <text:p>36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hotorhabd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68" calcext:value-type="float">
            <text:p>36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hreat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69" calcext:value-type="float">
            <text:p>36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leomorpho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70" calcext:value-type="float">
            <text:p>37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orphyromonadaceae-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71" calcext:value-type="float">
            <text:p>37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rochloro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72" calcext:value-type="float">
            <text:p>37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roteiniclastic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73" calcext:value-type="float">
            <text:p>37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rovidenc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74" calcext:value-type="float">
            <text:p>37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seudacidovorax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75" calcext:value-type="float">
            <text:p>37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seudochrobactr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76" calcext:value-type="float">
            <text:p>37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ar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77" calcext:value-type="float">
            <text:p>37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heinheimer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78" calcext:value-type="float">
            <text:p>37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hizob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79" calcext:value-type="float">
            <text:p>37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ubrivivax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80" calcext:value-type="float">
            <text:p>38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alinihabitan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81" calcext:value-type="float">
            <text:p>38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hewan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82" calcext:value-type="float">
            <text:p>38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implicispir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83" calcext:value-type="float">
            <text:p>38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phing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84" calcext:value-type="float">
            <text:p>38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poracetigen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85" calcext:value-type="float">
            <text:p>38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takelam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86" calcext:value-type="float">
            <text:p>38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Tatum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87" calcext:value-type="float">
            <text:p>38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Tepidi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88" calcext:value-type="float">
            <text:p>38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Tetrasphaer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89" calcext:value-type="float">
            <text:p>38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Thauer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90" calcext:value-type="float">
            <text:p>39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Undi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91" calcext:value-type="float">
            <text:p>39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Urei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92" calcext:value-type="float">
            <text:p>39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Virgi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93" calcext:value-type="float">
            <text:p>39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Xanth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94" calcext:value-type="float">
            <text:p>39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Xantho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95" calcext:value-type="float">
            <text:p>39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Xenorhabd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96" calcext:value-type="float">
            <text:p>39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Hespell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49930845778596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97" calcext:value-type="float">
            <text:p>39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unidentified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49930845778596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98" calcext:value-type="float">
            <text:p>39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Isopterico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51370052132897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399" calcext:value-type="float">
            <text:p>39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enalcaligene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51370052132897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00" calcext:value-type="float">
            <text:p>40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Georgen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586469847385884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01" calcext:value-type="float">
            <text:p>40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oseovari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586469847385884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02" calcext:value-type="float">
            <text:p>40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Tropici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586469847385884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03" calcext:value-type="float">
            <text:p>40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noxy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60628327737338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04" calcext:value-type="float">
            <text:p>40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olaro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60628327737338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05" calcext:value-type="float">
            <text:p>40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uttiaux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64943077392665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06" calcext:value-type="float">
            <text:p>40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Isobacul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64943077392665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07" calcext:value-type="float">
            <text:p>40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esorhizob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64943077392665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08" calcext:value-type="float">
            <text:p>40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yc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64943077392665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09" calcext:value-type="float">
            <text:p>40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tuli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64943077392665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10" calcext:value-type="float">
            <text:p>41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seudoclavi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64943077392665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11" calcext:value-type="float">
            <text:p>41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egeti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64943077392665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12" calcext:value-type="float">
            <text:p>41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odali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64943077392665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13" calcext:value-type="float">
            <text:p>41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rag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719417214502876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14" calcext:value-type="float">
            <text:p>41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chwartz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719417214502876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15" calcext:value-type="float">
            <text:p>41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Kitasatospor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72553829499951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16" calcext:value-type="float">
            <text:p>41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et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77010750700797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17" calcext:value-type="float">
            <text:p>41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Knoell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77010750700797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18" calcext:value-type="float">
            <text:p>41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rvi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8188509310539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19" calcext:value-type="float">
            <text:p>41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ucispirill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82262786001999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20" calcext:value-type="float">
            <text:p>42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lishewan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89699593817814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21" calcext:value-type="float">
            <text:p>42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lostridiales-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89699593817814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22" calcext:value-type="float">
            <text:p>42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obilun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89699593817814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23" calcext:value-type="float">
            <text:p>42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acticigen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91191660705011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24" calcext:value-type="float">
            <text:p>42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Thermican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91191660705011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25" calcext:value-type="float">
            <text:p>42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eriscardov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938644559709996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26" calcext:value-type="float">
            <text:p>42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seudoscardov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938644559709996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27" calcext:value-type="float">
            <text:p>42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alston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099960515596339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28" calcext:value-type="float">
            <text:p>42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Gemini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1152151026890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29" calcext:value-type="float">
            <text:p>42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Negativi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1152151026890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30" calcext:value-type="float">
            <text:p>43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treptomyce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1625054783070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31" calcext:value-type="float">
            <text:p>43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arino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2928164653105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32" calcext:value-type="float">
            <text:p>43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arino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2928164653105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33" calcext:value-type="float">
            <text:p>43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rigori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2988615478533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34" calcext:value-type="float">
            <text:p>43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ycetoco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2988615478533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35" calcext:value-type="float">
            <text:p>43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oseo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2988615478533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36" calcext:value-type="float">
            <text:p>43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olirubr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2988615478533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37" calcext:value-type="float">
            <text:p>43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itreic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4289111373933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38" calcext:value-type="float">
            <text:p>43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Tetrageno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49039403782769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39" calcext:value-type="float">
            <text:p>43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Oenother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4963048751109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40" calcext:value-type="float">
            <text:p>44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Nitr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77039875576375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41" calcext:value-type="float">
            <text:p>44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hytophthor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8386351296614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42" calcext:value-type="float">
            <text:p>44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us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9444140629747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43" calcext:value-type="float">
            <text:p>44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ose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194829232177996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44" calcext:value-type="float">
            <text:p>44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pnocytophag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20689690548612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45" calcext:value-type="float">
            <text:p>44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arin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23103225210239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46" calcext:value-type="float">
            <text:p>44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Niab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23103225210239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47" calcext:value-type="float">
            <text:p>44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Noviherbaspirill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23570952101468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48" calcext:value-type="float">
            <text:p>44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ys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245750361867409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49" calcext:value-type="float">
            <text:p>44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ryophanon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25036302638826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50" calcext:value-type="float">
            <text:p>45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Janthin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259702484833376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51" calcext:value-type="float">
            <text:p>45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hodo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28002073404150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52" calcext:value-type="float">
            <text:p>45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rochothrix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305794363366449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53" calcext:value-type="float">
            <text:p>45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run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308220312797384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54" calcext:value-type="float">
            <text:p>45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Ochrobactr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316932712136745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55" calcext:value-type="float">
            <text:p>45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hlorochromat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37911940654491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56" calcext:value-type="float">
            <text:p>45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Trabulsi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38942613532100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57" calcext:value-type="float">
            <text:p>45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organ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42759426525314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58" calcext:value-type="float">
            <text:p>45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acklam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460352227923724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59" calcext:value-type="float">
            <text:p>45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odest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50287223498118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60" calcext:value-type="float">
            <text:p>46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raspor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51190464326508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61" calcext:value-type="float">
            <text:p>46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Herbaspirill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52140771001481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62" calcext:value-type="float">
            <text:p>46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utispor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53111962672912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63" calcext:value-type="float">
            <text:p>46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armorico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5330683498862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64" calcext:value-type="float">
            <text:p>46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Ze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568639745178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65" calcext:value-type="float">
            <text:p>46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eifson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634603333254009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66" calcext:value-type="float">
            <text:p>46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ctinotign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65852401719406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67" calcext:value-type="float">
            <text:p>46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etascardov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65852401719406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68" calcext:value-type="float">
            <text:p>46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henyl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66600715404461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69" calcext:value-type="float">
            <text:p>46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rdi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6710326199207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70" calcext:value-type="float">
            <text:p>47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Ideon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67194261306776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71" calcext:value-type="float">
            <text:p>47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rthr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71437385131931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72" calcext:value-type="float">
            <text:p>47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ossible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73478193833297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73" calcext:value-type="float">
            <text:p>47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phingosinic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744036244454069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74" calcext:value-type="float">
            <text:p>47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enirhod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813557569908415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75" calcext:value-type="float">
            <text:p>47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assil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831115541573224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76" calcext:value-type="float">
            <text:p>47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naeroglob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83497392396006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77" calcext:value-type="float">
            <text:p>47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rote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943228574156214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78" calcext:value-type="float">
            <text:p>47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sychrobacill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097390542555789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79" calcext:value-type="float">
            <text:p>47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Hedyosm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00145210555305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80" calcext:value-type="float">
            <text:p>48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Yersin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10478968612675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81" calcext:value-type="float">
            <text:p>48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Exigu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17054238795355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82" calcext:value-type="float">
            <text:p>48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Eutrem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19984462012169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83" calcext:value-type="float">
            <text:p>48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phingob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3165269977201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84" calcext:value-type="float">
            <text:p>48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steur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43652161187589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85" calcext:value-type="float">
            <text:p>48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lasto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5334137132464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86" calcext:value-type="float">
            <text:p>48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phingopyxi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5971054011808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87" calcext:value-type="float">
            <text:p>48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ldicopr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8615360926312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88" calcext:value-type="float">
            <text:p>48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ric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189593809340446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89" calcext:value-type="float">
            <text:p>48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lesio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21930045078519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90" calcext:value-type="float">
            <text:p>49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hodovul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288559398275849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91" calcext:value-type="float">
            <text:p>49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Vago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303220933224715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92" calcext:value-type="float">
            <text:p>49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309232366870684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93" calcext:value-type="float">
            <text:p>49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ethylovor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38709991022482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94" calcext:value-type="float">
            <text:p>49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ose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47683404073755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95" calcext:value-type="float">
            <text:p>49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mith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513715025638556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96" calcext:value-type="float">
            <text:p>49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orax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51819068744049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97" calcext:value-type="float">
            <text:p>49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ahnell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518197835195336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98" calcext:value-type="float">
            <text:p>49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icr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568644216085164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499" calcext:value-type="float">
            <text:p>49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ltererythr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63914059125861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00" calcext:value-type="float">
            <text:p>50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Blastomona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7180818914959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01" calcext:value-type="float">
            <text:p>50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ect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905426346405566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02" calcext:value-type="float">
            <text:p>50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elissoco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0981062634604132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03" calcext:value-type="float">
            <text:p>50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Gemm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108120081768174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04" calcext:value-type="float">
            <text:p>50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lavo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11292764106608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05" calcext:value-type="float">
            <text:p>50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alsirhod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134095069679756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06" calcext:value-type="float">
            <text:p>50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arinov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18369184554031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07" calcext:value-type="float">
            <text:p>50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hodobacter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19225066654327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08" calcext:value-type="float">
            <text:p>50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llobacul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205101088200956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09" calcext:value-type="float">
            <text:p>50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Erwini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256034583090273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10" calcext:value-type="float">
            <text:p>51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phingomonadaceae-bacter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34546118058058" calcext:value-type="float">
            <text:p>0.00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11" calcext:value-type="float">
            <text:p>51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lanomicrobium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814742080690008" calcext:value-type="float">
            <text:p>0.01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12" calcext:value-type="float">
            <text:p>51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ndidat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0897712627776749" calcext:value-type="float">
            <text:p>0.01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13" calcext:value-type="float">
            <text:p>51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ethanogenic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149475581320672" calcext:value-type="float">
            <text:p>0.01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14" calcext:value-type="float">
            <text:p>51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racocccus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256637902493672" calcext:value-type="float">
            <text:p>0.03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15" calcext:value-type="float">
            <text:p>51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Thalassospir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635020295958625" calcext:value-type="float">
            <text:p>0.06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16" calcext:value-type="float">
            <text:p>51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arcin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0783762459163716" calcext:value-type="float">
            <text:p>0.08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17" calcext:value-type="float">
            <text:p>51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242458020489639" calcext:value-type="float">
            <text:p>0.24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18" calcext:value-type="float">
            <text:p>51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amily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0.276764257365428" calcext:value-type="float">
            <text:p>0.28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19" calcext:value-type="float">
            <text:p>51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hristensenellaceae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1.38227222072125" calcext:value-type="float">
            <text:p>1.38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20" calcext:value-type="float">
            <text:p>52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Incertae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float" office:value="1.63702108554552" calcext:value-type="float">
            <text:p>1.64</text:p>
          </table:table-cell>
          <table:table-cell table:style-name="ce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21" calcext:value-type="float">
            <text:p>52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20" office:value-type="string" calcext:value-type="string">
            <text:p>g__Defluviimonas</text:p>
          </table:table-cell>
          <table:table-cell table:number-columns-repeated="2" table:style-name="ce28" office:value-type="string" calcext:value-type="string">
            <text:p>NA</text:p>
          </table:table-cell>
          <table:table-cell table:style-name="ce28" office:value-type="float" office:value="2.05161835378815" calcext:value-type="float">
            <text:p>2.05</text:p>
          </table:table-cell>
          <table:table-cell table:style-name="ce28" office:value-type="string" calcext:value-type="string">
            <text:p>NA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522" calcext:value-type="float">
            <text:p>52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8" office:value-type="string" calcext:value-type="string">
            <text:p>g__28-4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float" office:value="0.0261602624852506" calcext:value-type="float">
            <text:p>0.03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523" calcext:value-type="float">
            <text:p>52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gathobacter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1.62676103652732" calcext:value-type="float">
            <text:p>1.63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24" calcext:value-type="float">
            <text:p>52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ngelakisell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205712878355365" calcext:value-type="float">
            <text:p>0.02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25" calcext:value-type="float">
            <text:p>52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Atlantibacter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0201492657607557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26" calcext:value-type="float">
            <text:p>52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G-352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207002672384469" calcext:value-type="float">
            <text:p>0.21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27" calcext:value-type="float">
            <text:p>52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G-56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118337730438074" calcext:value-type="float">
            <text:p>0.12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28" calcext:value-type="float">
            <text:p>52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G-873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193646307635945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29" calcext:value-type="float">
            <text:p>52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andidatus_Stoquefichus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172959731367276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30" calcext:value-type="float">
            <text:p>53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ENA359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21643084941982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31" calcext:value-type="float">
            <text:p>53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HKCI002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161194126086045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32" calcext:value-type="float">
            <text:p>53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Cuneatibacter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756046834909605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33" calcext:value-type="float">
            <text:p>53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DTU089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830811535884537" calcext:value-type="float">
            <text:p>0.01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34" calcext:value-type="float">
            <text:p>53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Enhydrobacter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360583470867752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35" calcext:value-type="float">
            <text:p>53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0332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0449922703279576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36" calcext:value-type="float">
            <text:p>53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amily_XIII_AD3011_group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239842734026155" calcext:value-type="float">
            <text:p>0.24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37" calcext:value-type="float">
            <text:p>53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amily_XIII_UCG-001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440741146997665" calcext:value-type="float">
            <text:p>0.04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38" calcext:value-type="float">
            <text:p>53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lavisolibacter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190036843393013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39" calcext:value-type="float">
            <text:p>53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Fournierell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330495379072404" calcext:value-type="float">
            <text:p>0.03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40" calcext:value-type="float">
            <text:p>54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GCA-900066225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377909700230747" calcext:value-type="float">
            <text:p>0.04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41" calcext:value-type="float">
            <text:p>54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GCA-900066575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478767277435918" calcext:value-type="float">
            <text:p>0.05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42" calcext:value-type="float">
            <text:p>54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GCA-900066755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228562225894099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43" calcext:value-type="float">
            <text:p>54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Hafnia-Obesumbacterium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491336551265515" calcext:value-type="float">
            <text:p>0.05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44" calcext:value-type="float">
            <text:p>54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Harryflinti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144155594217175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45" calcext:value-type="float">
            <text:p>54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Herbinix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456133918715328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46" calcext:value-type="float">
            <text:p>54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Lawsonell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102261695236584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47" calcext:value-type="float">
            <text:p>54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icrovirg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0211152048214459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48" calcext:value-type="float">
            <text:p>54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Mucilaginibacter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0158364036160844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49" calcext:value-type="float">
            <text:p>54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Negativibacillus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107952453468653" calcext:value-type="float">
            <text:p>0.11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50" calcext:value-type="float">
            <text:p>55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ntanalinema_CENA516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0938557343507295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51" calcext:value-type="float">
            <text:p>55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araherbaspirillum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0402985315215113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52" calcext:value-type="float">
            <text:p>55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elospor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0825434173999773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53" calcext:value-type="float">
            <text:p>55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hoce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982362942192351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54" calcext:value-type="float">
            <text:p>55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MMR1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0475092108482531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55" calcext:value-type="float">
            <text:p>555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Pygmaiobacter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150823572744428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56" calcext:value-type="float">
            <text:p>556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aoultibacter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16274530307833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57" calcext:value-type="float">
            <text:p>557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B41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0211152048214459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58" calcext:value-type="float">
            <text:p>558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Rubrivirga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0158364036160844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59" calcext:value-type="float">
            <text:p>559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anguibacteroides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262730764548848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60" calcext:value-type="float">
            <text:p>560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cytonema_UTEX_2349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976596480707365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61" calcext:value-type="float">
            <text:p>561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Sphingoaurantiacus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00137248831339398" calcext:value-type="float">
            <text:p>0.0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62" calcext:value-type="float">
            <text:p>562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19" office:value-type="string" calcext:value-type="string">
            <text:p>g__UBA1819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float" office:value="0.0989654787519529" calcext:value-type="float">
            <text:p>0.10</text:p>
          </table:table-cell>
          <table:table-cell table:style-name="ce6" office:value-type="float" office:value="1" calcext:value-type="float">
            <text:p>1</text:p>
          </table:table-cell>
          <table:table-cell table:style-name="ce41" office:value-type="float" office:value="563" calcext:value-type="float">
            <text:p>563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>
          <table:table-cell table:style-name="ce20" office:value-type="string" calcext:value-type="string">
            <text:p>g__UC5-1-2E3</text:p>
          </table:table-cell>
          <table:table-cell table:number-columns-repeated="3" table:style-name="ce28" office:value-type="string" calcext:value-type="string">
            <text:p>NA</text:p>
          </table:table-cell>
          <table:table-cell table:style-name="ce28" office:value-type="float" office:value="0.00381353839635131" calcext:value-type="float">
            <text:p>0.00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float" office:value="564" calcext:value-type="float">
            <text:p>564</text:p>
          </table:table-cell>
          <table:table-cell table:style-name="ce16" table:number-columns-repeated="4"/>
          <table:table-cell table:style-name="ce45" table:number-columns-repeated="53"/>
        </table:table-row>
        <table:table-row table:style-name="ro2" table:number-rows-repeated="104801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ADME" table:style-name="ta1">
        <table:table-column table:style-name="co11" table:default-cell-style-name="Default"/>
        <table:table-column table:style-name="co5" table:default-cell-style-name="Default"/>
        <table:table-row table:style-name="ro3">
          <table:table-cell table:style-name="ce47" office:value-type="string" calcext:value-type="string">
            <text:p>color legend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"/>
          <table:table-cell office:value-type="string" calcext:value-type="string">
            <text:p><text:s/>51 most abundants genera according to mOTU-v2 abundanc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1"/>
          <table:table-cell office:value-type="string" calcext:value-type="string">
            <text:p>genera identified by mOTU-v2 (but not the 51 most abundants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6"/>
          <table:table-cell office:value-type="string" calcext:value-type="string">
            <text:p>Genera NOT identified by mOTU-v2 but at least by one 16S pipeline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SORT1</text:p>
          </table:table-cell>
          <table:table-cell office:value-type="string" calcext:value-type="string">
            <text:p>order of the genera after filtered and “cluster” (used to recover the table if other sorting are done)</text:p>
          </table:table-cell>
        </table:table-row>
      </table:table>
      <table:named-expressions/>
      <table:database-ranges>
        <table:database-range table:name="__Anonymous_Sheet_DB__0" table:target-range-address="'raw-results'.A383:'raw-results'.F41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filtered.A1:filtered.AMJ1048576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0:31:53.242054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1T10:34:22.799305931</dc:date>
    <meta:editing-duration>PT1H38M53S</meta:editing-duration>
    <meta:editing-cycles>31</meta:editing-cycles>
    <meta:generator>LibreOffice/6.3.5.2$Linux_X86_64 LibreOffice_project/30$Build-2</meta:generator>
    <meta:document-statistic meta:table-count="3" meta:cell-count="7813" meta:object-count="0"/>
  </office:meta>
</office:document-meta>
</file>